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b66a3"/>
    </style:style>
    <style:style style:name="P7" style:family="paragraph" style:parent-style-name="Standard">
      <style:paragraph-properties fo:text-align="justify" style:justify-single-word="false"/>
      <style:text-properties officeooo:paragraph-rsid="008b9423"/>
    </style:style>
    <style:style style:name="P8" style:family="paragraph" style:parent-style-name="Standard">
      <style:paragraph-properties fo:text-align="justify" style:justify-single-word="false"/>
      <style:text-properties officeooo:paragraph-rsid="008bc488"/>
    </style:style>
    <style:style style:name="P9" style:family="paragraph" style:parent-style-name="Standard">
      <style:paragraph-properties fo:text-align="justify" style:justify-single-word="false"/>
      <style:text-properties officeooo:paragraph-rsid="00a5b334"/>
    </style:style>
    <style:style style:name="P10" style:family="paragraph" style:parent-style-name="Standard">
      <style:paragraph-properties fo:text-align="justify" style:justify-single-word="false"/>
      <style:text-properties officeooo:paragraph-rsid="00aa7475"/>
    </style:style>
    <style:style style:name="P11" style:family="paragraph" style:parent-style-name="Standard">
      <style:paragraph-properties fo:text-align="justify" style:justify-single-word="false"/>
      <style:text-properties officeooo:paragraph-rsid="01147778"/>
    </style:style>
    <style:style style:name="P12" style:family="paragraph" style:parent-style-name="Standard">
      <style:paragraph-properties fo:text-align="justify" style:justify-single-word="false"/>
      <style:text-properties officeooo:paragraph-rsid="011314be"/>
    </style:style>
    <style:style style:name="P13" style:family="paragraph" style:parent-style-name="Standard">
      <style:paragraph-properties fo:text-align="justify" style:justify-single-word="false"/>
      <style:text-properties officeooo:paragraph-rsid="011b8dac"/>
    </style:style>
    <style:style style:name="P14" style:family="paragraph" style:parent-style-name="Standard">
      <style:paragraph-properties fo:text-align="justify" style:justify-single-word="false"/>
      <style:text-properties officeooo:paragraph-rsid="011bfefe"/>
    </style:style>
    <style:style style:name="P15" style:family="paragraph" style:parent-style-name="Standard">
      <style:paragraph-properties fo:text-align="justify" style:justify-single-word="false"/>
      <style:text-properties officeooo:paragraph-rsid="011f9f43"/>
    </style:style>
    <style:style style:name="P16" style:family="paragraph" style:parent-style-name="Standard">
      <style:paragraph-properties fo:text-align="justify" style:justify-single-word="false"/>
      <style:text-properties officeooo:paragraph-rsid="01230262"/>
    </style:style>
    <style:style style:name="P17" style:family="paragraph" style:parent-style-name="Standard">
      <style:paragraph-properties fo:text-align="justify" style:justify-single-word="false"/>
      <style:text-properties officeooo:paragraph-rsid="013d851c"/>
    </style:style>
    <style:style style:name="P18" style:family="paragraph" style:parent-style-name="Standard">
      <style:paragraph-properties fo:text-align="justify" style:justify-single-word="false"/>
      <style:text-properties officeooo:paragraph-rsid="00858354"/>
    </style:style>
    <style:style style:name="P19" style:family="paragraph" style:parent-style-name="Standard">
      <style:paragraph-properties fo:text-align="justify" style:justify-single-word="false"/>
      <style:text-properties officeooo:paragraph-rsid="0162aa64"/>
    </style:style>
    <style:style style:name="P20" style:family="paragraph" style:parent-style-name="Standard">
      <style:paragraph-properties fo:text-align="justify" style:justify-single-word="false"/>
      <style:text-properties officeooo:paragraph-rsid="01732a19"/>
    </style:style>
    <style:style style:name="P21" style:family="paragraph" style:parent-style-name="Standard">
      <style:paragraph-properties fo:text-align="justify" style:justify-single-word="false"/>
      <style:text-properties officeooo:paragraph-rsid="017fbd38"/>
    </style:style>
    <style:style style:name="P22" style:family="paragraph" style:parent-style-name="Standard">
      <style:paragraph-properties fo:text-align="justify" style:justify-single-word="false"/>
      <style:text-properties officeooo:paragraph-rsid="0180eb3b"/>
    </style:style>
    <style:style style:name="P23" style:family="paragraph" style:parent-style-name="Standard">
      <style:paragraph-properties fo:text-align="justify" style:justify-single-word="false"/>
      <style:text-properties officeooo:paragraph-rsid="018f6041"/>
    </style:style>
    <style:style style:name="P24" style:family="paragraph" style:parent-style-name="Standard">
      <style:paragraph-properties fo:text-align="justify" style:justify-single-word="false"/>
      <style:text-properties officeooo:paragraph-rsid="019642ca"/>
    </style:style>
    <style:style style:name="P25" style:family="paragraph" style:parent-style-name="Standard">
      <style:paragraph-properties fo:text-align="justify" style:justify-single-word="false"/>
      <style:text-properties officeooo:paragraph-rsid="01969f4f"/>
    </style:style>
    <style:style style:name="P26" style:family="paragraph" style:parent-style-name="Standard">
      <style:paragraph-properties fo:text-align="justify" style:justify-single-word="false"/>
      <style:text-properties officeooo:paragraph-rsid="0196c01a"/>
    </style:style>
    <style:style style:name="P27" style:family="paragraph" style:parent-style-name="Standard">
      <style:paragraph-properties fo:text-align="justify" style:justify-single-word="false"/>
      <style:text-properties officeooo:paragraph-rsid="019e1a58"/>
    </style:style>
    <style:style style:name="P28" style:family="paragraph" style:parent-style-name="Standard">
      <style:paragraph-properties fo:text-align="justify" style:justify-single-word="false"/>
      <style:text-properties officeooo:paragraph-rsid="01a42bf9"/>
    </style:style>
    <style:style style:name="P29" style:family="paragraph" style:parent-style-name="Standard">
      <style:paragraph-properties fo:text-align="justify" style:justify-single-word="false"/>
      <style:text-properties officeooo:paragraph-rsid="01a61ef7"/>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080c187"/>
    </style:style>
    <style:style style:name="P32" style:family="paragraph" style:parent-style-name="Standard">
      <style:paragraph-properties fo:text-align="start" style:justify-single-word="false"/>
      <style:text-properties officeooo:paragraph-rsid="00aa7475"/>
    </style:style>
    <style:style style:name="P33" style:family="paragraph" style:parent-style-name="Standard">
      <style:paragraph-properties fo:text-align="start" style:justify-single-word="false"/>
      <style:text-properties officeooo:paragraph-rsid="01147778"/>
    </style:style>
    <style:style style:name="P34" style:family="paragraph" style:parent-style-name="Standard">
      <style:paragraph-properties fo:text-align="start" style:justify-single-word="false"/>
      <style:text-properties officeooo:paragraph-rsid="01732a19"/>
    </style:style>
    <style:style style:name="P35" style:family="paragraph" style:parent-style-name="Standard">
      <style:paragraph-properties fo:text-align="justify" style:justify-single-word="false"/>
      <style:text-properties officeooo:rsid="000c675a" officeooo:paragraph-rsid="000c675a"/>
    </style:style>
    <style:style style:name="P36" style:family="paragraph" style:parent-style-name="Standard">
      <style:paragraph-properties fo:text-align="justify" style:justify-single-word="false"/>
      <style:text-properties officeooo:rsid="000e6d84" officeooo:paragraph-rsid="000e6d84"/>
    </style:style>
    <style:style style:name="P37" style:family="paragraph" style:parent-style-name="Standard">
      <style:paragraph-properties fo:text-align="justify" style:justify-single-word="false"/>
      <style:text-properties officeooo:rsid="001f2c90" officeooo:paragraph-rsid="00106b23"/>
    </style:style>
    <style:style style:name="P38" style:family="paragraph" style:parent-style-name="Standard">
      <style:paragraph-properties fo:text-align="justify" style:justify-single-word="false"/>
      <style:text-properties officeooo:rsid="0018ceac" officeooo:paragraph-rsid="001aa2e2"/>
    </style:style>
    <style:style style:name="P39" style:family="paragraph" style:parent-style-name="Standard">
      <style:paragraph-properties fo:text-align="justify" style:justify-single-word="false"/>
      <style:text-properties officeooo:rsid="0018ceac" officeooo:paragraph-rsid="001c9f78"/>
    </style:style>
    <style:style style:name="P40" style:family="paragraph" style:parent-style-name="Standard">
      <style:paragraph-properties fo:text-align="justify" style:justify-single-word="false"/>
      <style:text-properties officeooo:rsid="0018ceac" officeooo:paragraph-rsid="001e43c8"/>
    </style:style>
    <style:style style:name="P41" style:family="paragraph" style:parent-style-name="Standard">
      <style:paragraph-properties fo:text-align="justify" style:justify-single-word="false"/>
      <style:text-properties officeooo:rsid="001aa2e2" officeooo:paragraph-rsid="001aa2e2"/>
    </style:style>
    <style:style style:name="P42" style:family="paragraph" style:parent-style-name="Standard">
      <style:paragraph-properties fo:text-align="justify" style:justify-single-word="false"/>
      <style:text-properties officeooo:rsid="001aa2e2" officeooo:paragraph-rsid="001c9f78"/>
    </style:style>
    <style:style style:name="P43" style:family="paragraph" style:parent-style-name="Standard">
      <style:paragraph-properties fo:text-align="justify" style:justify-single-word="false"/>
      <style:text-properties officeooo:rsid="001d5635" officeooo:paragraph-rsid="002c740a"/>
    </style:style>
    <style:style style:name="P44" style:family="paragraph" style:parent-style-name="Standard">
      <style:text-properties officeooo:rsid="001cd173" officeooo:paragraph-rsid="002c740a"/>
    </style:style>
    <style:style style:name="P45" style:family="paragraph" style:parent-style-name="Standard">
      <style:text-properties officeooo:paragraph-rsid="002dc269"/>
    </style:style>
    <style:style style:name="P46" style:family="paragraph" style:parent-style-name="Standard">
      <style:text-properties officeooo:rsid="002dc269" officeooo:paragraph-rsid="002dc269"/>
    </style:style>
    <style:style style:name="P47" style:family="paragraph" style:parent-style-name="Standard">
      <style:text-properties officeooo:rsid="002dc269" officeooo:paragraph-rsid="016b9f88"/>
    </style:style>
    <style:style style:name="P48" style:family="paragraph" style:parent-style-name="Standard">
      <style:paragraph-properties fo:text-align="justify" style:justify-single-word="false"/>
      <style:text-properties officeooo:rsid="001f3de4" officeooo:paragraph-rsid="001f3de4"/>
    </style:style>
    <style:style style:name="P49" style:family="paragraph" style:parent-style-name="Standard">
      <style:paragraph-properties fo:text-align="justify" style:justify-single-word="false"/>
      <style:text-properties officeooo:rsid="001f3de4" officeooo:paragraph-rsid="004b6718"/>
    </style:style>
    <style:style style:name="P50" style:family="paragraph" style:parent-style-name="Standard">
      <style:paragraph-properties fo:text-align="justify" style:justify-single-word="false"/>
      <style:text-properties officeooo:rsid="004b6718" officeooo:paragraph-rsid="004b6718"/>
    </style:style>
    <style:style style:name="P51" style:family="paragraph" style:parent-style-name="Standard">
      <style:paragraph-properties fo:text-align="justify" style:justify-single-word="false"/>
      <style:text-properties officeooo:rsid="004c51ec" officeooo:paragraph-rsid="004c51ec"/>
    </style:style>
    <style:style style:name="P52" style:family="paragraph" style:parent-style-name="Standard">
      <style:paragraph-properties fo:text-align="justify" style:justify-single-word="false"/>
      <style:text-properties officeooo:rsid="004c51ec" officeooo:paragraph-rsid="00527096"/>
    </style:style>
    <style:style style:name="P53" style:family="paragraph" style:parent-style-name="Standard">
      <style:paragraph-properties fo:text-align="justify" style:justify-single-word="false"/>
      <style:text-properties officeooo:rsid="004dbe0e" officeooo:paragraph-rsid="004dbe0e"/>
    </style:style>
    <style:style style:name="P54" style:family="paragraph" style:parent-style-name="Standard">
      <style:paragraph-properties fo:text-align="justify" style:justify-single-word="false"/>
      <style:text-properties officeooo:rsid="004f5e8a" officeooo:paragraph-rsid="004f5e8a"/>
    </style:style>
    <style:style style:name="P55" style:family="paragraph" style:parent-style-name="Standard">
      <style:paragraph-properties fo:text-align="justify" style:justify-single-word="false"/>
      <style:text-properties officeooo:rsid="00511286" officeooo:paragraph-rsid="004f5e8a"/>
    </style:style>
    <style:style style:name="P56" style:family="paragraph" style:parent-style-name="Standard">
      <style:paragraph-properties fo:text-align="justify" style:justify-single-word="false"/>
      <style:text-properties officeooo:rsid="00511286" officeooo:paragraph-rsid="00511286"/>
    </style:style>
    <style:style style:name="P57" style:family="paragraph" style:parent-style-name="Standard">
      <style:paragraph-properties fo:text-align="justify" style:justify-single-word="false"/>
      <style:text-properties officeooo:rsid="00511286" officeooo:paragraph-rsid="006cf6d9"/>
    </style:style>
    <style:style style:name="P58" style:family="paragraph" style:parent-style-name="Standard">
      <style:paragraph-properties fo:text-align="justify" style:justify-single-word="false"/>
      <style:text-properties officeooo:rsid="00511286" officeooo:paragraph-rsid="0075698a"/>
    </style:style>
    <style:style style:name="P59" style:family="paragraph" style:parent-style-name="Standard">
      <style:paragraph-properties fo:text-align="justify" style:justify-single-word="false"/>
      <style:text-properties officeooo:rsid="00511286" officeooo:paragraph-rsid="00760538"/>
    </style:style>
    <style:style style:name="P60" style:family="paragraph" style:parent-style-name="Standard">
      <style:paragraph-properties fo:text-align="justify" style:justify-single-word="false"/>
      <style:text-properties officeooo:rsid="00511286" officeooo:paragraph-rsid="008c5a9c"/>
    </style:style>
    <style:style style:name="P61" style:family="paragraph" style:parent-style-name="Standard">
      <style:text-properties officeooo:rsid="005580dc" officeooo:paragraph-rsid="005580dc"/>
    </style:style>
    <style:style style:name="P62" style:family="paragraph" style:parent-style-name="Standard">
      <style:text-properties officeooo:rsid="005580dc" officeooo:paragraph-rsid="00574d30"/>
    </style:style>
    <style:style style:name="P63" style:family="paragraph" style:parent-style-name="Standard">
      <style:paragraph-properties fo:text-align="start"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bf21c" officeooo:paragraph-rsid="005bf21c"/>
    </style:style>
    <style:style style:name="P65" style:family="paragraph" style:parent-style-name="Standard">
      <style:paragraph-properties fo:text-align="justify" style:justify-single-word="false"/>
      <style:text-properties officeooo:rsid="005ce557" officeooo:paragraph-rsid="005ce557"/>
    </style:style>
    <style:style style:name="P66" style:family="paragraph" style:parent-style-name="Standard">
      <style:paragraph-properties fo:text-align="justify" style:justify-single-word="false"/>
      <style:text-properties officeooo:rsid="005db1b7" officeooo:paragraph-rsid="005db1b7"/>
    </style:style>
    <style:style style:name="P67" style:family="paragraph" style:parent-style-name="Standard">
      <style:paragraph-properties fo:text-align="justify" style:justify-single-word="false"/>
      <style:text-properties officeooo:rsid="005f1cdb" officeooo:paragraph-rsid="005f1cdb"/>
    </style:style>
    <style:style style:name="P68" style:family="paragraph" style:parent-style-name="Standard">
      <style:paragraph-properties fo:text-align="start" style:justify-single-word="false"/>
      <style:text-properties officeooo:rsid="00667456" officeooo:paragraph-rsid="01147778"/>
    </style:style>
    <style:style style:name="P69" style:family="paragraph" style:parent-style-name="Standard">
      <style:paragraph-properties fo:text-align="start" style:justify-single-word="false"/>
      <style:text-properties officeooo:rsid="00667456" officeooo:paragraph-rsid="01230262"/>
    </style:style>
    <style:style style:name="P70" style:family="paragraph" style:parent-style-name="Standard">
      <style:paragraph-properties fo:text-align="justify" style:justify-single-word="false"/>
      <style:text-properties officeooo:rsid="006cf6d9" officeooo:paragraph-rsid="006cf6d9"/>
    </style:style>
    <style:style style:name="P71" style:family="paragraph" style:parent-style-name="Standard">
      <style:paragraph-properties fo:text-align="justify" style:justify-single-word="false"/>
      <style:text-properties officeooo:rsid="006cf6d9" officeooo:paragraph-rsid="00ea9c13"/>
    </style:style>
    <style:style style:name="P72" style:family="paragraph" style:parent-style-name="Standard">
      <style:paragraph-properties fo:text-align="justify" style:justify-single-word="false"/>
      <style:text-properties officeooo:rsid="006e1e8c" officeooo:paragraph-rsid="006e1e8c"/>
    </style:style>
    <style:style style:name="P73" style:family="paragraph" style:parent-style-name="Standard">
      <style:paragraph-properties fo:text-align="justify" style:justify-single-word="false"/>
      <style:text-properties officeooo:rsid="006f260c" officeooo:paragraph-rsid="006f260c"/>
    </style:style>
    <style:style style:name="P74" style:family="paragraph" style:parent-style-name="Standard">
      <style:paragraph-properties fo:text-align="justify" style:justify-single-word="false"/>
      <style:text-properties officeooo:rsid="005229e6" officeooo:paragraph-rsid="00760538"/>
    </style:style>
    <style:style style:name="P75" style:family="paragraph" style:parent-style-name="Standard">
      <style:paragraph-properties fo:text-align="justify" style:justify-single-word="false"/>
      <style:text-properties officeooo:rsid="0075698a" officeooo:paragraph-rsid="006cf6d9"/>
    </style:style>
    <style:style style:name="P76" style:family="paragraph" style:parent-style-name="Standard">
      <style:paragraph-properties fo:text-align="justify" style:justify-single-word="false"/>
      <style:text-properties officeooo:rsid="0075698a" officeooo:paragraph-rsid="00760538"/>
    </style:style>
    <style:style style:name="P77" style:family="paragraph" style:parent-style-name="Standard">
      <style:paragraph-properties fo:text-align="justify" style:justify-single-word="false"/>
      <style:text-properties officeooo:rsid="00760538" officeooo:paragraph-rsid="0075698a"/>
    </style:style>
    <style:style style:name="P78" style:family="paragraph" style:parent-style-name="Standard">
      <style:paragraph-properties fo:text-align="justify" style:justify-single-word="false"/>
      <style:text-properties officeooo:rsid="0048e7dd" officeooo:paragraph-rsid="007980cc"/>
    </style:style>
    <style:style style:name="P79" style:family="paragraph" style:parent-style-name="Standard">
      <style:paragraph-properties fo:text-align="justify" style:justify-single-word="false"/>
      <style:text-properties officeooo:rsid="0048e7dd" officeooo:paragraph-rsid="013d851c"/>
    </style:style>
    <style:style style:name="P80" style:family="paragraph" style:parent-style-name="Standard">
      <style:text-properties officeooo:rsid="007aee4d" officeooo:paragraph-rsid="007f6c2e"/>
    </style:style>
    <style:style style:name="P81" style:family="paragraph" style:parent-style-name="Standard">
      <style:text-properties officeooo:rsid="007aee4d" officeooo:paragraph-rsid="01225e1a"/>
    </style:style>
    <style:style style:name="P82" style:family="paragraph" style:parent-style-name="Standard">
      <style:paragraph-properties fo:text-align="justify" style:justify-single-word="false"/>
      <style:text-properties officeooo:rsid="007aee4d" officeooo:paragraph-rsid="01225e1a"/>
    </style:style>
    <style:style style:name="P83" style:family="paragraph" style:parent-style-name="Standard">
      <style:paragraph-properties fo:text-align="justify" style:justify-single-word="false"/>
      <style:text-properties officeooo:rsid="0080c187" officeooo:paragraph-rsid="0080c187"/>
    </style:style>
    <style:style style:name="P84" style:family="paragraph" style:parent-style-name="Standard">
      <style:paragraph-properties fo:text-align="start" style:justify-single-word="false"/>
      <style:text-properties officeooo:rsid="0080c187" officeooo:paragraph-rsid="0080c187"/>
    </style:style>
    <style:style style:name="P85" style:family="paragraph" style:parent-style-name="Standard">
      <style:text-properties officeooo:rsid="0085c355" officeooo:paragraph-rsid="011bfefe"/>
    </style:style>
    <style:style style:name="P86" style:family="paragraph" style:parent-style-name="Standard">
      <style:text-properties officeooo:rsid="0085c355" officeooo:paragraph-rsid="0162aa64"/>
    </style:style>
    <style:style style:name="P87" style:family="paragraph" style:parent-style-name="Standard">
      <style:text-properties officeooo:rsid="0085c355" officeooo:paragraph-rsid="018f6041"/>
    </style:style>
    <style:style style:name="P88" style:family="paragraph" style:parent-style-name="Standard">
      <style:text-properties officeooo:rsid="008798eb" officeooo:paragraph-rsid="011bfefe"/>
    </style:style>
    <style:style style:name="P89" style:family="paragraph" style:parent-style-name="Standard">
      <style:text-properties officeooo:rsid="008798eb" officeooo:paragraph-rsid="0162aa64"/>
    </style:style>
    <style:style style:name="P90" style:family="paragraph" style:parent-style-name="Standard">
      <style:text-properties officeooo:rsid="008798eb" officeooo:paragraph-rsid="018f6041"/>
    </style:style>
    <style:style style:name="P91" style:family="paragraph" style:parent-style-name="Standard">
      <style:text-properties officeooo:rsid="008b6379" officeooo:paragraph-rsid="011bfefe"/>
    </style:style>
    <style:style style:name="P92" style:family="paragraph" style:parent-style-name="Standard">
      <style:text-properties officeooo:rsid="008b6379" officeooo:paragraph-rsid="0162aa64"/>
    </style:style>
    <style:style style:name="P93" style:family="paragraph" style:parent-style-name="Standard">
      <style:text-properties officeooo:rsid="008b6379" officeooo:paragraph-rsid="018f6041"/>
    </style:style>
    <style:style style:name="P94" style:family="paragraph" style:parent-style-name="Standard">
      <style:text-properties officeooo:paragraph-rsid="002b6677"/>
    </style:style>
    <style:style style:name="P95" style:family="paragraph" style:parent-style-name="Standard">
      <style:paragraph-properties fo:text-align="justify" style:justify-single-word="false"/>
      <style:text-properties officeooo:rsid="00556bfd" officeooo:paragraph-rsid="00556bfd"/>
    </style:style>
    <style:style style:name="P96" style:family="paragraph" style:parent-style-name="Standard">
      <style:paragraph-properties fo:text-align="justify" style:justify-single-word="false"/>
      <style:text-properties officeooo:rsid="00560788" officeooo:paragraph-rsid="00560788"/>
    </style:style>
    <style:style style:name="P97" style:family="paragraph" style:parent-style-name="Standard">
      <style:paragraph-properties fo:text-align="justify" style:justify-single-word="false"/>
      <style:text-properties officeooo:rsid="00560788" officeooo:paragraph-rsid="00588f26"/>
    </style:style>
    <style:style style:name="P98" style:family="paragraph" style:parent-style-name="Standard">
      <style:paragraph-properties fo:text-align="justify" style:justify-single-word="false"/>
      <style:text-properties officeooo:rsid="00574d30" officeooo:paragraph-rsid="00574d30"/>
    </style:style>
    <style:style style:name="P99" style:family="paragraph" style:parent-style-name="Standard">
      <style:text-properties officeooo:rsid="007f6c2e" officeooo:paragraph-rsid="007f6c2e"/>
    </style:style>
    <style:style style:name="P100" style:family="paragraph" style:parent-style-name="Standard">
      <style:paragraph-properties fo:text-align="justify" style:justify-single-word="false"/>
      <style:text-properties officeooo:rsid="008b9423" officeooo:paragraph-rsid="008b9423"/>
    </style:style>
    <style:style style:name="P101" style:family="paragraph" style:parent-style-name="Standard">
      <style:paragraph-properties fo:text-align="justify" style:justify-single-word="false"/>
      <style:text-properties officeooo:rsid="0092144a" officeooo:paragraph-rsid="0092144a"/>
    </style:style>
    <style:style style:name="P102" style:family="paragraph" style:parent-style-name="Standard">
      <style:paragraph-properties fo:text-align="justify" style:justify-single-word="false"/>
      <style:text-properties officeooo:rsid="0092144a" officeooo:paragraph-rsid="009310ee"/>
    </style:style>
    <style:style style:name="P103" style:family="paragraph" style:parent-style-name="Standard">
      <style:text-properties officeooo:rsid="009612f1" officeooo:paragraph-rsid="009612f1"/>
    </style:style>
    <style:style style:name="P104" style:family="paragraph" style:parent-style-name="Standard">
      <style:paragraph-properties fo:text-align="justify" style:justify-single-word="false"/>
      <style:text-properties officeooo:rsid="00973f92" officeooo:paragraph-rsid="00973f92"/>
    </style:style>
    <style:style style:name="P105" style:family="paragraph" style:parent-style-name="Standard">
      <style:text-properties officeooo:rsid="00999471" officeooo:paragraph-rsid="00999471"/>
    </style:style>
    <style:style style:name="P106" style:family="paragraph" style:parent-style-name="Standard">
      <style:paragraph-properties fo:text-align="justify" style:justify-single-word="false"/>
      <style:text-properties officeooo:rsid="00999471" officeooo:paragraph-rsid="00999471"/>
    </style:style>
    <style:style style:name="P107" style:family="paragraph" style:parent-style-name="Standard">
      <style:paragraph-properties fo:text-align="start" style:justify-single-word="false"/>
      <style:text-properties officeooo:rsid="0099898a" officeooo:paragraph-rsid="00a15c7d"/>
    </style:style>
    <style:style style:name="P108" style:family="paragraph" style:parent-style-name="Standard">
      <style:text-properties officeooo:rsid="00a5b334" officeooo:paragraph-rsid="00a5b334"/>
    </style:style>
    <style:style style:name="P109" style:family="paragraph" style:parent-style-name="Standard">
      <style:paragraph-properties fo:text-align="justify" style:justify-single-word="false"/>
      <style:text-properties officeooo:rsid="00a5b334" officeooo:paragraph-rsid="00a5b334"/>
    </style:style>
    <style:style style:name="P110" style:family="paragraph" style:parent-style-name="Standard">
      <style:text-properties officeooo:paragraph-rsid="00aa7475"/>
    </style:style>
    <style:style style:name="P111" style:family="paragraph" style:parent-style-name="Standard">
      <style:paragraph-properties fo:text-align="justify" style:justify-single-word="false"/>
      <style:text-properties officeooo:rsid="00adda06" officeooo:paragraph-rsid="00adda06"/>
    </style:style>
    <style:style style:name="P112" style:family="paragraph" style:parent-style-name="Standard">
      <style:paragraph-properties fo:text-align="justify" style:justify-single-word="false"/>
      <style:text-properties officeooo:rsid="00b2264e" officeooo:paragraph-rsid="00b2264e"/>
    </style:style>
    <style:style style:name="P113" style:family="paragraph" style:parent-style-name="Standard">
      <style:paragraph-properties fo:text-align="justify" style:justify-single-word="false"/>
      <style:text-properties officeooo:rsid="00b2871d" officeooo:paragraph-rsid="00b2871d"/>
    </style:style>
    <style:style style:name="P114" style:family="paragraph" style:parent-style-name="Standard">
      <style:paragraph-properties fo:text-align="justify" style:justify-single-word="false"/>
      <style:text-properties officeooo:rsid="00b3575f" officeooo:paragraph-rsid="00b3575f"/>
    </style:style>
    <style:style style:name="P115" style:family="paragraph" style:parent-style-name="Standard">
      <style:paragraph-properties fo:text-align="justify" style:justify-single-word="false"/>
      <style:text-properties officeooo:rsid="00b54105" officeooo:paragraph-rsid="00b54105"/>
    </style:style>
    <style:style style:name="P116" style:family="paragraph" style:parent-style-name="Standard">
      <style:paragraph-properties fo:text-align="justify" style:justify-single-word="false"/>
      <style:text-properties officeooo:rsid="00b9ec99" officeooo:paragraph-rsid="00b9ec99"/>
    </style:style>
    <style:style style:name="P117" style:family="paragraph" style:parent-style-name="Standard">
      <style:paragraph-properties fo:text-align="justify" style:justify-single-word="false"/>
      <style:text-properties officeooo:rsid="00ba1c55" officeooo:paragraph-rsid="00ba1c55"/>
    </style:style>
    <style:style style:name="P118" style:family="paragraph" style:parent-style-name="Standard">
      <style:paragraph-properties fo:text-align="justify" style:justify-single-word="false"/>
      <style:text-properties officeooo:rsid="00bcb809" officeooo:paragraph-rsid="00bcb809"/>
    </style:style>
    <style:style style:name="P119" style:family="paragraph" style:parent-style-name="Standard">
      <style:paragraph-properties fo:text-align="justify" style:justify-single-word="false"/>
      <style:text-properties officeooo:rsid="00c2bf3a" officeooo:paragraph-rsid="00c2bf3a"/>
    </style:style>
    <style:style style:name="P120" style:family="paragraph" style:parent-style-name="Standard">
      <style:paragraph-properties fo:text-align="justify" style:justify-single-word="false"/>
      <style:text-properties officeooo:rsid="00d3ab5e" officeooo:paragraph-rsid="0180eb3b"/>
    </style:style>
    <style:style style:name="P121" style:family="paragraph" style:parent-style-name="Standard">
      <style:paragraph-properties fo:text-align="justify" style:justify-single-word="false"/>
      <style:text-properties officeooo:rsid="00d3ab5e" officeooo:paragraph-rsid="019e1a58"/>
    </style:style>
    <style:style style:name="P122" style:family="paragraph" style:parent-style-name="Standard">
      <style:paragraph-properties fo:text-align="justify" style:justify-single-word="false"/>
      <style:text-properties officeooo:rsid="00e22ff4" officeooo:paragraph-rsid="00e22ff4"/>
    </style:style>
    <style:style style:name="P123" style:family="paragraph" style:parent-style-name="Standard">
      <style:paragraph-properties fo:text-align="justify" style:justify-single-word="false"/>
      <style:text-properties officeooo:rsid="00e845fb" officeooo:paragraph-rsid="00e845fb"/>
    </style:style>
    <style:style style:name="P124" style:family="paragraph" style:parent-style-name="Standard">
      <style:paragraph-properties fo:text-align="justify" style:justify-single-word="false"/>
      <style:text-properties officeooo:rsid="00f10134" officeooo:paragraph-rsid="00f10134"/>
    </style:style>
    <style:style style:name="P125" style:family="paragraph" style:parent-style-name="Standard">
      <style:paragraph-properties fo:text-align="justify" style:justify-single-word="false"/>
      <style:text-properties officeooo:rsid="00f26741" officeooo:paragraph-rsid="00f26741"/>
    </style:style>
    <style:style style:name="P126" style:family="paragraph" style:parent-style-name="Standard">
      <style:paragraph-properties fo:text-align="justify" style:justify-single-word="false"/>
      <style:text-properties officeooo:rsid="00f2cd6c" officeooo:paragraph-rsid="00f2cd6c"/>
    </style:style>
    <style:style style:name="P127" style:family="paragraph" style:parent-style-name="Standard">
      <style:paragraph-properties fo:text-align="justify" style:justify-single-word="false"/>
      <style:text-properties officeooo:rsid="00f33d10" officeooo:paragraph-rsid="00f33d10"/>
    </style:style>
    <style:style style:name="P128" style:family="paragraph" style:parent-style-name="Standard">
      <style:paragraph-properties fo:text-align="justify" style:justify-single-word="false"/>
      <style:text-properties officeooo:rsid="00f62b5b" officeooo:paragraph-rsid="00f62b5b"/>
    </style:style>
    <style:style style:name="P129" style:family="paragraph" style:parent-style-name="Standard">
      <style:paragraph-properties fo:text-align="justify" style:justify-single-word="false"/>
      <style:text-properties officeooo:rsid="00f6ef68" officeooo:paragraph-rsid="00f6ef68"/>
    </style:style>
    <style:style style:name="P130" style:family="paragraph" style:parent-style-name="Standard">
      <style:paragraph-properties fo:text-align="justify" style:justify-single-word="false"/>
      <style:text-properties officeooo:rsid="00f7c331" officeooo:paragraph-rsid="00f7c331"/>
    </style:style>
    <style:style style:name="P131" style:family="paragraph" style:parent-style-name="Standard">
      <style:paragraph-properties fo:text-align="justify" style:justify-single-word="false"/>
      <style:text-properties officeooo:rsid="00e52a53" officeooo:paragraph-rsid="0100a5bc"/>
    </style:style>
    <style:style style:name="P132" style:family="paragraph" style:parent-style-name="Standard">
      <style:text-properties officeooo:rsid="00e52a53" officeooo:paragraph-rsid="0100a5bc"/>
    </style:style>
    <style:style style:name="P133" style:family="paragraph" style:parent-style-name="Standard">
      <style:paragraph-properties fo:text-align="justify" style:justify-single-word="false"/>
      <style:text-properties officeooo:rsid="011314be" officeooo:paragraph-rsid="011314be"/>
    </style:style>
    <style:style style:name="P134" style:family="paragraph" style:parent-style-name="Standard">
      <style:text-properties officeooo:paragraph-rsid="01147778"/>
    </style:style>
    <style:style style:name="P135" style:family="paragraph" style:parent-style-name="Standard">
      <style:paragraph-properties fo:text-align="justify" style:justify-single-word="false"/>
      <style:text-properties officeooo:rsid="010ccc7e" officeooo:paragraph-rsid="010ccc7e"/>
    </style:style>
    <style:style style:name="P136" style:family="paragraph" style:parent-style-name="Standard">
      <style:paragraph-properties fo:text-align="justify" style:justify-single-word="false"/>
      <style:text-properties officeooo:rsid="01149d3b" officeooo:paragraph-rsid="01149d3b"/>
    </style:style>
    <style:style style:name="P137" style:family="paragraph" style:parent-style-name="Standard">
      <style:paragraph-properties fo:text-align="justify" style:justify-single-word="false"/>
      <style:text-properties officeooo:rsid="0115bc61" officeooo:paragraph-rsid="0115bc61"/>
    </style:style>
    <style:style style:name="P138" style:family="paragraph" style:parent-style-name="Standard">
      <style:text-properties officeooo:paragraph-rsid="011b382b"/>
    </style:style>
    <style:style style:name="P139" style:family="paragraph" style:parent-style-name="Standard">
      <style:paragraph-properties fo:text-align="justify" style:justify-single-word="false"/>
      <style:text-properties officeooo:rsid="011b382b" officeooo:paragraph-rsid="011b382b"/>
    </style:style>
    <style:style style:name="P140" style:family="paragraph" style:parent-style-name="Standard">
      <style:paragraph-properties fo:text-align="justify" style:justify-single-word="false"/>
      <style:text-properties officeooo:rsid="011b382b" officeooo:paragraph-rsid="0162aa64"/>
    </style:style>
    <style:style style:name="P141" style:family="paragraph" style:parent-style-name="Standard">
      <style:paragraph-properties fo:text-align="justify" style:justify-single-word="false"/>
      <style:text-properties officeooo:rsid="011b382b" officeooo:paragraph-rsid="018f6041"/>
    </style:style>
    <style:style style:name="P142" style:family="paragraph" style:parent-style-name="Standard">
      <style:text-properties officeooo:paragraph-rsid="011bfefe"/>
    </style:style>
    <style:style style:name="P143" style:family="paragraph" style:parent-style-name="Standard">
      <style:text-properties officeooo:rsid="011f9f43" officeooo:paragraph-rsid="011f9f43"/>
    </style:style>
    <style:style style:name="P144" style:family="paragraph" style:parent-style-name="Standard">
      <style:paragraph-properties fo:text-align="justify" style:justify-single-word="false"/>
      <style:text-properties officeooo:rsid="011f9f43"/>
    </style:style>
    <style:style style:name="P145" style:family="paragraph" style:parent-style-name="Standard">
      <style:text-properties officeooo:rsid="0121c999" officeooo:paragraph-rsid="0121c999"/>
    </style:style>
    <style:style style:name="P146" style:family="paragraph" style:parent-style-name="Standard">
      <style:text-properties officeooo:rsid="01230262" officeooo:paragraph-rsid="01230262"/>
    </style:style>
    <style:style style:name="P147" style:family="paragraph" style:parent-style-name="Standard">
      <style:text-properties officeooo:rsid="01230262" officeooo:paragraph-rsid="0123d5c9"/>
    </style:style>
    <style:style style:name="P148" style:family="paragraph" style:parent-style-name="Standard">
      <style:text-properties officeooo:rsid="01230262" officeooo:paragraph-rsid="0175fa74"/>
    </style:style>
    <style:style style:name="P149" style:family="paragraph" style:parent-style-name="Standard">
      <style:text-properties officeooo:paragraph-rsid="01422d1b"/>
    </style:style>
    <style:style style:name="P150" style:family="paragraph" style:parent-style-name="Standard">
      <style:paragraph-properties fo:text-align="justify" style:justify-single-word="false"/>
      <style:text-properties officeooo:rsid="0142655a" officeooo:paragraph-rsid="0142655a"/>
    </style:style>
    <style:style style:name="P151" style:family="paragraph" style:parent-style-name="Standard">
      <style:paragraph-properties fo:text-align="justify" style:justify-single-word="false"/>
      <style:text-properties officeooo:rsid="0142655a" officeooo:paragraph-rsid="014584ea"/>
    </style:style>
    <style:style style:name="P152" style:family="paragraph" style:parent-style-name="Standard">
      <style:text-properties officeooo:rsid="00a41b3d" officeooo:paragraph-rsid="00a41b3d"/>
    </style:style>
    <style:style style:name="P153" style:family="paragraph" style:parent-style-name="Standard">
      <style:paragraph-properties fo:text-align="justify" style:justify-single-word="false"/>
      <style:text-properties officeooo:rsid="00125b5a" officeooo:paragraph-rsid="00125b5a"/>
    </style:style>
    <style:style style:name="P154" style:family="paragraph" style:parent-style-name="Standard">
      <style:text-properties officeooo:paragraph-rsid="0162aa64"/>
    </style:style>
    <style:style style:name="P155" style:family="paragraph" style:parent-style-name="Standard">
      <style:paragraph-properties fo:text-align="justify" style:justify-single-word="false"/>
      <style:text-properties officeooo:rsid="011b8dac" officeooo:paragraph-rsid="0162aa64"/>
    </style:style>
    <style:style style:name="P156" style:family="paragraph" style:parent-style-name="Standard">
      <style:paragraph-properties fo:text-align="justify" style:justify-single-word="false"/>
      <style:text-properties officeooo:rsid="011b8dac" officeooo:paragraph-rsid="011b8dac"/>
    </style:style>
    <style:style style:name="P157" style:family="paragraph" style:parent-style-name="Standard">
      <style:paragraph-properties fo:text-align="justify" style:justify-single-word="false"/>
      <style:text-properties officeooo:rsid="011b8dac" officeooo:paragraph-rsid="018f6041"/>
    </style:style>
    <style:style style:name="P158" style:family="paragraph" style:parent-style-name="Standard">
      <style:text-properties officeooo:paragraph-rsid="0180eb3b"/>
    </style:style>
    <style:style style:name="P159" style:family="paragraph" style:parent-style-name="Standard">
      <style:paragraph-properties fo:text-align="justify" style:justify-single-word="false"/>
      <style:text-properties officeooo:rsid="0180eb3b" officeooo:paragraph-rsid="0180eb3b"/>
    </style:style>
    <style:style style:name="P160" style:family="paragraph" style:parent-style-name="Standard">
      <style:paragraph-properties fo:text-align="justify" style:justify-single-word="false"/>
      <style:text-properties officeooo:rsid="0180eb3b" officeooo:paragraph-rsid="019e1a58"/>
    </style:style>
    <style:style style:name="P161" style:family="paragraph" style:parent-style-name="Standard">
      <style:text-properties officeooo:paragraph-rsid="018f6041"/>
    </style:style>
    <style:style style:name="P162" style:family="paragraph" style:parent-style-name="Standard">
      <style:paragraph-properties fo:text-align="justify" style:justify-single-word="false"/>
      <style:text-properties officeooo:rsid="019642ca" officeooo:paragraph-rsid="019642ca"/>
    </style:style>
    <style:style style:name="P163" style:family="paragraph" style:parent-style-name="Standard">
      <style:text-properties officeooo:paragraph-rsid="01969f4f"/>
    </style:style>
    <style:style style:name="P164" style:family="paragraph" style:parent-style-name="Standard">
      <style:paragraph-properties fo:text-align="justify" style:justify-single-word="false"/>
      <style:text-properties officeooo:rsid="01969f4f" officeooo:paragraph-rsid="01969f4f"/>
    </style:style>
    <style:style style:name="P165" style:family="paragraph" style:parent-style-name="Standard">
      <style:text-properties officeooo:paragraph-rsid="019e1a58"/>
    </style:style>
    <style:style style:name="P166" style:family="paragraph" style:parent-style-name="Standard">
      <style:paragraph-properties fo:text-align="justify" style:justify-single-word="false"/>
      <style:text-properties officeooo:rsid="01a61ef7" officeooo:paragraph-rsid="01a61ef7"/>
    </style:style>
    <style:style style:name="P167" style:family="paragraph" style:parent-style-name="Code_20_block">
      <style:text-properties fo:color="#008000"/>
    </style:style>
    <style:style style:name="P168" style:family="paragraph" style:parent-style-name="Code_20_block">
      <style:text-properties fo:color="#008000" officeooo:rsid="001aa2e2"/>
    </style:style>
    <style:style style:name="P169" style:family="paragraph" style:parent-style-name="Code_20_block">
      <style:text-properties fo:color="#008000" officeooo:rsid="001aa2e2" officeooo:paragraph-rsid="001c9f78"/>
    </style:style>
    <style:style style:name="P170" style:family="paragraph" style:parent-style-name="Code_20_block">
      <style:text-properties fo:color="#008000" officeooo:rsid="000e6d84" officeooo:paragraph-rsid="000e6d84"/>
    </style:style>
    <style:style style:name="P171" style:family="paragraph" style:parent-style-name="Code_20_block">
      <style:text-properties fo:color="#008000" officeooo:rsid="001cd173" officeooo:paragraph-rsid="002c740a"/>
    </style:style>
    <style:style style:name="P172" style:family="paragraph" style:parent-style-name="Code_20_block">
      <style:text-properties fo:color="#008000" officeooo:paragraph-rsid="002c740a"/>
    </style:style>
    <style:style style:name="P173" style:family="paragraph" style:parent-style-name="Code_20_block">
      <style:text-properties fo:color="#008000" officeooo:rsid="002dc269"/>
    </style:style>
    <style:style style:name="P174" style:family="paragraph" style:parent-style-name="Code_20_block">
      <style:text-properties fo:color="#008000" officeooo:rsid="005580dc"/>
    </style:style>
    <style:style style:name="P175" style:family="paragraph" style:parent-style-name="Code_20_block">
      <style:text-properties fo:color="#008000" officeooo:rsid="005580dc" officeooo:paragraph-rsid="00574d30"/>
    </style:style>
    <style:style style:name="P176" style:family="paragraph" style:parent-style-name="Code_20_block">
      <style:text-properties fo:color="#008000" officeooo:rsid="00667456" officeooo:paragraph-rsid="01147778"/>
    </style:style>
    <style:style style:name="P177" style:family="paragraph" style:parent-style-name="Code_20_block">
      <style:text-properties fo:color="#008000" officeooo:rsid="00667456" officeooo:paragraph-rsid="01230262"/>
    </style:style>
    <style:style style:name="P178" style:family="paragraph" style:parent-style-name="Code_20_block">
      <style:text-properties fo:color="#008000" officeooo:rsid="006cf6d9"/>
    </style:style>
    <style:style style:name="P179" style:family="paragraph" style:parent-style-name="Code_20_block">
      <style:text-properties fo:color="#008000" officeooo:rsid="0048e7dd" officeooo:paragraph-rsid="007980cc"/>
    </style:style>
    <style:style style:name="P180" style:family="paragraph" style:parent-style-name="Code_20_block">
      <style:text-properties fo:color="#008000" officeooo:rsid="007aee4d" officeooo:paragraph-rsid="007f6c2e"/>
    </style:style>
    <style:style style:name="P181" style:family="paragraph" style:parent-style-name="Code_20_block">
      <style:text-properties fo:color="#008000" officeooo:rsid="007aee4d" officeooo:paragraph-rsid="01225e1a"/>
    </style:style>
    <style:style style:name="P182" style:family="paragraph" style:parent-style-name="Code_20_block">
      <style:text-properties fo:color="#008000" officeooo:rsid="0080c187"/>
    </style:style>
    <style:style style:name="P183" style:family="paragraph" style:parent-style-name="Code_20_block">
      <style:text-properties fo:color="#008000" officeooo:rsid="0080c187" officeooo:paragraph-rsid="0080c187"/>
    </style:style>
    <style:style style:name="P184" style:family="paragraph" style:parent-style-name="Code_20_block">
      <style:text-properties fo:color="#008000" officeooo:rsid="0080c187" officeooo:paragraph-rsid="00839b94"/>
    </style:style>
    <style:style style:name="P185" style:family="paragraph" style:parent-style-name="Code_20_block">
      <style:text-properties fo:color="#008000" officeooo:rsid="00839b94" officeooo:paragraph-rsid="00839b94"/>
    </style:style>
    <style:style style:name="P186" style:family="paragraph" style:parent-style-name="Code_20_block">
      <style:text-properties fo:color="#008000" officeooo:paragraph-rsid="008b66a3"/>
    </style:style>
    <style:style style:name="P187" style:family="paragraph" style:parent-style-name="Code_20_block">
      <style:text-properties fo:color="#008000" officeooo:rsid="008b9423"/>
    </style:style>
    <style:style style:name="P188" style:family="paragraph" style:parent-style-name="Code_20_block">
      <style:text-properties fo:color="#008000" officeooo:rsid="008b9423" officeooo:paragraph-rsid="008b9423"/>
    </style:style>
    <style:style style:name="P189" style:family="paragraph" style:parent-style-name="Code_20_block">
      <style:text-properties fo:color="#008000" officeooo:paragraph-rsid="009310ee"/>
    </style:style>
    <style:style style:name="P190" style:family="paragraph" style:parent-style-name="Code_20_block">
      <style:text-properties fo:color="#008000" officeooo:paragraph-rsid="0092144a"/>
    </style:style>
    <style:style style:name="P191" style:family="paragraph" style:parent-style-name="Code_20_block">
      <style:text-properties fo:color="#008000" officeooo:paragraph-rsid="009c3e74"/>
    </style:style>
    <style:style style:name="P192" style:family="paragraph" style:parent-style-name="Code_20_block">
      <style:text-properties fo:color="#008000" officeooo:paragraph-rsid="009f179b"/>
    </style:style>
    <style:style style:name="P193" style:family="paragraph" style:parent-style-name="Code_20_block">
      <style:text-properties fo:color="#008000" officeooo:paragraph-rsid="00a15c7d"/>
    </style:style>
    <style:style style:name="P194" style:family="paragraph" style:parent-style-name="Code_20_block">
      <style:text-properties fo:color="#008000" officeooo:rsid="00a41b3d" officeooo:paragraph-rsid="00a41b3d"/>
    </style:style>
    <style:style style:name="P195" style:family="paragraph" style:parent-style-name="Code_20_block">
      <style:text-properties fo:color="#008000" officeooo:rsid="00a41b3d" officeooo:paragraph-rsid="00a58170"/>
    </style:style>
    <style:style style:name="P196" style:family="paragraph" style:parent-style-name="Code_20_block">
      <style:text-properties fo:color="#008000" officeooo:rsid="00a58170" officeooo:paragraph-rsid="00a58170"/>
    </style:style>
    <style:style style:name="P197" style:family="paragraph" style:parent-style-name="Code_20_block">
      <style:text-properties fo:color="#008000" officeooo:paragraph-rsid="00ad3bea"/>
    </style:style>
    <style:style style:name="P198" style:family="paragraph" style:parent-style-name="Code_20_block">
      <style:text-properties fo:color="#008000" officeooo:rsid="00b9ec99" officeooo:paragraph-rsid="00b9ec99"/>
    </style:style>
    <style:style style:name="P199" style:family="paragraph" style:parent-style-name="Code_20_block">
      <style:text-properties fo:color="#008000" officeooo:paragraph-rsid="00aa7475"/>
    </style:style>
    <style:style style:name="P200" style:family="paragraph" style:parent-style-name="Code_20_block">
      <style:text-properties fo:color="#008000" officeooo:rsid="00d9b62a" officeooo:paragraph-rsid="00d9b62a"/>
    </style:style>
    <style:style style:name="P201" style:family="paragraph" style:parent-style-name="Code_20_block">
      <style:text-properties fo:color="#008000" officeooo:paragraph-rsid="00d9b62a"/>
    </style:style>
    <style:style style:name="P202" style:family="paragraph" style:parent-style-name="Code_20_block">
      <style:text-properties fo:color="#008000" officeooo:paragraph-rsid="00e7cd6b"/>
    </style:style>
    <style:style style:name="P203" style:family="paragraph" style:parent-style-name="Code_20_block">
      <style:text-properties fo:color="#008000" officeooo:rsid="00f2cd6c" officeooo:paragraph-rsid="00f2cd6c"/>
    </style:style>
    <style:style style:name="P204" style:family="paragraph" style:parent-style-name="Code_20_block">
      <style:text-properties fo:color="#008000" officeooo:paragraph-rsid="01147778"/>
    </style:style>
    <style:style style:name="P205" style:family="paragraph" style:parent-style-name="Code_20_block">
      <style:text-properties fo:color="#008000" officeooo:paragraph-rsid="011b382b"/>
    </style:style>
    <style:style style:name="P206" style:family="paragraph" style:parent-style-name="Code_20_block">
      <style:text-properties fo:color="#008000" officeooo:paragraph-rsid="0123d5c9"/>
    </style:style>
    <style:style style:name="P207" style:family="paragraph" style:parent-style-name="Code_20_block">
      <style:text-properties fo:color="#008000" officeooo:paragraph-rsid="014584ea"/>
    </style:style>
    <style:style style:name="P208" style:family="paragraph" style:parent-style-name="Code_20_block">
      <style:text-properties fo:color="#008000" officeooo:paragraph-rsid="0162aa64"/>
    </style:style>
    <style:style style:name="P209" style:family="paragraph" style:parent-style-name="Code_20_block">
      <style:text-properties fo:color="#008000" officeooo:paragraph-rsid="0175fa74"/>
    </style:style>
    <style:style style:name="P210" style:family="paragraph" style:parent-style-name="Code_20_block">
      <style:text-properties fo:color="#008000" officeooo:paragraph-rsid="017fbd38"/>
    </style:style>
    <style:style style:name="P211" style:family="paragraph" style:parent-style-name="Code_20_block">
      <style:text-properties fo:color="#008000" officeooo:paragraph-rsid="018cb215"/>
    </style:style>
    <style:style style:name="P212" style:family="paragraph" style:parent-style-name="Code_20_block">
      <style:text-properties fo:color="#008000" officeooo:paragraph-rsid="018f6041"/>
    </style:style>
    <style:style style:name="P213" style:family="paragraph" style:parent-style-name="Code_20_block">
      <style:text-properties fo:color="#008000" officeooo:paragraph-rsid="01969f4f"/>
    </style:style>
    <style:style style:name="P214" style:family="paragraph" style:parent-style-name="Code_20_block">
      <style:text-properties officeooo:paragraph-rsid="000e6d84"/>
    </style:style>
    <style:style style:name="P215" style:family="paragraph" style:parent-style-name="Code_20_block">
      <style:text-properties officeooo:rsid="001f2c90" officeooo:paragraph-rsid="000e6d84"/>
    </style:style>
    <style:style style:name="P216" style:family="paragraph" style:parent-style-name="Code_20_block">
      <style:text-properties officeooo:rsid="001f2c90" officeooo:paragraph-rsid="0049b3a9"/>
    </style:style>
    <style:style style:name="P217" style:family="paragraph" style:parent-style-name="Code_20_block">
      <style:text-properties officeooo:paragraph-rsid="00133266"/>
    </style:style>
    <style:style style:name="P218" style:family="paragraph" style:parent-style-name="Code_20_block">
      <style:text-properties officeooo:paragraph-rsid="0016b811"/>
    </style:style>
    <style:style style:name="P219" style:family="paragraph" style:parent-style-name="Code_20_block">
      <style:text-properties fo:font-style="italic" officeooo:rsid="001aa2e2" style:font-style-asian="italic" style:font-style-complex="italic"/>
    </style:style>
    <style:style style:name="P220" style:family="paragraph" style:parent-style-name="Code_20_block">
      <style:text-properties fo:font-style="italic" officeooo:rsid="001aa2e2" officeooo:paragraph-rsid="001c9f78" style:font-style-asian="italic" style:font-style-complex="italic"/>
    </style:style>
    <style:style style:name="P221" style:family="paragraph" style:parent-style-name="Code_20_block">
      <style:text-properties officeooo:paragraph-rsid="002b6677"/>
    </style:style>
    <style:style style:name="P222" style:family="paragraph" style:parent-style-name="Code_20_block">
      <style:text-properties officeooo:paragraph-rsid="002c740a"/>
    </style:style>
    <style:style style:name="P223" style:family="paragraph" style:parent-style-name="Code_20_block">
      <style:text-properties officeooo:paragraph-rsid="0049b3a9"/>
    </style:style>
    <style:style style:name="P224" style:family="paragraph" style:parent-style-name="Code_20_block">
      <style:text-properties officeooo:rsid="004c51ec"/>
    </style:style>
    <style:style style:name="P225" style:family="paragraph" style:parent-style-name="Code_20_block">
      <style:text-properties officeooo:rsid="004dbe0e"/>
    </style:style>
    <style:style style:name="P226" style:family="paragraph" style:parent-style-name="Code_20_block">
      <style:text-properties officeooo:rsid="002dc269"/>
    </style:style>
    <style:style style:name="P227" style:family="paragraph" style:parent-style-name="Code_20_block">
      <style:text-properties officeooo:rsid="005580dc"/>
    </style:style>
    <style:style style:name="P228" style:family="paragraph" style:parent-style-name="Code_20_block">
      <style:text-properties officeooo:rsid="005580dc" officeooo:paragraph-rsid="00574d30"/>
    </style:style>
    <style:style style:name="P229" style:family="paragraph" style:parent-style-name="Code_20_block">
      <style:text-properties officeooo:rsid="00667456" officeooo:paragraph-rsid="01147778"/>
    </style:style>
    <style:style style:name="P230" style:family="paragraph" style:parent-style-name="Code_20_block">
      <style:text-properties officeooo:rsid="00667456" officeooo:paragraph-rsid="01230262"/>
    </style:style>
    <style:style style:name="P231" style:family="paragraph" style:parent-style-name="Code_20_block">
      <style:text-properties officeooo:rsid="006cf6d9"/>
    </style:style>
    <style:style style:name="P232" style:family="paragraph" style:parent-style-name="Code_20_block">
      <style:text-properties officeooo:rsid="0075698a"/>
    </style:style>
    <style:style style:name="P233" style:family="paragraph" style:parent-style-name="Code_20_block">
      <style:text-properties officeooo:rsid="0048e7dd" officeooo:paragraph-rsid="007980cc"/>
    </style:style>
    <style:style style:name="P234" style:family="paragraph" style:parent-style-name="Code_20_block">
      <style:text-properties officeooo:rsid="0048e7dd" officeooo:paragraph-rsid="00a41b3d"/>
    </style:style>
    <style:style style:name="P235" style:family="paragraph" style:parent-style-name="Code_20_block">
      <style:text-properties officeooo:paragraph-rsid="007cbe12"/>
    </style:style>
    <style:style style:name="P236" style:family="paragraph" style:parent-style-name="Code_20_block">
      <style:text-properties officeooo:paragraph-rsid="0080c187"/>
    </style:style>
    <style:style style:name="P237" style:family="paragraph" style:parent-style-name="Code_20_block">
      <style:text-properties officeooo:rsid="0080c187"/>
    </style:style>
    <style:style style:name="P238" style:family="paragraph" style:parent-style-name="Code_20_block">
      <style:text-properties officeooo:paragraph-rsid="008b66a3"/>
    </style:style>
    <style:style style:name="P239" style:family="paragraph" style:parent-style-name="Code_20_block">
      <style:text-properties officeooo:rsid="008b9423"/>
    </style:style>
    <style:style style:name="P240" style:family="paragraph" style:parent-style-name="Code_20_block">
      <style:text-properties officeooo:rsid="008b9423" officeooo:paragraph-rsid="008b9423"/>
    </style:style>
    <style:style style:name="P241" style:family="paragraph" style:parent-style-name="Code_20_block">
      <style:text-properties fo:font-weight="bold" officeooo:rsid="008b9423" style:font-weight-asian="bold" style:font-weight-complex="bold"/>
    </style:style>
    <style:style style:name="P242" style:family="paragraph" style:parent-style-name="Code_20_block">
      <style:text-properties officeooo:rsid="004f5e8a"/>
    </style:style>
    <style:style style:name="P243" style:family="paragraph" style:parent-style-name="Code_20_block">
      <style:text-properties officeooo:rsid="006e1e8c"/>
    </style:style>
    <style:style style:name="P244" style:family="paragraph" style:parent-style-name="Code_20_block">
      <style:text-properties officeooo:rsid="007f6c2e" officeooo:paragraph-rsid="007f6c2e"/>
    </style:style>
    <style:style style:name="P245" style:family="paragraph" style:parent-style-name="Code_20_block">
      <style:text-properties officeooo:paragraph-rsid="009310ee"/>
    </style:style>
    <style:style style:name="P246" style:family="paragraph" style:parent-style-name="Code_20_block">
      <style:text-properties officeooo:paragraph-rsid="009c3e74"/>
    </style:style>
    <style:style style:name="P247" style:family="paragraph" style:parent-style-name="Code_20_block">
      <style:text-properties officeooo:rsid="001cd173" officeooo:paragraph-rsid="009f179b"/>
    </style:style>
    <style:style style:name="P248" style:family="paragraph" style:parent-style-name="Code_20_block">
      <style:text-properties officeooo:paragraph-rsid="00a15c7d"/>
    </style:style>
    <style:style style:name="P249" style:family="paragraph" style:parent-style-name="Code_20_block">
      <style:text-properties officeooo:rsid="00a41b3d" officeooo:paragraph-rsid="00a41b3d"/>
    </style:style>
    <style:style style:name="P250" style:family="paragraph" style:parent-style-name="Code_20_block">
      <style:text-properties officeooo:paragraph-rsid="00aa7475"/>
    </style:style>
    <style:style style:name="P251" style:family="paragraph" style:parent-style-name="Code_20_block">
      <style:text-properties officeooo:paragraph-rsid="00ad3bea"/>
    </style:style>
    <style:style style:name="P252" style:family="paragraph" style:parent-style-name="Code_20_block">
      <style:text-properties officeooo:paragraph-rsid="00af98da"/>
    </style:style>
    <style:style style:name="P253" style:family="paragraph" style:parent-style-name="Code_20_block">
      <style:text-properties officeooo:paragraph-rsid="00b2264e"/>
    </style:style>
    <style:style style:name="P254" style:family="paragraph" style:parent-style-name="Code_20_block">
      <style:text-properties officeooo:paragraph-rsid="00b4d494"/>
    </style:style>
    <style:style style:name="P255" style:family="paragraph" style:parent-style-name="Code_20_block">
      <style:text-properties officeooo:paragraph-rsid="00b9ec99"/>
    </style:style>
    <style:style style:name="P256" style:family="paragraph" style:parent-style-name="Code_20_block">
      <style:text-properties officeooo:rsid="00b9ec99" officeooo:paragraph-rsid="00b9ec99"/>
    </style:style>
    <style:style style:name="P257" style:family="paragraph" style:parent-style-name="Code_20_block">
      <style:text-properties officeooo:paragraph-rsid="00bf7d22"/>
    </style:style>
    <style:style style:name="P258" style:family="paragraph" style:parent-style-name="Code_20_block">
      <style:text-properties officeooo:paragraph-rsid="00c22760"/>
    </style:style>
    <style:style style:name="P259" style:family="paragraph" style:parent-style-name="Code_20_block">
      <style:text-properties officeooo:paragraph-rsid="00c2bf3a"/>
    </style:style>
    <style:style style:name="P260" style:family="paragraph" style:parent-style-name="Code_20_block">
      <style:text-properties officeooo:rsid="00c2bf3a" officeooo:paragraph-rsid="00c2bf3a"/>
    </style:style>
    <style:style style:name="P261" style:family="paragraph" style:parent-style-name="Code_20_block">
      <style:text-properties officeooo:paragraph-rsid="00c84d34"/>
    </style:style>
    <style:style style:name="P262" style:family="paragraph" style:parent-style-name="Code_20_block">
      <style:text-properties officeooo:paragraph-rsid="00d9b62a"/>
    </style:style>
    <style:style style:name="P263" style:family="paragraph" style:parent-style-name="Code_20_block">
      <style:text-properties officeooo:paragraph-rsid="00e7cd6b"/>
    </style:style>
    <style:style style:name="P264" style:family="paragraph" style:parent-style-name="Code_20_block">
      <style:text-properties officeooo:paragraph-rsid="00f2cd6c"/>
    </style:style>
    <style:style style:name="P265" style:family="paragraph" style:parent-style-name="Code_20_block">
      <style:paragraph-properties fo:text-align="justify" style:justify-single-word="false"/>
      <style:text-properties officeooo:rsid="00f33d10" officeooo:paragraph-rsid="00f62b5b"/>
    </style:style>
    <style:style style:name="P266" style:family="paragraph" style:parent-style-name="Code_20_block">
      <style:text-properties officeooo:paragraph-rsid="00f62b5b"/>
    </style:style>
    <style:style style:name="P267" style:family="paragraph" style:parent-style-name="Code_20_block">
      <style:text-properties officeooo:paragraph-rsid="0100a5bc"/>
    </style:style>
    <style:style style:name="P268" style:family="paragraph" style:parent-style-name="Code_20_block">
      <style:paragraph-properties fo:text-align="justify" style:justify-single-word="false"/>
      <style:text-properties officeooo:paragraph-rsid="017fbd38"/>
    </style:style>
    <style:style style:name="P269" style:family="paragraph" style:parent-style-name="Code_20_block">
      <style:text-properties officeooo:paragraph-rsid="01147778"/>
    </style:style>
    <style:style style:name="P270" style:family="paragraph" style:parent-style-name="Code_20_block">
      <style:text-properties officeooo:paragraph-rsid="011b382b"/>
    </style:style>
    <style:style style:name="P271" style:family="paragraph" style:parent-style-name="Code_20_block">
      <style:text-properties officeooo:paragraph-rsid="011bfefe"/>
    </style:style>
    <style:style style:name="P272" style:family="paragraph" style:parent-style-name="Code_20_block">
      <style:text-properties officeooo:rsid="007aee4d" officeooo:paragraph-rsid="01225e1a"/>
    </style:style>
    <style:style style:name="P273" style:family="paragraph" style:parent-style-name="Code_20_block">
      <style:text-properties officeooo:paragraph-rsid="0123d5c9"/>
    </style:style>
    <style:style style:name="P274" style:family="paragraph" style:parent-style-name="Code_20_block">
      <style:text-properties officeooo:paragraph-rsid="013d851c"/>
    </style:style>
    <style:style style:name="P275" style:family="paragraph" style:parent-style-name="Code_20_block">
      <style:text-properties officeooo:paragraph-rsid="014584ea"/>
    </style:style>
    <style:style style:name="P276" style:family="paragraph" style:parent-style-name="Code_20_block">
      <style:text-properties officeooo:paragraph-rsid="0162aa64"/>
    </style:style>
    <style:style style:name="P277" style:family="paragraph" style:parent-style-name="Code_20_block">
      <style:text-properties officeooo:paragraph-rsid="0175fa74"/>
    </style:style>
    <style:style style:name="P278" style:family="paragraph" style:parent-style-name="Code_20_block">
      <style:text-properties officeooo:paragraph-rsid="0180eb3b"/>
    </style:style>
    <style:style style:name="P279" style:family="paragraph" style:parent-style-name="Code_20_block">
      <style:text-properties officeooo:paragraph-rsid="018cb215"/>
    </style:style>
    <style:style style:name="P280" style:family="paragraph" style:parent-style-name="Code_20_block">
      <style:text-properties officeooo:paragraph-rsid="018f6041"/>
    </style:style>
    <style:style style:name="P281" style:family="paragraph" style:parent-style-name="Code_20_block">
      <style:text-properties officeooo:paragraph-rsid="01969f4f"/>
    </style:style>
    <style:style style:name="P282" style:family="paragraph" style:parent-style-name="Code_20_block">
      <style:text-properties officeooo:paragraph-rsid="019e1a58"/>
    </style:style>
    <style:style style:name="P283" style:family="paragraph" style:parent-style-name="Code_20_block">
      <style:text-properties officeooo:paragraph-rsid="01a64d98"/>
    </style:style>
    <style:style style:name="P284" style:family="paragraph" style:parent-style-name="Text_20_body">
      <style:paragraph-properties fo:text-align="justify" style:justify-single-word="false"/>
      <style:text-properties officeooo:rsid="0167f65b" officeooo:paragraph-rsid="0167f65b"/>
    </style:style>
    <style:style style:name="P285" style:family="paragraph" style:parent-style-name="Standard">
      <style:paragraph-properties fo:text-align="justify" style:justify-single-word="false" fo:break-before="page"/>
    </style:style>
    <style:style style:name="P286" style:family="paragraph" style:parent-style-name="Standard">
      <style:paragraph-properties fo:text-align="justify" style:justify-single-word="false" fo:break-before="page"/>
      <style:text-properties officeooo:rsid="00b54105" officeooo:paragraph-rsid="00b54105"/>
    </style:style>
    <style:style style:name="P287" style:family="paragraph" style:parent-style-name="Standard">
      <style:paragraph-properties fo:text-align="justify" style:justify-single-word="false" fo:break-before="page"/>
      <style:text-properties officeooo:rsid="00f33d10" officeooo:paragraph-rsid="00f33d10"/>
    </style:style>
    <style:style style:name="P288" style:family="paragraph" style:parent-style-name="Standard">
      <style:paragraph-properties fo:text-align="justify" style:justify-single-word="false" fo:break-before="page"/>
      <style:text-properties officeooo:rsid="006cf6d9" officeooo:paragraph-rsid="006cf6d9"/>
    </style:style>
    <style:style style:name="P289" style:family="paragraph" style:parent-style-name="Standard">
      <style:paragraph-properties fo:break-before="page"/>
      <style:text-properties officeooo:paragraph-rsid="0162aa64"/>
    </style:style>
    <style:style style:name="P290" style:family="paragraph" style:parent-style-name="Note_5f_Tip">
      <loext:graphic-properties draw:fill-color="#cccccc" draw:fill-image-width="0cm" draw:fill-image-height="0cm"/>
    </style:style>
    <style:style style:name="P291" style:family="paragraph" style:parent-style-name="Note_5f_Tip">
      <style:paragraph-properties fo:text-align="justify" style:justify-single-word="false"/>
    </style:style>
    <style:style style:name="P292" style:family="paragraph" style:parent-style-name="Note_5f_Tip">
      <style:paragraph-properties fo:text-align="justify" style:justify-single-word="false"/>
      <style:text-properties officeooo:paragraph-rsid="01147778"/>
    </style:style>
    <style:style style:name="P293" style:family="paragraph" style:parent-style-name="Note_5f_Tip">
      <style:text-properties officeooo:paragraph-rsid="01460628"/>
    </style:style>
    <style:style style:name="P294" style:family="paragraph" style:parent-style-name="Note_5f_Tip">
      <style:text-properties officeooo:paragraph-rsid="0162aa64"/>
    </style:style>
    <style:style style:name="P295" style:family="paragraph" style:parent-style-name="Note_5f_Tip">
      <style:paragraph-properties fo:text-align="justify" style:justify-single-word="false"/>
      <style:text-properties fo:font-style="italic" fo:font-weight="normal" style:font-style-asian="italic" style:font-weight-asian="normal" style:font-style-complex="italic" style:font-weight-complex="normal"/>
    </style:style>
    <style:style style:name="P296" style:family="paragraph" style:parent-style-name="Note_5f_Tip">
      <style:paragraph-properties fo:text-align="justify" style:justify-single-word="false"/>
      <style:text-properties fo:font-style="italic" style:font-style-asian="italic" style:font-style-complex="italic"/>
    </style:style>
    <style:style style:name="P297" style:family="paragraph" style:parent-style-name="Standard" style:list-style-name="List_20_1"/>
    <style:style style:name="P298" style:family="paragraph" style:parent-style-name="Standard" style:list-style-name="List_20_1">
      <style:text-properties officeooo:paragraph-rsid="019e1a58"/>
    </style:style>
    <style:style style:name="P299" style:family="paragraph" style:parent-style-name="Standard" style:list-style-name="List_20_1">
      <style:text-properties officeooo:paragraph-rsid="0180eb3b"/>
    </style:style>
    <style:style style:name="P300" style:family="paragraph" style:parent-style-name="Standard" style:list-style-name="List_20_1">
      <style:text-properties officeooo:paragraph-rsid="01833af0"/>
    </style:style>
    <style:style style:name="P301" style:family="paragraph" style:parent-style-name="Standard" style:list-style-name="List_20_2">
      <style:paragraph-properties fo:text-align="justify" style:justify-single-word="false"/>
    </style:style>
    <style:style style:name="P302" style:family="paragraph" style:parent-style-name="Standard" style:list-style-name="List_20_2">
      <style:paragraph-properties fo:text-align="justify" style:justify-single-word="false"/>
      <style:text-properties officeooo:paragraph-rsid="00184030"/>
    </style:style>
    <style:style style:name="P303" style:family="paragraph" style:parent-style-name="Standard" style:list-style-name="List_20_1">
      <style:paragraph-properties fo:text-align="justify" style:justify-single-word="false"/>
    </style:style>
    <style:style style:name="P304" style:family="paragraph" style:parent-style-name="Standard" style:list-style-name="List_20_1">
      <style:paragraph-properties fo:text-align="justify" style:justify-single-word="false"/>
      <style:text-properties officeooo:paragraph-rsid="0144ac90"/>
    </style:style>
    <style:style style:name="P305" style:family="paragraph" style:parent-style-name="Standard" style:list-style-name="List_20_1">
      <style:paragraph-properties fo:text-align="justify" style:justify-single-word="false"/>
      <style:text-properties officeooo:paragraph-rsid="01732a19"/>
    </style:style>
    <style:style style:name="P306" style:family="paragraph" style:parent-style-name="Standard" style:list-style-name="Numbering_20_1"/>
    <style:style style:name="P307" style:family="paragraph" style:parent-style-name="Standard" style:list-style-name="List_20_2">
      <style:paragraph-properties fo:text-align="justify" style:justify-single-word="false"/>
      <style:text-properties officeooo:rsid="00511286" officeooo:paragraph-rsid="006cf6d9"/>
    </style:style>
    <style:style style:name="P308" style:family="paragraph" style:parent-style-name="Standard" style:list-style-name="List_20_1">
      <style:paragraph-properties fo:text-align="justify" style:justify-single-word="false"/>
      <style:text-properties officeooo:rsid="00511286" officeooo:paragraph-rsid="006cf6d9"/>
    </style:style>
    <style:style style:name="P309" style:family="paragraph" style:parent-style-name="Standard" style:list-style-name="List_20_1">
      <style:paragraph-properties fo:text-align="start" style:justify-single-word="false"/>
      <style:text-properties officeooo:rsid="00511286" officeooo:paragraph-rsid="006cf6d9"/>
    </style:style>
    <style:style style:name="P310" style:family="paragraph" style:parent-style-name="Standard" style:list-style-name="List_20_1">
      <style:paragraph-properties fo:text-align="justify" style:justify-single-word="false"/>
      <style:text-properties officeooo:rsid="010ccc7e" officeooo:paragraph-rsid="0144ac90"/>
    </style:style>
    <style:style style:name="P311" style:family="paragraph" style:parent-style-name="Standard" style:list-style-name="List_20_1">
      <style:paragraph-properties fo:text-align="start" style:justify-single-word="false"/>
      <style:text-properties officeooo:paragraph-rsid="01732a19"/>
    </style:style>
    <style:style style:name="P312" style:family="paragraph" style:parent-style-name="Standard" style:list-style-name="List_20_1">
      <style:paragraph-properties fo:text-align="justify" style:justify-single-word="false"/>
      <style:text-properties officeooo:rsid="00ba1c55" officeooo:paragraph-rsid="00ba1c55"/>
    </style:style>
    <style:style style:name="P313" style:family="paragraph" style:parent-style-name="Standard" style:list-style-name="List_20_2">
      <style:paragraph-properties fo:text-align="justify" style:justify-single-word="false"/>
      <style:text-properties officeooo:rsid="011314be" officeooo:paragraph-rsid="011314be"/>
    </style:style>
    <style:style style:name="P314" style:family="paragraph" style:parent-style-name="Standard" style:list-style-name="List_20_2">
      <style:paragraph-properties fo:text-align="justify" style:justify-single-word="false"/>
      <style:text-properties officeooo:rsid="01147778" officeooo:paragraph-rsid="01147778"/>
    </style:style>
    <style:style style:name="P315" style:family="paragraph" style:parent-style-name="Standard" style:list-style-name="List_20_1">
      <style:paragraph-properties fo:text-align="justify" style:justify-single-word="false"/>
      <style:text-properties officeooo:rsid="005bf21c" officeooo:paragraph-rsid="005bf21c"/>
    </style:style>
    <style:style style:name="P316" style:family="paragraph" style:parent-style-name="Heading_20_5">
      <style:text-properties officeooo:paragraph-rsid="0162aa64"/>
    </style:style>
    <style:style style:name="P317" style:family="paragraph" style:parent-style-name="Heading_20_5">
      <style:paragraph-properties fo:break-before="page"/>
    </style:style>
    <style:style style:name="P318" style:family="paragraph" style:parent-style-name="Heading_20_4">
      <style:text-properties officeooo:paragraph-rsid="017fbd38"/>
    </style:style>
    <style:style style:name="P319" style:family="paragraph" style:parent-style-name="Heading_20_4">
      <style:text-properties officeooo:paragraph-rsid="008b66a3"/>
    </style:style>
    <style:style style:name="P320" style:family="paragraph" style:parent-style-name="Heading_20_4">
      <style:text-properties officeooo:rsid="001cd173" officeooo:paragraph-rsid="002c740a"/>
    </style:style>
    <style:style style:name="P321" style:family="paragraph" style:parent-style-name="Heading_20_4">
      <style:paragraph-properties fo:break-before="page"/>
    </style:style>
    <style:style style:name="P322" style:family="paragraph" style:parent-style-name="Heading_20_3">
      <style:text-properties officeooo:rsid="004b6718"/>
    </style:style>
    <style:style style:name="P323" style:family="paragraph" style:parent-style-name="Heading_20_3">
      <style:text-properties officeooo:rsid="006cf6d9"/>
    </style:style>
    <style:style style:name="P324" style:family="paragraph" style:parent-style-name="Heading_20_3">
      <style:text-properties officeooo:paragraph-rsid="019e1a58"/>
    </style:style>
    <style:style style:name="P325" style:family="paragraph" style:parent-style-name="Heading_20_3">
      <style:text-properties officeooo:rsid="01a1b0c4" officeooo:paragraph-rsid="01a1b0c4"/>
    </style:style>
    <style:style style:name="P326" style:family="paragraph" style:parent-style-name="Heading_20_3">
      <style:text-properties officeooo:rsid="00556bfd"/>
    </style:style>
    <style:style style:name="P327" style:family="paragraph" style:parent-style-name="Heading_20_3">
      <style:text-properties officeooo:rsid="00556bfd" officeooo:paragraph-rsid="00574d30"/>
    </style:style>
    <style:style style:name="P328" style:family="paragraph" style:parent-style-name="Heading_20_3">
      <style:text-properties officeooo:paragraph-rsid="009310ee"/>
    </style:style>
    <style:style style:name="P329" style:family="paragraph" style:parent-style-name="Heading_20_3">
      <style:text-properties officeooo:paragraph-rsid="0177639c"/>
    </style:style>
    <style:style style:name="P330" style:family="paragraph" style:parent-style-name="Heading_20_3">
      <style:text-properties officeooo:paragraph-rsid="0174e6d6"/>
    </style:style>
    <style:style style:name="P331" style:family="paragraph" style:parent-style-name="Heading_20_3">
      <style:text-properties officeooo:rsid="000c7dca"/>
    </style:style>
    <style:style style:name="P332" style:family="paragraph" style:parent-style-name="Heading_20_3">
      <style:text-properties officeooo:rsid="002dc269"/>
    </style:style>
    <style:style style:name="P333" style:family="paragraph" style:parent-style-name="Heading_20_3">
      <style:text-properties officeooo:paragraph-rsid="01147778"/>
    </style:style>
    <style:style style:name="P334" style:family="paragraph" style:parent-style-name="Heading_20_3">
      <style:text-properties officeooo:paragraph-rsid="013d851c"/>
    </style:style>
    <style:style style:name="P335" style:family="paragraph" style:parent-style-name="Heading_20_3">
      <style:text-properties officeooo:rsid="0048e7dd" officeooo:paragraph-rsid="007980cc"/>
    </style:style>
    <style:style style:name="P336" style:family="paragraph" style:parent-style-name="Heading_20_3">
      <style:text-properties officeooo:rsid="009612f1" officeooo:paragraph-rsid="009612f1"/>
    </style:style>
    <style:style style:name="P337" style:family="paragraph" style:parent-style-name="Heading_20_3">
      <style:text-properties officeooo:paragraph-rsid="0080c187"/>
    </style:style>
    <style:style style:name="P338" style:family="paragraph" style:parent-style-name="Heading_20_3">
      <style:text-properties officeooo:paragraph-rsid="00a15c7d"/>
    </style:style>
    <style:style style:name="P339" style:family="paragraph" style:parent-style-name="Heading_20_3">
      <style:text-properties officeooo:rsid="0080c187"/>
    </style:style>
    <style:style style:name="P340" style:family="paragraph" style:parent-style-name="Heading_20_3">
      <style:text-properties officeooo:rsid="005bf21c"/>
    </style:style>
    <style:style style:name="P341" style:family="paragraph" style:parent-style-name="Heading_20_3">
      <style:text-properties officeooo:rsid="005ce557"/>
    </style:style>
    <style:style style:name="P342" style:family="paragraph" style:parent-style-name="Heading_20_3">
      <style:text-properties officeooo:rsid="005db1b7"/>
    </style:style>
    <style:style style:name="P343" style:family="paragraph" style:parent-style-name="Heading_20_3">
      <style:paragraph-properties fo:break-before="page"/>
    </style:style>
    <style:style style:name="P344" style:family="paragraph" style:parent-style-name="Heading_20_2">
      <style:paragraph-properties fo:break-before="page"/>
    </style:style>
    <style:style style:name="P345" style:family="paragraph" style:parent-style-name="Heading_20_2">
      <style:paragraph-properties fo:break-before="page"/>
      <style:text-properties officeooo:rsid="0018ceac"/>
    </style:style>
    <style:style style:name="P346" style:family="paragraph" style:parent-style-name="Heading_20_2">
      <style:paragraph-properties fo:break-before="page"/>
      <style:text-properties officeooo:rsid="0080c187"/>
    </style:style>
    <style:style style:name="P347" style:family="paragraph" style:parent-style-name="Heading_20_2">
      <style:paragraph-properties fo:break-before="page"/>
      <style:text-properties officeooo:rsid="005bf21c"/>
    </style:style>
    <style:style style:name="P348" style:family="paragraph" style:parent-style-name="Heading_20_2">
      <style:paragraph-properties fo:break-before="page"/>
      <style:text-properties officeooo:paragraph-rsid="00aa7475"/>
    </style:style>
    <style:style style:name="P349"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3119bd" style:font-style-asian="italic" style:font-style-complex="italic"/>
    </style:style>
    <style:style style:name="T14" style:family="text">
      <style:text-properties fo:font-style="italic" officeooo:rsid="01460628" style:font-style-asian="italic" style:font-style-complex="italic"/>
    </style:style>
    <style:style style:name="T15" style:family="text">
      <style:text-properties fo:font-style="italic" officeooo:rsid="01a61ef7"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aa2e2" style:font-style-asian="italic" style:font-weight-asian="bold" style:font-style-complex="italic" style:font-weight-complex="bold"/>
    </style:style>
    <style:style style:name="T18" style:family="text">
      <style:text-properties fo:font-style="italic" fo:font-weight="bold" officeooo:rsid="004b6718" style:font-style-asian="italic" style:font-weight-asian="bold" style:font-style-complex="italic" style:font-weight-complex="bold"/>
    </style:style>
    <style:style style:name="T19" style:family="text">
      <style:text-properties fo:font-style="italic" fo:font-weight="bold" officeooo:rsid="005bf21c"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1529756" style:font-style-asian="italic" style:font-weight-asian="normal" style:font-style-complex="italic" style:font-weight-complex="normal"/>
    </style:style>
    <style:style style:name="T22" style:family="text">
      <style:text-properties fo:font-style="italic" fo:font-weight="normal" officeooo:rsid="0196c01a" style:font-style-asian="italic" style:font-weight-asian="normal" style:font-style-complex="italic" style:font-weight-complex="normal"/>
    </style:style>
    <style:style style:name="T23" style:family="text">
      <style:text-properties fo:font-weight="bold" style:font-weight-asian="bold" style:font-weight-complex="bold"/>
    </style:style>
    <style:style style:name="T24" style:family="text">
      <style:text-properties fo:font-weight="bold" officeooo:rsid="001aa2e2" style:font-weight-asian="bold" style:font-weight-complex="bold"/>
    </style:style>
    <style:style style:name="T25" style:family="text">
      <style:text-properties fo:font-weight="bold" officeooo:rsid="001c9f78" style:font-weight-asian="bold" style:font-weight-complex="bold"/>
    </style:style>
    <style:style style:name="T26" style:family="text">
      <style:text-properties fo:font-weight="bold" officeooo:rsid="0024201b" style:font-weight-asian="bold" style:font-weight-complex="bold"/>
    </style:style>
    <style:style style:name="T27" style:family="text">
      <style:text-properties fo:font-weight="bold" officeooo:rsid="004dbe0e" style:font-weight-asian="bold" style:font-weight-complex="bold"/>
    </style:style>
    <style:style style:name="T28" style:family="text">
      <style:text-properties fo:font-weight="bold" officeooo:rsid="00527096" style:font-weight-asian="bold" style:font-weight-complex="bold"/>
    </style:style>
    <style:style style:name="T29" style:family="text">
      <style:text-properties fo:font-weight="bold" officeooo:rsid="011314be" style:font-weight-asian="bold" style:font-weight-complex="bold"/>
    </style:style>
    <style:style style:name="T30" style:family="text">
      <style:text-properties fo:font-weight="bold" officeooo:rsid="011f9f43" style:font-weight-asian="bold" style:font-weight-complex="bold"/>
    </style:style>
    <style:style style:name="T31" style:family="text">
      <style:text-properties fo:font-weight="bold" officeooo:rsid="007f6c2e" style:font-weight-asian="bold" style:font-weight-complex="bold"/>
    </style:style>
    <style:style style:name="T32" style:family="text">
      <style:text-properties fo:font-weight="bold" officeooo:rsid="01460628" style:font-weight-asian="bold" style:font-weight-complex="bold"/>
    </style:style>
    <style:style style:name="T33" style:family="text">
      <style:text-properties fo:font-weight="bold" officeooo:rsid="01428057" style:font-weight-asian="bold" style:font-weight-complex="bold"/>
    </style:style>
    <style:style style:name="T34" style:family="text">
      <style:text-properties fo:font-weight="bold" officeooo:rsid="01529756" style:font-weight-asian="bold" style:font-weight-complex="bold"/>
    </style:style>
    <style:style style:name="T35" style:family="text">
      <style:text-properties fo:font-weight="bold" officeooo:rsid="019b5f9d" style:font-weight-asian="bold" style:font-weight-complex="bold"/>
    </style:style>
    <style:style style:name="T36" style:family="text">
      <style:text-properties fo:color="#008000"/>
    </style:style>
    <style:style style:name="T37" style:family="text">
      <style:text-properties fo:color="#008000" officeooo:rsid="001f2c90"/>
    </style:style>
    <style:style style:name="T38" style:family="text">
      <style:text-properties fo:color="#008000" officeooo:rsid="000e6d84"/>
    </style:style>
    <style:style style:name="T39" style:family="text">
      <style:text-properties fo:color="#008000" officeooo:rsid="001cd173"/>
    </style:style>
    <style:style style:name="T40" style:family="text">
      <style:text-properties fo:color="#008000" officeooo:rsid="0049b3a9"/>
    </style:style>
    <style:style style:name="T41" style:family="text">
      <style:text-properties fo:color="#008000" officeooo:rsid="004aa424"/>
    </style:style>
    <style:style style:name="T42" style:family="text">
      <style:text-properties fo:color="#008000" officeooo:rsid="01fbcc8b"/>
    </style:style>
    <style:style style:name="T43" style:family="text">
      <style:text-properties fo:color="#008000" officeooo:rsid="00bf7d22"/>
    </style:style>
    <style:style style:name="T44" style:family="text">
      <style:text-properties fo:color="#008000" officeooo:rsid="00f62b5b"/>
    </style:style>
    <style:style style:name="T45" style:family="text">
      <style:text-properties fo:color="#008000" officeooo:rsid="011b382b"/>
    </style:style>
    <style:style style:name="T46" style:family="text">
      <style:text-properties fo:color="#008000" officeooo:rsid="0121c999"/>
    </style:style>
    <style:style style:name="T47" style:family="text">
      <style:text-properties fo:color="#008000" officeooo:rsid="012e54c7"/>
    </style:style>
    <style:style style:name="T48" style:family="text">
      <style:text-properties fo:color="#008000" officeooo:rsid="01512a54"/>
    </style:style>
    <style:style style:name="T49" style:family="text">
      <style:text-properties fo:color="#008000" officeooo:rsid="01876e5e"/>
    </style:style>
    <style:style style:name="T50" style:family="text">
      <style:text-properties fo:color="#008000" officeooo:rsid="018f6041"/>
    </style:style>
    <style:style style:name="T51" style:family="text">
      <style:text-properties fo:color="#008000" officeooo:rsid="0193e86f"/>
    </style:style>
    <style:style style:name="T52" style:family="text">
      <style:text-properties fo:color="#000000"/>
    </style:style>
    <style:style style:name="T53" style:family="text">
      <style:text-properties fo:color="#000000" officeooo:rsid="001cd173"/>
    </style:style>
    <style:style style:name="T54" style:family="text">
      <style:text-properties officeooo:rsid="000c7dca"/>
    </style:style>
    <style:style style:name="T55" style:family="text">
      <style:text-properties officeooo:rsid="000e6d84"/>
    </style:style>
    <style:style style:name="T56" style:family="text">
      <style:text-properties officeooo:rsid="001f2c90"/>
    </style:style>
    <style:style style:name="T57" style:family="text">
      <style:text-properties officeooo:rsid="00133266"/>
    </style:style>
    <style:style style:name="T58" style:family="text">
      <style:text-properties officeooo:rsid="0016b811"/>
    </style:style>
    <style:style style:name="T59" style:family="text">
      <style:text-properties officeooo:rsid="0017bce1"/>
    </style:style>
    <style:style style:name="T60" style:family="text">
      <style:text-properties officeooo:rsid="00184030"/>
    </style:style>
    <style:style style:name="T61" style:family="text">
      <style:text-properties officeooo:rsid="001aa2e2"/>
    </style:style>
    <style:style style:name="T62" style:family="text">
      <style:text-properties style:font-name="Arial"/>
    </style:style>
    <style:style style:name="T63" style:family="text">
      <style:text-properties style:font-name="Arial" officeooo:rsid="001e43c8"/>
    </style:style>
    <style:style style:name="T64" style:family="text">
      <style:text-properties style:font-name="Arial" fo:font-style="normal" fo:font-weight="bold" style:font-style-asian="normal" style:font-weight-asian="bold" style:font-style-complex="normal" style:font-weight-complex="bold"/>
    </style:style>
    <style:style style:name="T65" style:family="text">
      <style:text-properties officeooo:rsid="00273b2d"/>
    </style:style>
    <style:style style:name="T66" style:family="text">
      <style:text-properties officeooo:rsid="002b6677"/>
    </style:style>
    <style:style style:name="T67" style:family="text">
      <style:text-properties officeooo:rsid="001cd173"/>
    </style:style>
    <style:style style:name="T68" style:family="text">
      <style:text-properties officeooo:rsid="002dc269"/>
    </style:style>
    <style:style style:name="T69" style:family="text">
      <style:text-properties officeooo:rsid="00351db9"/>
    </style:style>
    <style:style style:name="T70" style:family="text">
      <style:text-properties officeooo:rsid="00365822"/>
    </style:style>
    <style:style style:name="T71" style:family="text">
      <style:text-properties officeooo:rsid="00378c0d"/>
    </style:style>
    <style:style style:name="T72" style:family="text">
      <style:text-properties officeooo:rsid="00382e9c"/>
    </style:style>
    <style:style style:name="T73" style:family="text">
      <style:text-properties officeooo:rsid="0049b3a9"/>
    </style:style>
    <style:style style:name="T74" style:family="text">
      <style:text-properties officeooo:rsid="004b6718"/>
    </style:style>
    <style:style style:name="T75" style:family="text">
      <style:text-properties officeooo:rsid="004dbe0e"/>
    </style:style>
    <style:style style:name="T76" style:family="text">
      <style:text-properties officeooo:rsid="005229e6"/>
    </style:style>
    <style:style style:name="T77" style:family="text">
      <style:text-properties officeooo:rsid="005bf21c"/>
    </style:style>
    <style:style style:name="T78" style:family="text">
      <style:text-properties officeooo:rsid="00667456"/>
    </style:style>
    <style:style style:name="T79" style:family="text">
      <style:text-properties officeooo:rsid="0066faee"/>
    </style:style>
    <style:style style:name="T80" style:family="text">
      <style:text-properties officeooo:rsid="006b060f"/>
    </style:style>
    <style:style style:name="T81" style:family="text">
      <style:text-properties officeooo:rsid="006cf6d9"/>
    </style:style>
    <style:style style:name="T82" style:family="text">
      <style:text-properties officeooo:rsid="0070f844"/>
    </style:style>
    <style:style style:name="T83" style:family="text">
      <style:text-properties officeooo:rsid="00752892"/>
    </style:style>
    <style:style style:name="T84" style:family="text">
      <style:text-properties officeooo:rsid="0075698a"/>
    </style:style>
    <style:style style:name="T85" style:family="text">
      <style:text-properties officeooo:rsid="00760538"/>
    </style:style>
    <style:style style:name="T86" style:family="text">
      <style:text-properties officeooo:rsid="0079b2d7"/>
    </style:style>
    <style:style style:name="T87" style:family="text">
      <style:text-properties officeooo:rsid="007aee4d"/>
    </style:style>
    <style:style style:name="T88" style:family="text">
      <style:text-properties officeooo:rsid="007e0c2e"/>
    </style:style>
    <style:style style:name="T89" style:family="text">
      <style:text-properties officeooo:rsid="0080c187"/>
    </style:style>
    <style:style style:name="T90" style:family="text">
      <style:text-properties officeooo:rsid="0084fdd9"/>
    </style:style>
    <style:style style:name="T91" style:family="text">
      <style:text-properties officeooo:rsid="007b45fb"/>
    </style:style>
    <style:style style:name="T92" style:family="text">
      <style:text-properties officeooo:rsid="00858354"/>
    </style:style>
    <style:style style:name="T93" style:family="text">
      <style:text-properties officeooo:rsid="0085c355"/>
    </style:style>
    <style:style style:name="T94" style:family="text">
      <style:text-properties officeooo:rsid="008798eb"/>
    </style:style>
    <style:style style:name="T95" style:family="text">
      <style:text-properties officeooo:rsid="008b66a3"/>
    </style:style>
    <style:style style:name="T96" style:family="text">
      <style:text-properties officeooo:rsid="008bc488"/>
    </style:style>
    <style:style style:name="T97" style:family="text">
      <style:text-properties officeooo:rsid="008d62d9"/>
    </style:style>
    <style:style style:name="T98" style:family="text">
      <style:text-properties officeooo:rsid="008eacba"/>
    </style:style>
    <style:style style:name="T99" style:family="text">
      <style:text-properties officeooo:rsid="008ff982"/>
    </style:style>
    <style:style style:name="T100" style:family="text">
      <style:text-properties officeooo:rsid="00903418"/>
    </style:style>
    <style:style style:name="T101" style:family="text">
      <style:text-properties officeooo:rsid="0092144a"/>
    </style:style>
    <style:style style:name="T102" style:family="text">
      <style:text-properties officeooo:rsid="009310ee"/>
    </style:style>
    <style:style style:name="T103" style:family="text">
      <style:text-properties officeooo:rsid="00973f92"/>
    </style:style>
    <style:style style:name="T104" style:family="text">
      <style:text-properties officeooo:rsid="0098390e"/>
    </style:style>
    <style:style style:name="T105" style:family="text">
      <style:text-properties officeooo:rsid="009c3e74"/>
    </style:style>
    <style:style style:name="T106" style:family="text">
      <style:text-properties officeooo:rsid="009f179b"/>
    </style:style>
    <style:style style:name="T107" style:family="text">
      <style:text-properties officeooo:rsid="00a0d762"/>
    </style:style>
    <style:style style:name="T108" style:family="text">
      <style:text-properties officeooo:rsid="00a5a694"/>
    </style:style>
    <style:style style:name="T109" style:family="text">
      <style:text-properties officeooo:rsid="00a5b334"/>
    </style:style>
    <style:style style:name="T110" style:family="text">
      <style:text-properties officeooo:rsid="01ff3361"/>
    </style:style>
    <style:style style:name="T111" style:family="text">
      <style:text-properties officeooo:rsid="01fbcc8b"/>
    </style:style>
    <style:style style:name="T112" style:family="text">
      <style:text-properties officeooo:rsid="01fe17e5"/>
    </style:style>
    <style:style style:name="T113" style:family="text">
      <style:text-properties officeooo:rsid="01fc3d1c"/>
    </style:style>
    <style:style style:name="T114" style:family="text">
      <style:text-properties officeooo:rsid="00ad3bea"/>
    </style:style>
    <style:style style:name="T115" style:family="text">
      <style:text-properties officeooo:rsid="00af98da"/>
    </style:style>
    <style:style style:name="T116" style:family="text">
      <style:text-properties officeooo:rsid="00b2264e"/>
    </style:style>
    <style:style style:name="T117" style:family="text">
      <style:text-properties officeooo:rsid="00b2871d"/>
    </style:style>
    <style:style style:name="T118" style:family="text">
      <style:text-properties officeooo:rsid="00b54105"/>
    </style:style>
    <style:style style:name="T119" style:family="text">
      <style:text-properties officeooo:rsid="00b584e7"/>
    </style:style>
    <style:style style:name="T120" style:family="text">
      <style:text-properties officeooo:rsid="00b9725b"/>
    </style:style>
    <style:style style:name="T121" style:family="text">
      <style:text-properties officeooo:rsid="00b9ec99"/>
    </style:style>
    <style:style style:name="T122" style:family="text">
      <style:text-properties officeooo:rsid="00bc12f6"/>
    </style:style>
    <style:style style:name="T123" style:family="text">
      <style:text-properties officeooo:rsid="00bcb809"/>
    </style:style>
    <style:style style:name="T124" style:family="text">
      <style:text-properties officeooo:rsid="00bdd242"/>
    </style:style>
    <style:style style:name="T125" style:family="text">
      <style:text-properties officeooo:rsid="00bf7d22"/>
    </style:style>
    <style:style style:name="T126" style:family="text">
      <style:text-properties officeooo:rsid="00c22760"/>
    </style:style>
    <style:style style:name="T127" style:family="text">
      <style:text-properties officeooo:rsid="00c84d34"/>
    </style:style>
    <style:style style:name="T128" style:family="text">
      <style:text-properties officeooo:rsid="00ca45cd"/>
    </style:style>
    <style:style style:name="T129" style:family="text">
      <style:text-properties officeooo:rsid="00d071b2"/>
    </style:style>
    <style:style style:name="T130" style:family="text">
      <style:text-properties officeooo:rsid="00d3ab5e"/>
    </style:style>
    <style:style style:name="T131" style:family="text">
      <style:text-properties officeooo:rsid="00d6123a"/>
    </style:style>
    <style:style style:name="T132" style:family="text">
      <style:text-properties officeooo:rsid="00daf1b9"/>
    </style:style>
    <style:style style:name="T133" style:family="text">
      <style:text-properties officeooo:rsid="00e21397"/>
    </style:style>
    <style:style style:name="T134" style:family="text">
      <style:text-properties officeooo:rsid="00e275cf"/>
    </style:style>
    <style:style style:name="T135" style:family="text">
      <style:text-properties officeooo:rsid="00e7cd6b"/>
    </style:style>
    <style:style style:name="T136" style:family="text">
      <style:text-properties officeooo:rsid="00e845fb"/>
    </style:style>
    <style:style style:name="T137" style:family="text">
      <style:text-properties officeooo:rsid="00ec9012"/>
    </style:style>
    <style:style style:name="T138" style:family="text">
      <style:text-properties officeooo:rsid="00ee8f2d"/>
    </style:style>
    <style:style style:name="T139" style:family="text">
      <style:text-properties officeooo:rsid="00f26741"/>
    </style:style>
    <style:style style:name="T140" style:family="text">
      <style:text-properties officeooo:rsid="00f2cd6c"/>
    </style:style>
    <style:style style:name="T141" style:family="text">
      <style:text-properties officeooo:rsid="00f6ef68"/>
    </style:style>
    <style:style style:name="T142" style:family="text">
      <style:text-properties officeooo:rsid="00adda06"/>
    </style:style>
    <style:style style:name="T143" style:family="text">
      <style:text-properties officeooo:rsid="00f72a8f"/>
    </style:style>
    <style:style style:name="T144" style:family="text">
      <style:text-properties officeooo:rsid="00f8df53"/>
    </style:style>
    <style:style style:name="T145" style:family="text">
      <style:text-properties officeooo:rsid="00fbee4d"/>
    </style:style>
    <style:style style:name="T146" style:family="text">
      <style:text-properties officeooo:rsid="00fde84f"/>
    </style:style>
    <style:style style:name="T147" style:family="text">
      <style:text-properties officeooo:rsid="00ffab81"/>
    </style:style>
    <style:style style:name="T148" style:family="text">
      <style:text-properties officeooo:rsid="0102be7c"/>
    </style:style>
    <style:style style:name="T149" style:family="text">
      <style:text-properties officeooo:rsid="0104500d"/>
    </style:style>
    <style:style style:name="T150" style:family="text">
      <style:text-properties officeooo:rsid="0107c833"/>
    </style:style>
    <style:style style:name="T151" style:family="text">
      <style:text-properties officeooo:rsid="010b0e20"/>
    </style:style>
    <style:style style:name="T152" style:family="text">
      <style:text-properties officeooo:rsid="010bdaad"/>
    </style:style>
    <style:style style:name="T153" style:family="text">
      <style:text-properties officeooo:rsid="010ccc7e"/>
    </style:style>
    <style:style style:name="T154" style:family="text">
      <style:text-properties officeooo:rsid="010f1963"/>
    </style:style>
    <style:style style:name="T155" style:family="text">
      <style:text-properties officeooo:rsid="010fc932"/>
    </style:style>
    <style:style style:name="T156" style:family="text">
      <style:text-properties officeooo:rsid="01113adc"/>
    </style:style>
    <style:style style:name="T157" style:family="text">
      <style:text-properties officeooo:rsid="011314be"/>
    </style:style>
    <style:style style:name="T158" style:family="text">
      <style:text-properties officeooo:rsid="01147778"/>
    </style:style>
    <style:style style:name="T159" style:family="text">
      <style:text-properties officeooo:rsid="0115bc61"/>
    </style:style>
    <style:style style:name="T160" style:family="text">
      <style:text-properties officeooo:rsid="0117822b"/>
    </style:style>
    <style:style style:name="T161" style:family="text">
      <style:text-properties officeooo:rsid="011bfefe"/>
    </style:style>
    <style:style style:name="T162" style:family="text">
      <style:text-properties officeooo:rsid="011e2bbd"/>
    </style:style>
    <style:style style:name="T163" style:family="text">
      <style:text-properties officeooo:rsid="011f9f43"/>
    </style:style>
    <style:style style:name="T164" style:family="text">
      <style:text-properties officeooo:rsid="0121c999"/>
    </style:style>
    <style:style style:name="T165" style:family="text">
      <style:text-properties officeooo:rsid="0123d5c9"/>
    </style:style>
    <style:style style:name="T166" style:family="text">
      <style:text-properties officeooo:rsid="01246abd"/>
    </style:style>
    <style:style style:name="T167" style:family="text">
      <style:text-properties officeooo:rsid="012e2346"/>
    </style:style>
    <style:style style:name="T168" style:family="text">
      <style:text-properties officeooo:rsid="012f9af0"/>
    </style:style>
    <style:style style:name="T169" style:family="text">
      <style:text-properties officeooo:rsid="013084b6"/>
    </style:style>
    <style:style style:name="T170" style:family="text">
      <style:text-properties officeooo:rsid="0132424e"/>
    </style:style>
    <style:style style:name="T171" style:family="text">
      <style:text-properties officeooo:rsid="01335002"/>
    </style:style>
    <style:style style:name="T172" style:family="text">
      <style:text-properties officeooo:rsid="013613f5"/>
    </style:style>
    <style:style style:name="T173" style:family="text">
      <style:text-properties officeooo:rsid="013f6f5c"/>
    </style:style>
    <style:style style:name="T174" style:family="text">
      <style:text-properties officeooo:rsid="0142655a"/>
    </style:style>
    <style:style style:name="T175" style:family="text">
      <style:text-properties officeooo:rsid="01435453"/>
    </style:style>
    <style:style style:name="T176" style:family="text">
      <style:text-properties officeooo:rsid="0144ac90"/>
    </style:style>
    <style:style style:name="T177" style:family="text">
      <style:text-properties officeooo:rsid="0144b5cb"/>
    </style:style>
    <style:style style:name="T178" style:family="text">
      <style:text-properties officeooo:rsid="014584ea"/>
    </style:style>
    <style:style style:name="T179" style:family="text">
      <style:text-properties officeooo:rsid="01460628"/>
    </style:style>
    <style:style style:name="T180" style:family="text">
      <style:text-properties fo:font-style="normal" fo:font-weight="bold" style:font-style-asian="normal" style:font-weight-asian="bold" style:font-style-complex="normal" style:font-weight-complex="bold"/>
    </style:style>
    <style:style style:name="T181" style:family="text">
      <style:text-properties fo:font-style="normal" fo:font-weight="bold" officeooo:rsid="01460628" style:font-style-asian="normal" style:font-weight-asian="bold" style:font-style-complex="normal" style:font-weight-complex="bold"/>
    </style:style>
    <style:style style:name="T182" style:family="text">
      <style:text-properties fo:font-style="normal" fo:font-weight="bold" officeooo:rsid="018dfaef" style:font-style-asian="normal" style:font-weight-asian="bold" style:font-style-complex="normal" style:font-weight-complex="bold"/>
    </style:style>
    <style:style style:name="T183" style:family="text">
      <style:text-properties fo:font-style="normal" fo:font-weight="bold" officeooo:rsid="019b5f9d" style:font-style-asian="normal" style:font-weight-asian="bold" style:font-style-complex="normal" style:font-weight-complex="bold"/>
    </style:style>
    <style:style style:name="T184" style:family="text">
      <style:text-properties fo:font-style="normal" fo:font-weight="normal" officeooo:rsid="00cb5232" style:font-style-asian="normal" style:font-weight-asian="normal" style:font-style-complex="normal" style:font-weight-complex="normal"/>
    </style:style>
    <style:style style:name="T185" style:family="text">
      <style:text-properties fo:font-style="normal" fo:font-weight="normal" officeooo:rsid="01ac033f" style:font-style-asian="normal" style:font-weight-asian="normal" style:font-style-complex="normal" style:font-weight-complex="normal"/>
    </style:style>
    <style:style style:name="T186" style:family="text">
      <style:text-properties officeooo:rsid="01485b59"/>
    </style:style>
    <style:style style:name="T187" style:family="text">
      <style:text-properties officeooo:rsid="0149b7a6"/>
    </style:style>
    <style:style style:name="T188" style:family="text">
      <style:text-properties officeooo:rsid="0150a18b"/>
    </style:style>
    <style:style style:name="T189" style:family="text">
      <style:text-properties officeooo:rsid="01512a54"/>
    </style:style>
    <style:style style:name="T190" style:family="text">
      <style:text-properties officeooo:rsid="01529756"/>
    </style:style>
    <style:style style:name="T191" style:family="text">
      <style:text-properties officeooo:rsid="015c5f33"/>
    </style:style>
    <style:style style:name="T192" style:family="text">
      <style:text-properties officeooo:rsid="015fbe1b"/>
    </style:style>
    <style:style style:name="T193" style:family="text">
      <style:text-properties officeooo:rsid="0169a775"/>
    </style:style>
    <style:style style:name="T194" style:family="text">
      <style:text-properties officeooo:rsid="016b92f4"/>
    </style:style>
    <style:style style:name="T195" style:family="text">
      <style:text-properties officeooo:rsid="016da621"/>
    </style:style>
    <style:style style:name="T196" style:family="text">
      <style:text-properties officeooo:rsid="0170127a"/>
    </style:style>
    <style:style style:name="T197" style:family="text">
      <style:text-properties officeooo:rsid="0171d3e8"/>
    </style:style>
    <style:style style:name="T198" style:family="text">
      <style:text-properties officeooo:rsid="0180eb3b"/>
    </style:style>
    <style:style style:name="T199" style:family="text">
      <style:text-properties officeooo:rsid="01833af0"/>
    </style:style>
    <style:style style:name="T200" style:family="text">
      <style:text-properties officeooo:rsid="0184e20d"/>
    </style:style>
    <style:style style:name="T201" style:family="text">
      <style:text-properties officeooo:rsid="018503d1"/>
    </style:style>
    <style:style style:name="T202" style:family="text">
      <style:text-properties officeooo:rsid="018507cc"/>
    </style:style>
    <style:style style:name="T203" style:family="text">
      <style:text-properties officeooo:rsid="018cb215"/>
    </style:style>
    <style:style style:name="T204" style:family="text">
      <style:text-properties officeooo:rsid="018dfaef"/>
    </style:style>
    <style:style style:name="T205" style:family="text">
      <style:text-properties officeooo:rsid="018f6041"/>
    </style:style>
    <style:style style:name="T206" style:family="text">
      <style:text-properties officeooo:rsid="0195c1fa"/>
    </style:style>
    <style:style style:name="T207" style:family="text">
      <style:text-properties officeooo:rsid="019642ca"/>
    </style:style>
    <style:style style:name="T208" style:family="text">
      <style:text-properties officeooo:rsid="01969f4f"/>
    </style:style>
    <style:style style:name="T209" style:family="text">
      <style:text-properties officeooo:rsid="0196c01a"/>
    </style:style>
    <style:style style:name="T210" style:family="text">
      <style:text-properties officeooo:rsid="0197fb3a"/>
    </style:style>
    <style:style style:name="T211" style:family="text">
      <style:text-properties officeooo:rsid="019b5f9d"/>
    </style:style>
    <style:style style:name="T212" style:family="text">
      <style:text-properties officeooo:rsid="019eaafb"/>
    </style:style>
    <style:style style:name="T213" style:family="text">
      <style:text-properties officeooo:rsid="01a21f87"/>
    </style:style>
    <style:style style:name="T214" style:family="text">
      <style:text-properties officeooo:rsid="00cb5232"/>
    </style:style>
    <style:style style:name="T215" style:family="text">
      <style:text-properties officeooo:rsid="01a61ef7"/>
    </style:style>
    <style:style style:name="T216" style:family="text">
      <style:text-properties officeooo:rsid="01a64d98"/>
    </style:style>
    <style:style style:name="T217" style:family="text">
      <style:text-properties officeooo:rsid="01a6c62f"/>
    </style:style>
    <style:style style:name="T218" style:family="text">
      <style:text-properties officeooo:rsid="01aa522e"/>
    </style:style>
    <style:style style:name="T219" style:family="text">
      <style:text-properties officeooo:rsid="01ac033f"/>
    </style:style>
    <style:style style:name="T220" style:family="text">
      <style:text-properties officeooo:rsid="01adeeb7"/>
    </style:style>
    <style:style style:name="T221" style:family="text">
      <style:text-properties officeooo:rsid="01b0ad9b"/>
    </style:style>
    <style:style style:name="T222" style:family="text">
      <style:text-properties officeooo:rsid="01b2908f"/>
    </style:style>
    <style:style style:name="T223" style:family="text">
      <style:text-properties officeooo:rsid="01bcf758"/>
    </style:style>
    <style:style style:name="T224" style:family="text">
      <style:text-properties officeooo:rsid="01bdab29"/>
    </style:style>
    <style:style style:name="T225" style:family="text">
      <style:text-properties officeooo:rsid="01c1b3f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90096259" text:style-name="Outline">
        <text:list-item>
          <text:h text:style-name="P349"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1683575830" text:style-name="List_20_1">
        <text:list-item>
          <text:p text:style-name="P297">network communication</text:p>
        </text:list-item>
        <text:list-item>
          <text:p text:style-name="P297">management and monitoring</text:p>
        </text:list-item>
        <text:list-item>
          <text:p text:style-name="P297">performance / load-balancing</text:p>
        </text:list-item>
        <text:list-item>
          <text:p text:style-name="P297">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6">Appendix A: configuration properties reference</text:span> of this manual.</text:p>
      <text:list xml:id="list83346462738187" text:continue-list="list3890096259"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4243389675" text:style-name="List_20_2">
        <text:list-item>
          <text:p text:style-name="P302"><text:span text:style-name="Code_20_char">jppf.config.plugin = class_name</text:span>, where <text:span text:style-name="T1">class_name</text:span> is the fully qualified name of a class implementing <text:span text:style-name="T60">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60">or the interface </text:span><text:a xlink:type="simple" xlink:href="https://www.jppf.org/javadoc/6.0/index.html?org/jppf/utils/JPPFConfiguration.ConfigurationSourceReader.html" text:style-name="Internet_20_link" text:visited-style-name="Visited_20_Internet_20_Link"><text:span text:style-name="T60">JPPFConfiguration.ConfigurationSourceReader</text:span></text:a><text:span text:style-name="T60">, </text:span>enabling a configuration source from any origin, such as a URL, a distributed file system, a remote storage facility, a database, etc.</text:p>
        </text:list-item>
        <text:list-item>
          <text:p text:style-name="P301"><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3">-Djppf.config.plugin=my.own.Configuration</text:span> ...</text:p>
      <text:p text:style-name="P1"/>
      <text:p text:style-name="P1">or </text:p>
      <text:p text:style-name="P1"/>
      <text:p text:style-name="Code_20_block">java <text:span text:style-name="T23">-Djppf.config=my/folder/myFile.properties</text:span> ...</text:p>
      <text:p text:style-name="Standard"/>
      <text:p text:style-name="Standard">The configuration file lookup mechanism is as follows:</text:p>
      <text:p text:style-name="Standard"/>
      <text:list xml:id="list2738926266" text:style-name="Numbering_20_1">
        <text:list-item>
          <text:p text:style-name="P306">if <text:span text:style-name="Code_20_char">jppf.plugin.config</text:span> is specified</text:p>
          <text:p text:style-name="P306">a) instantiate an object of the specified class name and read the properties via the stream provided by this object's <text:span text:style-name="Code_20_char">getPropertyStream()</text:span> <text:span text:style-name="T60">or getPropertyReader() </text:span>method, <text:span text:style-name="T60">depending on which interface it implements</text:span>.<text:line-break/>b) if, for any reason, the stream cannot be obtained or reading the properties from it fails, go to 3.<text:line-break/></text:p>
        </text:list-item>
        <text:list-item>
          <text:p text:style-name="P306">else if <text:span text:style-name="Code_20_char">jppf.config</text:span> is specified</text:p>
          <text:list>
            <text:list-item>
              <text:p text:style-name="P306">look for the file in the file system</text:p>
            </text:list-item>
            <text:list-item>
              <text:p text:style-name="P306">if not found in the file system, look in the classpath</text:p>
            </text:list-item>
            <text:list-item>
              <text:p text:style-name="P306">if not found in the classpath use default configuration values<text:line-break/></text:p>
            </text:list-item>
          </text:list>
        </text:list-item>
        <text:list-item>
          <text:p text:style-name="P306">if <text:span text:style-name="Code_20_char">jppf.config</text:span> is not specified</text:p>
          <text:list>
            <text:list-item>
              <text:p text:style-name="P306">use default file "<text:span text:style-name="Code_20_char">jppf.properties</text:span>"</text:p>
            </text:list-item>
            <text:list-item>
              <text:p text:style-name="P306">look for "jppf.properties" in the file system</text:p>
            </text:list-item>
            <text:list-item>
              <text:p text:style-name="P306">if not found in the file system, look for it in the classpath</text:p>
            </text:list-item>
            <text:list-item>
              <text:p text:style-name="P306">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83347946481201" text:continue-list="list83346462738187" text:style-name="Outline">
        <text:list-item>
          <text:list>
            <text:list-item>
              <text:h text:style-name="P345" text:outline-level="2">Includes, <text:span text:style-name="T74">substitutions and scripted values</text:span> in the configuration</text:h>
              <text:list>
                <text:list-item>
                  <text:h text:style-name="P322" text:outline-level="3">Includes</text:h>
                </text:list-item>
              </text:list>
            </text:list-item>
          </text:list>
        </text:list-item>
      </text:list>
      <text:p text:style-name="P38"><text:span text:style-name="T61">A JPPF configuration source, whether as a file or as a plugin, can include other configuration sources by adding one or more “</text:span><text:span text:style-name="T17">#!include”</text:span><text:span text:style-name="T61"> statements in the following format:</text:span></text:p>
      <text:p text:style-name="P41"/>
      <text:p text:style-name="Code_20_block"><text:span text:style-name="T61">#!include </text:span><text:span text:style-name="T2">source_type</text:span><text:span text:style-name="T61"> </text:span><text:span text:style-name="T2">source_path</text:span></text:p>
      <text:p text:style-name="P41"/>
      <text:p text:style-name="P38"><text:span text:style-name="T61">The possible values for </text:span><text:span text:style-name="T2">source_type</text:span><text:span text:style-name="T61"> are “file”, “url” or “class”. For each of these values, source_path has a different meaning:</text:span></text:p>
      <text:p text:style-name="P41"/>
      <text:p text:style-name="P39"><text:span text:style-name="T61">- </text:span><text:span text:style-name="T24">when </text:span><text:span text:style-name="T17">source_type</text:span><text:span text:style-name="T24"> is “file”</text:span><text:span text:style-name="T61">, </text:span><text:span text:style-name="T2">source_path</text:span><text:span text:style-name="T61">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61">System.getProperty(“user.dir”)</text:span></text:span><text:span text:style-name="T61">.</text:span></text:p>
      <text:p text:style-name="P42"/>
      <text:p text:style-name="Standard"><text:span text:style-name="T61">- </text:span><text:span text:style-name="T24">when </text:span><text:span text:style-name="T17">source_type</text:span><text:span text:style-name="T24"> is “</text:span><text:span text:style-name="T25">url</text:span><text:span text:style-name="T24">”</text:span><text:span text:style-name="T61">, source_path is </text:span><text:span text:style-name="Code_20_char"><text:span text:style-name="T63">a URL pointing to a configuration file</text:span></text:span><text:span text:style-name="T61">. It must be a URL such that the JVM can open a stream from it.</text:span></text:p>
      <text:p text:style-name="P42"/>
      <text:p text:style-name="P40"><text:span text:style-name="T61">- </text:span><text:span text:style-name="T24">when </text:span><text:span text:style-name="T17">source_type</text:span><text:span text:style-name="T24"> is “</text:span><text:span text:style-name="T26">class</text:span><text:span text:style-name="T24">”</text:span><text:span text:style-name="T61">,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61">JPPFConfiguration.ConfigurationSource</text:span></text:a><text:span text:style-name="T61"> or </text:span><text:a xlink:type="simple" xlink:href="https://www.jppf.org/javadoc/6.0/index.html?org/jppf/utils/JPPFConfiguration.ConfigurationSourceReader.html" text:style-name="Internet_20_link" text:visited-style-name="Visited_20_Internet_20_Link"><text:span text:style-name="T61">JPPFConfiguration.ConfigurationSourceReader</text:span></text:a><text:span text:style-name="T61">.</text:span></text:p>
      <text:p text:style-name="P42"/>
      <text:p text:style-name="P39"><text:span text:style-name="T24">Example</text:span><text:span text:style-name="T25">s</text:span><text:span text:style-name="T61">:</text:span></text:p>
      <text:p text:style-name="P42"/>
      <text:p text:style-name="P168"># a config file in the file system</text:p>
      <text:p text:style-name="P219">#!include file /home/me/jppf/jppf.properties</text:p>
      <text:p text:style-name="P168"/>
      <text:p text:style-name="P168"># a config file in the classpath</text:p>
      <text:p text:style-name="P220">#!include file META-INF/jppf.properties</text:p>
      <text:p text:style-name="P220"/>
      <text:p text:style-name="P169"># a config file obtained from a url</text:p>
      <text:p text:style-name="P220">#!include url http://www.myhost.com/jppf/jppf.properties</text:p>
      <text:p text:style-name="P169"/>
      <text:p text:style-name="P169"># a config file obtained from a configuration plugin</text:p>
      <text:p text:style-name="P220">#!include class myPackage.MyConfigurationSourceReader</text:p>
      <text:p text:style-name="P41"/>
      <text:p text:style-name="P4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83347341056969" text:continue-numbering="true" text:style-name="Outline">
        <text:list-item>
          <text:list>
            <text:list-item>
              <text:list>
                <text:list-item>
                  <text:h text:style-name="P322" text:outline-level="3">Substitutions in the values of configuration properties</text:h>
                </text:list-item>
              </text:list>
            </text:list-item>
          </text:list>
        </text:list-item>
      </text:list>
      <text:p text:style-name="P49"><text:span text:style-name="T74">The JPPF configuration can handle a syntax of the form “propertyName = prefix</text:span><text:span text:style-name="T18">${otherPropertyName}</text:span><text:span text:style-name="T74">suffix”, where </text:span><text:span text:style-name="T3">prefix</text:span><text:span text:style-name="T74"> and </text:span><text:span text:style-name="T3">suffix</text:span><text:span text:style-name="T74"> are arbitrary strings and </text:span><text:span text:style-name="T3">${otherPropertyName}</text:span><text:span text:style-name="T74"> is a placeholder referencing another property, whose value will be substituted to the placeholder. If you have experience with Apache Ant, this syntax is very similar to the way Ant properties are used in a build script.</text:span></text:p>
      <text:p text:style-name="P50"/>
      <text:p text:style-name="P51">Let's take an example illustrating how this works. The following property definitions:</text:p>
      <text:p text:style-name="P51"/>
      <text:p text:style-name="P224">prop.1 = value1</text:p>
      <text:p text:style-name="P224">prop.2 = ${prop.1}</text:p>
      <text:p text:style-name="P224">prop.3 = value3 ${prop.2}</text:p>
      <text:p text:style-name="P224">prop.4 = value4 ${prop.2} + ${prop.3}</text:p>
      <text:p text:style-name="P51"/>
      <text:p text:style-name="P51">will be resolved into:</text:p>
      <text:p text:style-name="P51"/>
      <text:p text:style-name="P224">prop.1 = value1</text:p>
      <text:p text:style-name="P224">prop.2 = value1</text:p>
      <text:p text:style-name="P224">prop.3 = value3 value1</text:p>
      <text:p text:style-name="P224">prop.4 = value4 value1 + value3 value1</text:p>
      <text:p text:style-name="P51"/>
      <text:p text:style-name="Note_5f_Tip"><text:span text:style-name="T27">Note </text:span><text:span text:style-name="T28">1</text:span><text:span text:style-name="T75">: </text:span><text:span text:style-name="T4">the order in which the properties are defined has no impact on the resolution of substitutions.</text:span></text:p>
      <text:p text:style-name="Note_5f_Tip"><text:span text:style-name="T27">Note </text:span><text:span text:style-name="T28">2</text:span><text:span text:style-name="T75">: </text:span><text:span text:style-name="T5">substitutions are resolved after all includes are fully resolved and loaded</text:span><text:span text:style-name="T4">.</text:span></text:p>
      <text:p text:style-name="P52"/>
      <text:list xml:id="list83348445152723" text:continue-numbering="true" text:style-name="Outline">
        <text:list-item>
          <text:list>
            <text:list-item>
              <text:list>
                <text:list-item>
                  <text:list>
                    <text:list-item>
                      <text:h text:style-name="P321" text:outline-level="4">Unresolved substitutions</text:h>
                    </text:list-item>
                  </text:list>
                </text:list-item>
              </text:list>
            </text:list-item>
          </text:list>
        </text:list-item>
      </text:list>
      <text:p text:style-name="P53">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3"/>
      <text:p text:style-name="P53">In the following configuration:</text:p>
      <text:p text:style-name="P53"/>
      <text:p text:style-name="P225">prop.1 = ${prop.2}</text:p>
      <text:p text:style-name="P53"/>
      <text:p text:style-name="P53">the value of “prop.1” will remain “${prop.2}”, since the property “prop.2” is not defined.</text:p>
      <text:p text:style-name="P53"/>
      <text:p text:style-name="P53">In this configuration:</text:p>
      <text:p text:style-name="P53"/>
      <text:p text:style-name="P225">prop.1 = ${prop.2}</text:p>
      <text:p text:style-name="P225">prop.2 = ${prop.3} ${prop.1}</text:p>
      <text:p text:style-name="P225">prop.3 = value3</text:p>
      <text:p text:style-name="P53"/>
      <text:p text:style-name="P53">“prop.1” and “prop.2” introduce an unresolvable cycle, and only the reference to “prop.3” can be fully resolved. According to this, the final values will be:</text:p>
      <text:p text:style-name="P53"/>
      <text:p text:style-name="P225">prop.1 = ${prop.2}</text:p>
      <text:p text:style-name="P225">prop.2 = value3 ${prop.1}</text:p>
      <text:p text:style-name="P225">prop.3 = value3</text:p>
      <text:list xml:id="list83346847225257" text:continue-numbering="true" text:style-name="Outline">
        <text:list-item>
          <text:list>
            <text:list-item>
              <text:list>
                <text:list-item>
                  <text:list>
                    <text:list-item>
                      <text:h text:style-name="Heading_20_4" text:outline-level="4">Environment variable substitutions</text:h>
                    </text:list-item>
                  </text:list>
                </text:list-item>
              </text:list>
            </text:list-item>
          </text:list>
        </text:list-item>
      </text:list>
      <text:p text:style-name="P54">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4"/>
      <text:p text:style-name="P242">prop.1 = ${env.JAVA_HOME}/bin/java</text:p>
      <text:p text:style-name="P55"/>
      <text:p text:style-name="P56">will be resolved into:</text:p>
      <text:p text:style-name="P56"/>
      <text:p text:style-name="P242">prop.1 = /opt/java/jdk1.7.0/bin/java</text:p>
      <text:p text:style-name="P56"/>
      <text:p text:style-name="P60">If the value of a property refers to an undefined environment variable, then the reference will be replaced <text:span text:style-name="T76">with the literal syntax in its initial definition, that is in the literal form “${env.&lt;UndefinedVariable&gt;}”.</text:span></text:p>
      <text:list xml:id="list83347626784707" text:continue-numbering="true" text:style-name="Outline">
        <text:list-item>
          <text:list>
            <text:list-item>
              <text:list>
                <text:list-item>
                  <text:list>
                    <text:list-item>
                      <text:h text:style-name="Heading_20_4" text:outline-level="4">System properties substtutions</text:h>
                    </text:list-item>
                  </text:list>
                </text:list-item>
              </text:list>
            </text:list-item>
          </text:list>
        </text:list-item>
      </text:list>
      <text:p text:style-name="P104">References to system properties work in exactly the same way as for environment variables, except that the prefix for a system property reference is "sys." instead of "env.". The syntax for <text:span text:style-name="T104">the reference </text:span>is then "${sys.systemPropertyName}".</text:p>
      <text:p text:style-name="P104"/>
      <text:p text:style-name="P104">For example, if the Java command includes an option "-DTest.property=some.test.value", then the following configuration property:</text:p>
      <text:p text:style-name="P104"/>
      <text:p text:style-name="Code_20_block">prop.1 = ${sys.<text:span text:style-name="T103">T</text:span>est.<text:span text:style-name="T103">property</text:span>}</text:p>
      <text:p text:style-name="P104"/>
      <text:p text:style-name="P104">will be resolved into:</text:p>
      <text:p text:style-name="P104"/>
      <text:p text:style-name="Code_20_block">prop.1 = <text:span text:style-name="T103">some.</text:span>test.value</text:p>
      <text:list xml:id="list83346677962275" text:continue-numbering="true" text:style-name="Outline">
        <text:list-item>
          <text:list>
            <text:list-item>
              <text:list>
                <text:list-item>
                  <text:h text:style-name="P323" text:outline-level="3">Scripted property values</text:h>
                </text:list-item>
              </text:list>
            </text:list-item>
          </text:list>
        </text:list-item>
      </text:list>
      <text:p text:style-name="P70"><text:span text:style-name="T82">T</text:span>he <text:span text:style-name="T82">values of configuration </text:span>properties <text:span text:style-name="T82">can be partially or complety computed as expressions written in any JSR 223-compliant dynamic script language. Such properties</text:span> contain one or more expressions of the form:</text:p>
      <text:p text:style-name="P70"/>
      <text:p text:style-name="Code_20_block"><text:span text:style-name="T81">my.property = $script:</text:span><text:span text:style-name="T6">language</text:span><text:span text:style-name="T81">:</text:span><text:span text:style-name="T6">source_type</text:span><text:span text:style-name="T81">{</text:span><text:span text:style-name="T6">script_source</text:span><text:span text:style-name="T81">}$</text:span></text:p>
      <text:p text:style-name="P70"/>
      <text:p text:style-name="P70"/>
      <text:p text:style-name="P288">Where:</text:p>
      <text:p text:style-name="P70"/>
      <text:list xml:id="list83348132208418" text:continue-list="list4243389675" text:style-name="List_20_2">
        <text:list-item>
          <text:p text:style-name="P307"><text:span text:style-name="T6">language</text:span><text:span text:style-name="T81"> is the script language to use, such as provided by the javax.script APIs. It defaults to "javascript"</text:span></text:p>
        </text:list-item>
        <text:list-item>
          <text:p text:style-name="P307"><text:span text:style-name="T6">source_type</text:span><text:span text:style-name="T81"> determines how to find the script, with possible values "inline", "file" or "url". It defaults to "inline"</text:span></text:p>
        </text:list-item>
        <text:list-item>
          <text:p text:style-name="P307"><text:span text:style-name="T6">script_source</text:span><text:span text:style-name="T81"> is either the script expression, or its location, depending on the value of source_type:</text:span></text:p>
        </text:list-item>
      </text:list>
      <text:list xml:id="list83347973524416" text:continue-list="list1683575830" text:style-name="List_20_1">
        <text:list-item>
          <text:p text:style-name="P309"><text:span text:style-name="T81">if source_type = inline, then script_source is the script itself.<text:line-break/>For example: </text:span><text:span text:style-name="Code_20_char"><text:span text:style-name="T81">my.prop = $script:javascript:inline{"hello " + "world"}$</text:span></text:span></text:p>
        </text:list-item>
        <text:list-item>
          <text:p text:style-name="P308"><text:span text:style-name="T81">if source_type = file, then script_source is a script file, looked up first in the file system, then in the classpath.<text:line-break/>For example: </text:span><text:span text:style-name="Code_20_char"><text:span text:style-name="T81">my.prop = $script:javascript:file{/home/me/myscript.js}$</text:span></text:span></text:p>
        </text:list-item>
        <text:list-item>
          <text:p text:style-name="P309"><text:span text:style-name="T81">if source_type = url, then script_source is a script loaded from a URL.<text:line-break/>For example: </text:span><text:span text:style-name="Code_20_char"><text:span text:style-name="T81">my.prop = $script:javascript:url{file:///home/me/myscript.js}$</text:span></text:span></text:p>
        </text:list-item>
      </text:list>
      <text:p text:style-name="P70"/>
      <text:p text:style-name="P70">If the language or source type are left unspecified, they will be assigned their default value. For instance the following patterns will all resolve in language = 'javascript' and source_type = 'inline' :</text:p>
      <text:p text:style-name="P70"/>
      <text:p text:style-name="P231">$script{ 2 + 3 }$</text:p>
      <text:p text:style-name="P231">$script:{ 2 + 3 }$</text:p>
      <text:p text:style-name="P231">$script::{ 2 + 3 }$</text:p>
      <text:p text:style-name="P231">$script::inline{ 2 + 3 }$</text:p>
      <text:p text:style-name="P231">$script:javascript{ 2 + 3 }$</text:p>
      <text:p text:style-name="P231">$script:javascript:{ 2 + 3 }$</text:p>
      <text:p text:style-name="P70"/>
      <text:p text:style-name="P291"><text:span text:style-name="T23">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290"><text:span text:style-name="Code_20_char">prop.1 = $script:js:file{/home/me/script.js}</text:span><text:span text:style-name="Code_20_char"><text:span text:style-name="T148">$</text:span></text:span></text:p>
      <text:p text:style-name="P290"><text:span text:style-name="Code_20_char">prop.2= $S:js:</text:span><text:span text:style-name="Code_20_char"><text:span text:style-name="T137">f</text:span></text:span><text:span text:style-name="Code_20_char">{/home/me/sc</text:span><text:span text:style-name="Code_20_char"><text:span text:style-name="T138">r</text:span></text:span><text:span text:style-name="Code_20_char">ipt.js}</text:span><text:span text:style-name="Code_20_char"><text:span text:style-name="T148">$</text:span></text:span></text:p>
      <text:p text:style-name="P71"/>
      <text:p text:style-name="P57"><text:span text:style-name="T81">The default script language can be specified with the property </text:span><text:span text:style-name="Code_20_char"><text:span text:style-name="T81">'jppf.script.default.language</text:span></text:span><text:span text:style-name="T81">'. This property is always evaluated first, in case it is also expressed with script expressions (which can only be in javascript). If it is not specified explicitely, it will default to 'javascript'. For example, in the following:</text:span></text:p>
      <text:p text:style-name="P70"/>
      <text:p text:style-name="P178"># using javascript expression to set the default language to groovy</text:p>
      <text:p text:style-name="P231">jppf.script.default.language = $script{ 'groo' + 'vy' }<text:span text:style-name="T84">$</text:span></text:p>
      <text:p text:style-name="P178"># inline expression using default language 'groovy'</text:p>
      <text:p text:style-name="P231">my.property = $script{ return 2 + 3 }<text:span text:style-name="T84">$</text:span></text:p>
      <text:p text:style-name="P70"/>
      <text:p text:style-name="P57"><text:span text:style-name="T81">The value of '</text:span><text:span text:style-name="Code_20_char"><text:span text:style-name="T81">my.property</text:span></text:span><text:span text:style-name="T81">' will evaluate to 5, resulting from the inline groovy expression '</text:span><text:span text:style-name="Code_20_char"><text:span text:style-name="T81">return 2 + 3</text:span></text:span><text:span text:style-name="T81">'.</text:span></text:p>
      <text:p text:style-name="P70"/>
      <text:p text:style-name="P57"><text:span text:style-name="T81">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81">TypedProperties</text:span></text:a><text:span text:style-name="T81"> object) being loaded, with the best possible accuracy. For example, in the following:</text:span></text:p>
      <text:p text:style-name="P75"/>
      <text:p text:style-name="P232">prop.1 = hello world</text:p>
      <text:p text:style-name="P232">prop.2 = $script:javascript{ thisProperties.getString('prop.1') + ' of scripting' }$</text:p>
      <text:p text:style-name="P75"/>
      <text:p text:style-name="P58"><text:span text:style-name="T84">the value of '</text:span><text:span text:style-name="Code_20_char"><text:span text:style-name="T84">prop.2</text:span></text:span><text:span text:style-name="T84">' will evaluate to 'hello world of scripting', which is the value of '</text:span><text:span text:style-name="Code_20_char"><text:span text:style-name="T84">prop.1</text:span></text:span><text:span text:style-name="T84">' to which another string is concatenated. The predefined variable </text:span><text:span text:style-name="T7">thisProperty</text:span><text:span text:style-name="T84"> is bound to the properties object being evaluated. Note that the same result can be achieved with a property substitution:</text:span></text:p>
      <text:p text:style-name="P77"/>
      <text:p text:style-name="P232">prop.1 = hello world</text:p>
      <text:p text:style-name="P232">prop.2 = $script:javascript{ '${prop.1}' + ' of scripting' }$</text:p>
      <text:p text:style-name="P76"/>
      <text:p text:style-name="P59"><text:span text:style-name="T85">Here, the substitution of </text:span><text:span text:style-name="Code_20_char"><text:span text:style-name="T85">${prop.1}</text:span></text:span><text:span text:style-name="T85"> is performed </text:span><text:span text:style-name="T8">before</text:span><text:span text:style-name="T85"> the script evaluation, and must be enclosed within quotes to be parsed as a string literal inside the script.</text:span></text:p>
      <text:p text:style-name="P74"/>
      <text:p text:style-name="P72">Finally, property values can contain any number of script expressions, which can be written in different script languages and loaded from different sources. For example, the value of the following property:</text:p>
      <text:p text:style-name="P72"/>
      <text:p text:style-name="P243">prop.1 = hello $script:javascript{'my ' + 'world'}$ number $script:groovy{return 2 + 3}$</text:p>
      <text:p text:style-name="P73"/>
      <text:p text:style-name="P73">will evaluate to <text:s/>'hello <text:span text:style-name="T83">my</text:span> world number 5'.</text:p>
      <text:list xml:id="list83347822284239" text:continue-list="list83346677962275" text:style-name="Outline">
        <text:list-item>
          <text:list>
            <text:list-item>
              <text:h text:style-name="P344"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83346580386605" text:continue-numbering="true" text:style-name="Outline">
        <text:list-item>
          <text:list>
            <text:list-item>
              <text:h text:style-name="P344" text:outline-level="2">Configuring a JPPF server</text:h>
              <text:list>
                <text:list-item>
                  <text:h text:style-name="Heading_20_3" text:outline-level="3">Basic network configuration</text:h>
                </text:list-item>
              </text:list>
            </text:list-item>
          </text:list>
        </text:list-item>
      </text:list>
      <text:p text:style-name="P1">The server network communication mechanism uses TCP/IP <text:span text:style-name="T210">t</text:span>o do its basic work of receiving jobs and dispatching them for execution,<text:span text:style-name="T203"> over plain connections, secure connections, or both. Each type of connection requires the configuration of a dedicated TCP port <text:s/></text:span>In the configuration file, this property would be defined as follows, with its default value:</text:p>
      <text:p text:style-name="Standard"/>
      <text:p text:style-name="P167"># JPPF server port <text:span text:style-name="T203">for plain connections; default value is 11111</text:span></text:p>
      <text:p text:style-name="P279">jppf.server.port = 11111</text:p>
      <text:p text:style-name="P279"/>
      <text:p text:style-name="P211"># JPPF server port <text:span text:style-name="T203">for secure connections via SSL/TLS; default value is -1</text:span></text:p>
      <text:p text:style-name="P279">jppf.<text:span text:style-name="T203">ssl</text:span>.server.port = 111<text:span text:style-name="T203">43</text:span></text:p>
      <text:p text:style-name="Standard"/>
      <text:p text:style-name="P291"><text:span text:style-name="T23">Note 1</text:span>: <text:span text:style-name="T1">to disable either plain or secure connectivity, set the corresponding port value to </text:span><text:span text:style-name="Code_20_char"><text:span text:style-name="T180">-1</text:span></text:span><text:span text:style-name="Code_20_char"><text:span text:style-name="T64">.</text:span></text:span></text:p>
      <text:p text:style-name="P291"><text:span text:style-name="Code_20_char"><text:span text:style-name="T64"/></text:span></text:p>
      <text:p text:style-name="P291"><text:span text:style-name="T23">Note 2</text:span>: <text:span text:style-name="T20">secure connectivity is disabled by default, </text:span><text:span text:style-name="T22">therefore </text:span><text:span text:style-name="T20">you must explicitely configure the secure port to enable it</text:span></text:p>
      <text:p text:style-name="P295"/>
      <text:p text:style-name="P291"><text:span text:style-name="T23">Note 3</text:span>: <text:span text:style-name="T1">when the port number is set to </text:span><text:span text:style-name="Code_20_char"><text:span text:style-name="T182">0</text:span></text:span><text:span text:style-name="T1">, JPPF will dynamically allocate a valid port number. Note that this feature is mostly useful when server discovery is enabled, since the port number will not be known in advance to connecting nodes.and client</text:span></text:p>
      <text:list xml:id="list83348057594739" text:continue-numbering="true" text:style-name="Outline">
        <text:list-item>
          <text:list>
            <text:list-item>
              <text:list>
                <text:list-item>
                  <text:h text:style-name="P324" text:outline-level="3">Server <text:span text:style-name="T223">JVM options</text:span></text:h>
                </text:list-item>
              </text:list>
            </text:list-item>
          </text:list>
        </text:list-item>
      </text:list>
      <text:p text:style-name="P27">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P165"/>
      <text:p text:style-name="P165">The <text:span text:style-name="T223">server</text:span> process inherits the following parameters from the controller process:</text:p>
      <text:list xml:id="list83347335715088" text:continue-list="list83347973524416" text:style-name="List_20_1">
        <text:list-item>
          <text:p text:style-name="P298">location of jppf configuration (<text:span text:style-name="Code_20_char">-Djppf.config</text:span> or <text:span text:style-name="Code_20_char">-Djppf.config.plugin</text:span>)</text:p>
        </text:list-item>
        <text:list-item>
          <text:p text:style-name="P298">location of <text:span text:style-name="T199">Log4j</text:span> configuration (<text:span text:style-name="Code_20_char">-D</text:span><text:span text:style-name="Code_20_char"><text:span text:style-name="T199">log4j</text:span></text:span><text:span text:style-name="Code_20_char">.config</text:span><text:span text:style-name="Code_20_char"><text:span text:style-name="T199">uration</text:span></text:span>)</text:p>
        </text:list-item>
        <text:list-item>
          <text:p text:style-name="P298">current directory</text:p>
        </text:list-item>
        <text:list-item>
          <text:p text:style-name="P298">environment variables</text:p>
        </text:list-item>
        <text:list-item>
          <text:p text:style-name="P298">Java class path</text:p>
        </text:list-item>
      </text:list>
      <text:p text:style-name="P165"/>
      <text:p text:style-name="P27">It is possible to specify additional JVM parameters for the server process, using the configuration property <text:span text:style-name="Code_20_char"><text:span text:style-name="T23">jppf.jvm.options</text:span></text:span>, as in this example:</text:p>
      <text:p text:style-name="P165"/>
      <text:p text:style-name="P282">jppf.jvm.options = -Xms64m -Xmx512m</text:p>
      <text:p text:style-name="P165"/>
      <text:p text:style-name="P165">Here is another example with remote debugging options:</text:p>
      <text:p text:style-name="P165"/>
      <text:p text:style-name="P282">jppf.jvm.options = -server -Xmx512m \<text:line-break/> <text:s/>-Xrunjdwp:transport=dt_socket,address=localhost:8000,server=y,suspend=n</text:p>
      <text:p text:style-name="P165"/>
      <text:p text:style-name="P165">It is possible to specify additional class path elements through this property, by adding one or more “-cp” or “-classpath” options (unlike the Java command which only accepts one). For example:</text:p>
      <text:p text:style-name="P165"/>
      <text:p text:style-name="P282">jppf.jvm.options = -cp lib/myJar1.jar:lib/myJar1.jar -Xmx512m \</text:p>
      <text:p text:style-name="P282"><text:s text:c="2"/>-classpath lib/external/externalJar.jar</text:p>
      <text:p text:style-name="P27"/>
      <text:p text:style-name="P160">This syntax allows configuring multiple paths in an OS-independant way, in particular with regards to the path separator character (e.g. '<text:span text:style-name="Code_20_char">:</text:span>' on Linux, '<text:span text:style-name="Code_20_char">;</text:span>' on Windows). </text:p>
      <text:p text:style-name="P121"/>
      <text:p text:style-name="P121">If a classpath element contains one or more spaces, the path(s) if defines must be surrounded with double quotes:</text:p>
      <text:p text:style-name="P121"/>
      <text:p text:style-name="P282">jppf.jvm.options = -Xmx512m -cp <text:span text:style-name="T130">"</text:span>dir with spaces/myJar1.jar<text:span text:style-name="T130">"</text:span> -cp NoSpaces/m<text:span text:style-name="T130">y</text:span>Jar2.jar</text:p>
      <text:list xml:id="list83348302877436" text:continue-list="list83348057594739" text:style-name="Outline">
        <text:list-item>
          <text:list>
            <text:list-item>
              <text:list>
                <text:list-item>
                  <text:h text:style-name="Heading_20_3" text:outline-level="3"><text:bookmark-start text:name="__RefHeading__28493022"/>Server discovery <text:span text:style-name="T204">through UDP multicast</text:span><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text:p>
      <text:list xml:id="list83346423979710" text:continue-numbering="true" text:style-name="Outline">
        <text:list-item>
          <text:list>
            <text:list-item>
              <text:list>
                <text:list-item>
                  <text:list>
                    <text:list-item>
                      <text:h text:style-name="Heading_20_4" text:outline-level="4"><text:soft-page-break/>Enabling and disabling UDP multicast</text:h>
                    </text:list-item>
                  </text:list>
                </text:list-item>
              </text:list>
            </text:list-item>
          </text:list>
        </text:list-item>
      </text:list>
      <text:p text:style-name="P141">This is done with the following property, which defaults to <text:span text:style-name="Code_20_char">true</text:span> (enabled):</text:p>
      <text:p text:style-name="P141"/>
      <text:p text:style-name="P280"><text:span text:style-name="T36"># Enable or disable </text:span><text:span text:style-name="T51">broadcast </text:span><text:span text:style-name="T36">of </text:span><text:span text:style-name="T51">the </text:span><text:span text:style-name="T36">JPPF driver</text:span><text:span text:style-name="T51">'s information </text:span><text:span text:style-name="T36">s </text:span><text:span text:style-name="T45">via UDP multica</text:span><text:span text:style-name="T49">s</text:span><text:span text:style-name="T45">t</text:span><text:line-break/>jppf.discovery.enabled = true</text:p>
      <text:list xml:id="list83347641869473" text:continue-numbering="true" text:style-name="Outline">
        <text:list-item>
          <text:list>
            <text:list-item>
              <text:list>
                <text:list-item>
                  <text:list>
                    <text:list-item>
                      <text:h text:style-name="Heading_20_4" text:outline-level="4">Configuration of UDP multicast</text:h>
                    </text:list-item>
                  </text:list>
                </text:list-item>
              </text:list>
            </text:list-item>
          </text:list>
        </text:list-item>
      </text:list>
      <text:p text:style-name="P157">The configuration is <text:span text:style-name="T206">done</text:span> by defining a multicast group and port number, as in this example showing their default values:</text:p>
      <text:p text:style-name="P161"/>
      <text:p text:style-name="P280"><text:span text:style-name="T36"># UDP multicast group to which </text:span><text:span text:style-name="T50">the </text:span><text:span text:style-name="T36">driver broadcast</text:span><text:span text:style-name="T50">s</text:span><text:span text:style-name="T36"> </text:span><text:span text:style-name="T50">its</text:span><text:span text:style-name="T36"> connection parameters</text:span><text:line-break/>jppf.discovery.group = 230.0.0.1<text:line-break/><text:span text:style-name="T36"># UDP multicast port to which </text:span><text:span text:style-name="T50">the</text:span><text:span text:style-name="T36"> driver broadcast</text:span><text:span text:style-name="T50">s</text:span><text:span text:style-name="T36"> </text:span><text:span text:style-name="T50">its</text:span><text:span text:style-name="T36"> connection parameters</text:span><text:line-break/>jppf.discovery.port = 11111</text:p>
      <text:list xml:id="list83346612294385" text:continue-numbering="true" text:style-name="Outline">
        <text:list-item>
          <text:list>
            <text:list-item>
              <text:list>
                <text:list-item>
                  <text:list>
                    <text:list-item>
                      <text:h text:style-name="Heading_20_4" text:outline-level="4">Broadcast interval</text:h>
                    </text:list-item>
                  </text:list>
                </text:list-item>
              </text:list>
            </text:list-item>
          </text:list>
        </text:list-item>
      </text:list>
      <text:p text:style-name="P162">Since the UDP protocol offers no guarantee of delivery, the JPPF driver will periodically broadcast its connection information, at regular intervals defined with the following property:</text:p>
      <text:p text:style-name="P161"/>
      <text:p text:style-name="P212"># How long a driver should wait between 2 broadcasts, in millis</text:p>
      <text:p text:style-name="P280">jppf.discovery.broadcast.interval = 1000</text:p>
      <text:list xml:id="list83347038845466" text:continue-numbering="true" text:style-name="Outline">
        <text:list-item>
          <text:list>
            <text:list-item>
              <text:list>
                <text:list-item>
                  <text:list>
                    <text:list-item>
                      <text:h text:style-name="Heading_20_4" text:outline-level="4">Inclusion and exclusion patterns</text:h>
                    </text:list-item>
                  </text:list>
                </text:list-item>
              </text:list>
            </text:list-item>
          </text:list>
        </text:list-item>
      </text:list>
      <text:p text:style-name="P24"><text:span text:style-name="T207">The driver can be configured to allow or exclude broadcasting on specific network interfaces, according to their IP addresses. </text:span>The <text:span text:style-name="T161">following</text:span> properties define inclusion and exclusion patterns for IPv4 and IPv6 addresses. Each of the<text:span text:style-name="T161">se patterns</text:span> defines a list of comma- or semicolumn- separated patterns. <text:span text:style-name="T93">T</text:span>he IPv4 patterns <text:span text:style-name="T93">can be exppressed in either </text:span><text:a xlink:type="simple" xlink:href="http://en.wikipedia.org/wiki/Classless_Inter-Domain_Routing" text:style-name="Internet_20_link" text:visited-style-name="Visited_20_Internet_20_Link"><text:span text:style-name="T93">CIDR</text:span></text:a><text:span text:style-name="T93"> notation</text:span>, <text:span text:style-name="T93">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3">Similarly, IPv6 patterns can be expressd in </text:span><text:a xlink:type="simple" xlink:href="http://en.wikipedia.org/wiki/Classless_Inter-Domain_Routing" text:style-name="Internet_20_link" text:visited-style-name="Visited_20_Internet_20_Link"><text:span text:style-name="T93">CIDR</text:span></text:a><text:span text:style-name="T93">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61"/>
      <text:p text:style-name="P212"># IPv4 address inclusion patterns</text:p>
      <text:p text:style-name="P280">jppf.discovery.<text:span text:style-name="T205">boradcast</text:span>.include.ipv4 = </text:p>
      <text:p text:style-name="P212"># IPv4 address exclusion patterns</text:p>
      <text:p text:style-name="P280">jppf.discovery.<text:span text:style-name="T205">boradcast</text:span>.exclude.ipv4 = </text:p>
      <text:p text:style-name="P212"># IPv6 address inclusion patterns</text:p>
      <text:p text:style-name="P280">jppf.discovery.<text:span text:style-name="T205">boradcast</text:span>.include.ipv6 = </text:p>
      <text:p text:style-name="P212"># IPv6 address exclusion patterns</text:p>
      <text:p text:style-name="P280">jppf.discovery.<text:span text:style-name="T205">boradcast</text:span>.exclude.ipv6 = </text:p>
      <text:p text:style-name="P161"/>
      <text:p text:style-name="P23">Let's take for instance the following pattern specifications:</text:p>
      <text:p text:style-name="P23"/>
      <text:p text:style-name="P280">jppf.discovery.include.ipv4 = 192.168.1.</text:p>
      <text:p text:style-name="P280">jppf.discovery.exclude.ipv4 = 192.168.1.1<text:span text:style-name="T93">28</text:span>-</text:p>
      <text:p text:style-name="P161"/>
      <text:p text:style-name="P87">The equivalent patterns in CIDR notation would be:</text:p>
      <text:p text:style-name="P87"/>
      <text:p text:style-name="P280">jppf.discovery.include.ipv4 = 192.168.1.<text:span text:style-name="T93">0/24</text:span></text:p>
      <text:p text:style-name="P280">jppf.discovery.exclude.ipv4 = 192.168.1.<text:span text:style-name="T94">128/25</text:span></text:p>
      <text:p text:style-name="P161"/>
      <text:p text:style-name="P23">The inclusion pattern only allows IP addresses in the range <text:span text:style-name="Code_20_char">192.168.1.0 ... 192.168.1.255</text:span><text:span text:style-name="Code_20_char"><text:span text:style-name="T62">. </text:span></text:span>The exclusion pattern filters out IP addresses in the range <text:span text:style-name="Code_20_char">192.168.1.1</text:span><text:span text:style-name="Code_20_char"><text:span text:style-name="T93">28</text:span></text:span><text:span text:style-name="Code_20_char"> ... 192.168.1.255</text:span>. Thus, we actually defined a filter that only accepts addresses in the range <text:span text:style-name="Code_20_char">192.168.1.0 ... 192.168.1.1</text:span><text:span text:style-name="Code_20_char"><text:span text:style-name="T93">27</text:span></text:span><text:span text:style-name="T93">.</text:span></text:p>
      <text:p text:style-name="P161"/>
      <text:p text:style-name="P161"><text:span text:style-name="T166">T</text:span>hese 2 patterns <text:span text:style-name="T166">can in fact be rewritten as a single inclusion pattern:</text:span></text:p>
      <text:p text:style-name="P280">jppf.discovery.include.ipv4 = 192.168.1.-<text:span text:style-name="T93">127</text:span></text:p>
      <text:p text:style-name="P90"/>
      <text:p text:style-name="P93">or, in CIDR notation:</text:p>
      <text:p text:style-name="P280">jppf.discovery.include.ipv4 = 192.168.1.0<text:span text:style-name="T93">/25</text:span></text:p>
      <text:list xml:id="list83347943916153" text:continue-numbering="true" text:style-name="Outline">
        <text:list-item>
          <text:list>
            <text:list-item>
              <text:list>
                <text:list-item>
                  <text:h text:style-name="Heading_20_3" text:outline-level="3">Connecting to other servers</text:h>
                </text:list-item>
              </text:list>
            </text:list-item>
          </text:list>
        </text:list-item>
      </text:list>
      <text:p text:style-name="P26">We have seen in <text:span text:style-name="T109">the "</text:span><text:a xlink:type="simple" xlink:href="#1.3.Reminder: JPPF topology|outline" text:style-name="Internet_20_link" text:visited-style-name="Visited_20_Internet_20_Link"><text:span text:style-name="T109">reminder</text:span></text:a><text:span text:style-name="T109">" </text:span>section that servers can connect to each other, up to a full-fledged peer-to-peer topology. When a server A connects to another server B, A will act as a node attached to B (from B's perspective). <text:span text:style-name="T209">The benefit is that, when server A is connected to server B, B will be able to ollload some of its workload to server A, for example when all nodes attahed to B are already busy.</text:span></text:p>
      <text:p text:style-name="P26"/>
      <text:p text:style-name="P26"><text:soft-page-break/><text:span text:style-name="T209">T</text:span>here are 4 possible kinds of connectivity between 2 servers:</text:p>
      <text:p text:style-name="Standard"/>
      <text:list xml:id="list83347935934161" text:continue-list="list83347335715088" text:style-name="List_20_1">
        <text:list-item>
          <text:p text:style-name="P297">A and B are not connected at all</text:p>
        </text:list-item>
        <text:list-item>
          <text:p text:style-name="P297">A is connected to B (i.e. A acts as a node attached to B)</text:p>
        </text:list-item>
        <text:list-item>
          <text:p text:style-name="P297">B is connected to A (i.e. B acts as a node attached to A)</text:p>
        </text:list-item>
        <text:list-item>
          <text:p text:style-name="P297">A and B are connected to each other</text:p>
        </text:list-item>
      </text:list>
      <text:p text:style-name="Standard"/>
      <text:p text:style-name="P164">Because of this flexibility, it is possible to define any type of topology made of JPPF drivers, up to fully connected P2P topologies.</text:p>
      <text:list xml:id="list83347734976589" text:continue-list="list83347943916153"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9"><text:span text:style-name="T221">T</text:span>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8"/>
      <text:p text:style-name="P108">To force a server to send jobs to their peers even when they don't have any node, for instance if you wish to set a server as a router to other servers, you can set the following property in its configuration:</text:p>
      <text:p text:style-name="P108"/>
      <text:p text:style-name="P167"># ingore the fact that peer servers may not have any node; default to false</text:p>
      <text:p text:style-name="Code_20_block">jppf.peer.allow.orphans = true</text:p>
      <text:list xml:id="list83347392266204" text:continue-numbering="true" text:style-name="Outline">
        <text:list-item>
          <text:list>
            <text:list-item>
              <text:list>
                <text:list-item>
                  <text:list>
                    <text:list-item>
                      <text:h text:style-name="Heading_20_4" text:outline-level="4">Configuring peer connections <text:span text:style-name="T208">manually</text:span></text:h>
                    </text:list-item>
                  </text:list>
                </text:list-item>
              </text:list>
            </text:list-item>
          </text:list>
        </text:list-item>
      </text:list>
      <text:p text:style-name="P163">This will be best illustrated with an example configuration:</text:p>
      <text:p text:style-name="P163"/>
      <text:p text:style-name="P281"><text:span text:style-name="T36"># define a space-separated list of peers to connect to</text:span><text:line-break/>jppf.peers = server_1 server_2<text:line-break/></text:p>
      <text:p text:style-name="P213"># connection to server_1</text:p>
      <text:p text:style-name="P281">jppf.peer.server_1.server.host = host_1<text:line-break/>jppf.peer.server_1.server.port = 11111</text:p>
      <text:p text:style-name="P281">jppf.peer.server_1.<text:span text:style-name="T136">pool.size</text:span> = <text:span text:style-name="T136">2</text:span></text:p>
      <text:p text:style-name="P281"><text:line-break/><text:span text:style-name="T36"># connection to server_2</text:span></text:p>
      <text:p text:style-name="P281">jppf.peer.server_2.server.host = host_2<text:line-break/>jppf.peer.server_2.server.port = 11111</text:p>
      <text:p text:style-name="P281">jppf.peer.server_<text:span text:style-name="T136">2</text:span>.<text:span text:style-name="T136">pool.size</text:span> = <text:span text:style-name="T136">2</text:span></text:p>
      <text:p text:style-name="P163"/>
      <text:p text:style-name="P25">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25"/>
      <text:p text:style-name="P25"><text:span text:style-name="T136">As for auto-discovered servers, it is possible to specifiy the number of connections to each manually configured peer server with the "</text:span><text:span text:style-name="Code_20_char"><text:span text:style-name="T136">jppf.peer.&lt;peer_name&gt;.pool.size</text:span></text:span><text:span text:style-name="T136">" property, which defaults to 1 if unspecified.</text:span></text:p>
      <text:list xml:id="list83347835461710" text:continue-numbering="true" text:style-name="Outline">
        <text:list-item>
          <text:list>
            <text:list-item>
              <text:list>
                <text:list-item>
                  <text:list>
                    <text:list-item>
                      <text:h text:style-name="Heading_20_4" text:outline-level="4">Discovering peer drivers via UDP multicast</text:h>
                    </text:list-item>
                  </text:list>
                </text:list-item>
              </text:list>
            </text:list-item>
          </text:list>
        </text:list-item>
      </text:list>
      <text:p text:style-name="Standard">In this scenario, we must enable the discovery of peer servers:</text:p>
      <text:p text:style-name="Standard"/>
      <text:p text:style-name="P167"># Enable or disable auto-discovery of other peer servers (defaults to false)</text:p>
      <text:p text:style-name="P263">jppf.peer.discovery.enabled = true</text:p>
      <text:p text:style-name="P202"># <text:span text:style-name="T135">number of connections to establish with each dicovered server, aka pool size</text:span></text:p>
      <text:p text:style-name="P202"><text:span text:style-name="T135">#</text:span> (defaults to <text:span text:style-name="T135">1</text:span>)</text:p>
      <text:p text:style-name="P263">jppf.peer.<text:span text:style-name="T135">pool.size</text:span> = <text:span text:style-name="T135">2</text:span></text:p>
      <text:p text:style-name="Standard"/>
      <text:p text:style-name="P9">For this to work, the server broadcast must be enabled on the peer server(s), and the properties defined in the previous <text:span text:style-name="T109">"</text:span><text:a xlink:type="simple" xlink:href="#1.4.3.Server discovery through UDP multicast|outline" text:style-name="Internet_20_link" text:visited-style-name="Visited_20_Internet_20_Link"><text:span text:style-name="T109">server discovery</text:span></text:a><text:span text:style-name="T109">"</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35">"</text:span><text:span text:style-name="Code_20_char"><text:span text:style-name="T135">jppf.peer.discovery.enabled</text:span></text:span><text:span text:style-name="T135">"</text:span> is "<text:span text:style-name="Code_20_char">false</text:span>". Setting the default to "true" would <text:span text:style-name="T135">cause</text:span> each server <text:span text:style-name="T212">to</text:span> connect to all other servers accessible on the network, with a high risk of unwanted side effects.</text:p>
      <text:p text:style-name="P1"/>
      <text:p text:style-name="P123">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list xml:id="list83347144360392" text:continue-numbering="true" text:style-name="Outline">
        <text:list-item>
          <text:list>
            <text:list-item>
              <text:list>
                <text:list-item>
                  <text:list>
                    <text:list-item>
                      <text:h text:style-name="Heading_20_4" text:outline-level="4"><text:soft-page-break/>Using manual configuration and server discovery together</text:h>
                    </text:list-item>
                  </text:list>
                </text:list-item>
              </text:list>
            </text:list-item>
          </text:list>
        </text:list-item>
      </text:list>
      <text:p text:style-name="P1">It is possible to use the manual configuration <text:span text:style-name="T222">together</text:span> with the <text:span text:style-name="T222">UDP multicast </text:span>discovery, by adding a special driver name, “<text:span text:style-name="Code_20_char">jppf_discovery</text:span>”, to the list of manually configured peers:</text:p>
      <text:p text:style-name="Standard"/>
      <text:p text:style-name="P167"># enable auto-discovery of other peer servers</text:p>
      <text:p text:style-name="Code_20_block">jppf.peer.discovery.enabled = true</text:p>
      <text:p text:style-name="P167"># specifiy both discovery and manually configured drivers</text:p>
      <text:p text:style-name="Code_20_block">jppf.peers = <text:span text:style-name="T16">jppf_discovery</text:span> server_1</text:p>
      <text:p text:style-name="P167"># connection to server_1</text:p>
      <text:p text:style-name="Code_20_block"><text:span text:style-name="T52">jppf.peer.server_1.server.host = host_1</text:span><text:span text:style-name="T36"><text:line-break/></text:span><text:span text:style-name="T52">jppf.peer.server_1.server.port = 11111</text:span></text:p>
      <text:list xml:id="list83347060343609"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ext:span text:style-name="T173">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e following property:</text:p>
      <text:p text:style-name="P1"/>
      <text:p text:style-name="P167"># Enable or disable management of this server</text:p>
      <text:p text:style-name="Code_20_block">jppf.management.enabled = true</text:p>
      <text:list xml:id="list83347523860132" text:continue-numbering="true"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text:span text:style-name="T215">or job, </text:span>sent by the client application. Each set of tasks sent to a node is called a "<text:span text:style-name="T215">task </text:span>bundle", and the role of the load balancing (or task scheduling) algorithm is to optimize the performance by adjusting the number of task sent to each node.</text:p>
      <text:list xml:id="list83346938408170" text:continue-numbering="true" text:style-name="Outline">
        <text:list-item>
          <text:list>
            <text:list-item>
              <text:list>
                <text:list-item>
                  <text:list>
                    <text:list-item>
                      <text:h text:style-name="Heading_20_4" text:outline-level="4">General configuration</text:h>
                    </text:list-item>
                  </text:list>
                </text:list-item>
              </text:list>
            </text:list-item>
          </text:list>
        </text:list-item>
      </text:list>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JPPF has <text:span text:style-name="T215">a number of </text:span>predefined load-balancing algorithms to compute the distribution of tasks to the nodes, each with its own configuration parameters.</text:p>
      <text:p text:style-name="P1"/>
      <text:p text:style-name="P1">The predefined possible values for the property <text:span text:style-name="Code_20_char">jppf.load.balancing.algorithm</text:span> are: <text:span text:style-name="Code_20_char">manual</text:span>, <text:span text:style-name="Code_20_char">autotuned</text:span>, <text:span text:style-name="Code_20_char">proportional</text:span>, <text:s/><text:span text:style-name="Code_20_char">rl</text:span><text:span text:style-name="Code_20_char"><text:span text:style-name="T215">2</text:span></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5">profile</text:span> for the algorithm, A <text:span text:style-name="T215">profile</text:span> has a name that serves to identify a group of parameters and their values, using the following pattern:</text:p>
      <text:p text:style-name="P1"/>
      <text:p text:style-name="Code_20_block">jppf.load.balancing.<text:span text:style-name="T58">profile</text:span> = &lt;profile_name&gt;</text:p>
      <text:p text:style-name="Code_20_block"/>
      <text:p text:style-name="P218">jppf.load.balancing.<text:span text:style-name="T58">profile</text:span>.&lt;profile_name&gt;.&lt;parameter_1&gt; = &lt;value_1&gt;</text:p>
      <text:p text:style-name="Code_20_block">...</text:p>
      <text:p text:style-name="P218">jppf.load.balancing.<text:span text:style-name="T58">profile</text:span>.&lt;profile_name&gt;.&lt;parameter_n&gt; = &lt;value_n&gt;</text:p>
      <text:p text:style-name="P1"/>
      <text:p text:style-name="P1">Using this, you can define multiple profiles and easily switch from one to the other, by simpl<text:span text:style-name="T216">y</text:span> changing the value of <text:span text:style-name="Code_20_char">jppf.load.balancing.</text:span><text:span text:style-name="Code_20_char"><text:span text:style-name="T59">profile</text:span></text:span>. It is also possible to mix, in a single profile, the parameters for multiple algorithms, however it is not recommended, as there may be name collisions.</text:p>
      <text:list xml:id="list83347478562296" text:continue-numbering="true" text:style-name="Outline">
        <text:list-item>
          <text:list>
            <text:list-item>
              <text:list>
                <text:list-item>
                  <text:list>
                    <text:list-item>
                      <text:h text:style-name="Heading_20_4" text:outline-level="4"><text:span text:style-name="T215">P</text:span>redefined algorithms</text:h>
                      <text:list>
                        <text:list-item>
                          <text:h text:style-name="Heading_20_5" text:outline-level="5">“manual” algorithm</text:h>
                        </text:list-item>
                      </text:list>
                    </text:list-item>
                  </text:list>
                </text:list-item>
              </text:list>
            </text:list-item>
          </text:list>
        </text:list-item>
      </text:list>
      <text:p text:style-name="P28"><text:span text:style-name="T215">With this algorithm, </text:span>each bundle has a fixed number of tasks, meaning that each <text:span text:style-name="T215">node </text:span>will receive at most this number of tasks. <text:span text:style-name="T215">This is equivalent to performing a round-robin assignment of the tasks to the nodes.</text:span></text:p>
      <text:p text:style-name="P1"/>
      <text:p text:style-name="P283"><text:span text:style-name="T36"># algorithm name</text:span><text:line-break/>jppf.load.balancing.algorithm = manual<text:line-break/><text:span text:style-name="T36"># name of the set of parameter values or profile for the algorithm</text:span><text:line-break/>jppf.load.balancing.<text:span text:style-name="T57">profile</text:span> = manual_profile</text:p>
      <text:p text:style-name="P283"><text:s/><text:line-break/><text:soft-page-break/><text:span text:style-name="T36"># "manual" profile</text:span><text:line-break/>strategy.manual_profile.size = 1</text:p>
      <text:list xml:id="list83347661560465" text:continue-numbering="true" text:style-name="Outline">
        <text:list-item>
          <text:list>
            <text:list-item>
              <text:list>
                <text:list-item>
                  <text:list>
                    <text:list-item>
                      <text:list>
                        <text:list-item>
                          <text:h text:style-name="Heading_20_5" text:outline-level="5">“autotuned” algorithm</text:h>
                        </text:list-item>
                      </text:list>
                    </text:list-item>
                  </text:list>
                </text:list-item>
              </text:list>
            </text:list-item>
          </text:list>
        </text:list-item>
      </text:list>
      <text:p text:style-name="P28"><text:span text:style-name="T217">This is an</text:span>: adaptive heuristic algorithm based on <text:span text:style-name="T129">a </text:span><text:a xlink:type="simple" xlink:href="https://en.wikipedia.org/wiki/Simulated_annealing" text:style-name="Internet_20_link" text:visited-style-name="Visited_20_Internet_20_Link"><text:span text:style-name="T129">simulated annealing</text:span></text:a><text:span text:style-name="T129"> technique. "Adaptive" means that the number of tasks sent to each node varies, depending on the node's past performance and the nature of the workload.</text:span></text:p>
      <text:p text:style-name="P28"/>
      <text:p text:style-name="P167"># algorithm name</text:p>
      <text:p text:style-name="Code_20_block">jppf.load.balancing.algorithm = autotuned</text:p>
      <text:p text:style-name="P167"># name of the set of parameter values or profile for the algorithm</text:p>
      <text:p text:style-name="Code_20_block">jppf.load.balancing.<text:span text:style-name="T57">profile</text:span> = autotuned_profile</text:p>
      <text:p text:style-name="P167"># "autotuned" profile</text:p>
      <text:p text:style-name="P217">jppf.load.balancing.<text:span text:style-name="T57">profile</text:span>.autotuned_profile.size = 5</text:p>
      <text:p text:style-name="P217">jppf.load.balancing.<text:span text:style-name="T57">profile</text:span>.autotuned_profile.minSamplesToAnalyse = 100</text:p>
      <text:p text:style-name="P217">jppf.load.balancing.<text:span text:style-name="T57">profile</text:span>.autotuned_profile.minSamplesToCheckConvergence = 50</text:p>
      <text:p text:style-name="P217">jppf.load.balancing.<text:span text:style-name="T57">profile</text:span>.autotuned_profile.maxDeviation = 0.2</text:p>
      <text:p text:style-name="P217">jppf.load.balancing.<text:span text:style-name="T57">profile</text:span>.autotuned_profile.maxGuessToStable = 50</text:p>
      <text:p text:style-name="P217">jppf.load.balancing.<text:span text:style-name="T57">profile</text:span>.autotuned_profile.sizeRatioDeviation = 1.5</text:p>
      <text:p text:style-name="P217">jppf.load.balancing.<text:span text:style-name="T57">profile</text:span>.autotuned_profile.decreaseRatio = 0.2</text:p>
      <text:list xml:id="list83347484565911" text:continue-numbering="true" text:style-name="Outline">
        <text:list-item>
          <text:list>
            <text:list-item>
              <text:list>
                <text:list-item>
                  <text:list>
                    <text:list-item>
                      <text:list>
                        <text:list-item>
                          <text:h text:style-name="Heading_20_5" text:outline-level="5">“proportional” algorithm</text:h>
                        </text:list-item>
                      </text:list>
                    </text:list-item>
                  </text:list>
                </text:list-item>
              </text:list>
            </text:list-item>
          </text:list>
        </text:list-item>
      </text:list>
      <text:p text:style-name="P28"><text:span text:style-name="T217">This is</text:span> an adaptive algorithm based on the contribution of each node to the overall mean task execution time.</text:p>
      <text:p text:style-name="P28"/>
      <text:p text:style-name="P167"># algorithm name</text:p>
      <text:p text:style-name="Code_20_block">jppf.load.balancing.algorithm = proportional</text:p>
      <text:p text:style-name="P167"># name of the set of parameter values or profile for the algorithm</text:p>
      <text:p text:style-name="Code_20_block">jppf.load.balancing.<text:span text:style-name="T57">profile</text:span> = proportional_profile</text:p>
      <text:p text:style-name="P167"># "proportional" profile</text:p>
      <text:p text:style-name="P217">jppf.load.balancing.<text:span text:style-name="T57">profile</text:span>.proportional_profile.initialSize = 5</text:p>
      <text:p text:style-name="P217">jppf.load.balancing.<text:span text:style-name="T57">profile</text:span>.proportional_profile.performanceCacheSize = 1000</text:p>
      <text:p text:style-name="P217">jppf.load.balancing.<text:span text:style-name="T57">profile</text:span>.proportional_profile.proportionalityFactor = 1</text:p>
      <text:list xml:id="list83346531403936" text:continue-numbering="true" text:style-name="Outline">
        <text:list-item>
          <text:list>
            <text:list-item>
              <text:list>
                <text:list-item>
                  <text:list>
                    <text:list-item>
                      <text:list>
                        <text:list-item>
                          <text:h text:style-name="Heading_20_5" text:outline-level="5">“rl<text:span text:style-name="T196">2</text:span>” algorithm</text:h>
                        </text:list-item>
                      </text:list>
                    </text:list-item>
                  </text:list>
                </text:list-item>
              </text:list>
            </text:list-item>
          </text:list>
        </text:list-item>
      </text:list>
      <text:p text:style-name="P28"><text:span text:style-name="T217">This is an</text:span> adaptive algorithm based on an artificial intelligence technique called “<text:a xlink:type="simple" xlink:href="http://en.wikipedia.org/wiki/Reinforcement_learning" text:style-name="Internet_20_link" text:visited-style-name="Visited_20_Internet_20_Link">reinforcement learning</text:a>”</text:p>
      <text:p text:style-name="P28"/>
      <text:p text:style-name="P167"># algorithm name</text:p>
      <text:p text:style-name="Code_20_block">jppf.load.balancing.algorithm = rl<text:span text:style-name="T196">2</text:span></text:p>
      <text:p text:style-name="P167"># name of the set of parameter values or profile for the algorithm</text:p>
      <text:p text:style-name="Code_20_block">jppf.load.balancing.<text:span text:style-name="T57">profile</text:span> = rl<text:span text:style-name="T196">2</text:span>_profile</text:p>
      <text:p text:style-name="P167"># "rl<text:span text:style-name="T196">2</text:span>" profile</text:p>
      <text:p text:style-name="P217">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83346469257488" text:continue-numbering="true" text:style-name="Outline">
        <text:list-item>
          <text:list>
            <text:list-item>
              <text:list>
                <text:list-item>
                  <text:list>
                    <text:list-item>
                      <text:list>
                        <text:list-item>
                          <text:h text:style-name="Heading_20_5" text:outline-level="5">“nodethreads” algorithm</text:h>
                        </text:list-item>
                      </text:list>
                    </text:list-item>
                  </text:list>
                </text:list-item>
              </text:list>
            </text:list-item>
          </text:list>
        </text:list-item>
      </text:list>
      <text:p text:style-name="P28"><text:span text:style-name="T218">With this algorithm,</text:span> each <text:span text:style-name="T218">node will receive</text:span> at most n * m tasks, where <text:span text:style-name="T1">n</text:span> is the number of <text:span text:style-name="T218">processing </text:span>threads in the node and <text:span text:style-name="T1">m</text:span> is a user-defined parameter <text:span text:style-name="T218">named 'multiplicator". Note that the number f processing threads of a node can be changed dynamically through the JPPF management features, in which case the algorithm will be notfied and adapt accordingly.</text:span></text:p>
      <text:p text:style-name="P28"/>
      <text:p text:style-name="Code_20_block"><text:span text:style-name="T36"># algorithm name</text:span><text:line-break/>jppf.load.balancing.algorithm = nodethreads<text:line-break/><text:span text:style-name="T36"># name of the set of parameter values or profile for the algorithm</text:span></text:p>
      <text:p text:style-name="Code_20_block">jppf.load.balancing.<text:span text:style-name="T57">profile</text:span> = nodethreads_profile</text:p>
      <text:p text:style-name="P167"># means that multiplicator * nbThreads tasks will be sent to each node</text:p>
      <text:p text:style-name="P217">jppf.load.balancing.<text:span text:style-name="T57">profile</text:span>.nodethreads_profile.multiplicator = 1</text:p>
      <text:list xml:id="list83347532419738" text:continue-numbering="true" text:style-name="Outline">
        <text:list-item>
          <text:list>
            <text:list-item>
              <text:list>
                <text:list-item>
                  <text:list>
                    <text:list-item>
                      <text:h text:style-name="Heading_20_4" text:outline-level="4"><text:span text:style-name="T215">Load-balancing d</text:span>ocumentation references</text:h>
                    </text:list-item>
                  </text:list>
                </text:list-item>
              </text:list>
            </text:list-item>
          </text:list>
        </text:list-item>
      </text:list>
      <text:p text:style-name="P29"><text:span text:style-name="T214">For a detailed explanation of the load-balancing in JPPF, its APIs and the predefined algorithms, please refer to the </text:span><text:a xlink:type="simple" xlink:href="https://www.jppf.org/doc/6.0/index.php?title=Load_Balancing" text:style-name="Internet_20_link" text:visited-style-name="Visited_20_Internet_20_Link"><text:span text:style-name="T184">Load Balancing</text:span></text:a><text:span text:style-name="T214"> section of the manual.</text:span></text:p>
      <text:p text:style-name="P166"/>
      <text:p text:style-name="P29"><text:span text:style-name="T215">D</text:span>efin<text:span text:style-name="T215">ing</text:span> a custom alg<text:span text:style-name="T220">o</text:span>rithm <text:span text:style-name="T215">is described </text:span>in <text:span text:style-name="T128">the</text:span> <text:span text:style-name="T219">"</text:span><text:a xlink:type="simple" xlink:href="https://www.jppf.org/doc/6.0/index.php?title=Creating_a_custom_load-balancer" text:style-name="Internet_20_link" text:visited-style-name="Visited_20_Internet_20_Link"><text:span text:style-name="T185">creating a custom load-balancer</text:span></text:a><text:span text:style-name="T185">" </text:span><text:span text:style-name="T219">section </text:span>of this manual.</text:p>
      <text:list xml:id="list83347008319074" text:continue-numbering="true" text:style-name="Outline">
        <text:list-item>
          <text:list>
            <text:list-item>
              <text:list>
                <text:list-item>
                  <text:h text:style-name="Heading_20_3" text:outline-level="3"><text:soft-page-break/>Configuring a local node</text:h>
                </text:list-item>
              </text:list>
            </text:list-item>
          </text:list>
        </text:list-item>
      </text:list>
      <text:p text:style-name="P1">Each JPPF driver <text:span text:style-name="T211">can</text:span>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291"><text:span text:style-name="T23">Note </text:span><text:span text:style-name="T35">1</text:span><text:span text:style-name="T23">: </text:span><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p text:style-name="P296"/>
      <text:p text:style-name="P296"><text:span text:style-name="T183">Note 2</text:span><text:span text:style-name="T211">: </text:span>for the same reason, the SSL configuration does not apply to a local node</text:p>
      <text:list xml:id="list83346972060455" text:continue-numbering="true" text:style-name="Outline">
        <text:list-item>
          <text:list>
            <text:list-item>
              <text:list>
                <text:list-item>
                  <text:h text:style-name="P325" text:outline-level="3">Heartbeat-based connection failure detection</text:h>
                </text:list-item>
              </text:list>
            </text:list-item>
          </text:list>
        </text:list-item>
      </text:list>
      <text:p text:style-name="P1">Network disconnections due to hardware failures are notoriously difficult to detect, let alone recover from. JPPF implements a configurable <text:span text:style-name="T149">heartbeat </text:span>mechanism that enables detecting such failures, and recover from them, in a reasonable time frame. This mechanism works as follows:</text:p>
      <text:p text:style-name="P1"/>
      <text:list xml:id="list83348053270434" text:continue-list="list83347935934161" text:style-name="List_20_1">
        <text:list-item>
          <text:p text:style-name="P303">the <text:span text:style-name="T176">JPPF </text:span>node <text:span text:style-name="T176">or client</text:span> - <text:span text:style-name="T176">designated here as heartbeat client - </text:span>establishes a specific connection to the server, dedicated to failure detection</text:p>
        </text:list-item>
        <text:list-item>
          <text:p text:style-name="P304">at connection time, a handshake protocol takes place, where the <text:span text:style-name="T176">heartbeat client</text:span> communicates a unique id to the server, that can be correlated to other connections for this <text:span text:style-name="T176">heartbeat client</text:span> (job <text:span text:style-name="T176">data channel, </text:span>distributed class loader)</text:p>
        </text:list-item>
        <text:list-item>
          <text:p text:style-name="P304">at regular intervals (heartbeats), the server will send a very short message to the <text:span text:style-name="T176">heartbeat client</text:span>, wh<text:span text:style-name="T176">o will</text:span> acknowledge <text:span text:style-name="T176">it </text:span>by sending a short response of its own</text:p>
        </text:list-item>
        <text:list-item>
          <text:p text:style-name="P304">if the <text:span text:style-name="T176">heartbeat client</text:span>'s response is not received in a specified time frame <text:span text:style-name="T153">(heartbeat timeout)</text:span>, and this, a specified number of times in a row <text:span text:style-name="T153">(heartbeat retries)</text:span>, the server will consider the connection to <text:span text:style-name="T176">be</text:span> broken, will close it cleanly, close the associated connections, and handle the recovery, such as requeing tasks that were being executed</text:p>
        </text:list-item>
        <text:list-item>
          <text:p text:style-name="P310">on the <text:span text:style-name="T176">heartbeat client</text:span> side, if no message <text:span text:style-name="T176">is </text:span>receive<text:span text:style-name="T176">d</text:span> from the server for a time greater than heartbeat_timeout * heartbeat_retr<text:span text:style-name="T175">i</text:span>es, then it will close its connection to the server and attempt to reconnect.</text:p>
        </text:list-item>
      </text:list>
      <text:p text:style-name="P135"/>
      <text:p text:style-name="P1">In practice, the polling of the <text:span text:style-name="T195">heartbeat clients</text:span> is performed by a “reaper” object that will handle the querying of the nodes, using a pool of dedicated threads rather than one thread per node. This enables a higher scalability with a large number of nodes <text:span text:style-name="T177">ort clients</text:span>.</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67"># Enable recovery from hardware failures on the nodes. Default<text:span text:style-name="T102">s</text:span> <text:span text:style-name="T102">to</text:span> false (disabled).</text:p>
      <text:p text:style-name="Code_20_block">jppf.recovery.enabled = <text:span text:style-name="T154">true</text:span></text:p>
      <text:p text:style-name="P167"># Maximum number of attempts to get a response form the node before the</text:p>
      <text:p text:style-name="P167"># connection is considered broken. Default value is 3.</text:p>
      <text:p text:style-name="Code_20_block">jppf.recovery.max.retries = 3</text:p>
      <text:p text:style-name="P167"># Maximum time in milliseconds allowed for each attempt to get a response</text:p>
      <text:p text:style-name="P167"># from the node. Default value is <text:span text:style-name="T156">15</text:span>000 (<text:span text:style-name="T156">15</text:span> seconds)</text:p>
      <text:p text:style-name="Code_20_block">jppf.recovery.read.timeout = <text:span text:style-name="T155">150</text:span>00</text:p>
      <text:p text:style-name="P167"># Number of threads allocated to the reaper, <text:span text:style-name="T213">d</text:span>efault<text:span text:style-name="T213">s to</text:span> the number of available CPUs</text:p>
      <text:p text:style-name="Code_20_block">jppf.recovery.reaper.pool.size = 8</text:p>
      <text:list xml:id="list83346899912363" text:continue-list="list83346972060455" text:style-name="Outline">
        <text:list-item>
          <text:list>
            <text:list-item>
              <text:list>
                <text:list-item>
                  <text:h text:style-name="P326" text:outline-level="3">Redirecting the console output</text:h>
                </text:list-item>
              </text:list>
            </text:list-item>
          </text:list>
        </text:list-item>
      </text:list>
      <text:p text:style-name="P95">In some situations, it might be desirable to redirect the standard and error output of the driver, that is, the output of <text:span text:style-name="Code_20_char">System.out</text:span> and <text:span text:style-name="Code_20_char">System.err</text:span>, to files. This can be accomplished with the following properties:</text:p>
      <text:p text:style-name="P1"/>
      <text:p text:style-name="P174"># file on the file system where System.out is redirected</text:p>
      <text:p text:style-name="P227">jppf.redirect.out = /some/path/someFile.out.log</text:p>
      <text:p text:style-name="P174"># whether to append to an existing file or to create a new one</text:p>
      <text:p text:style-name="P227">jppf.redirect.out.append = false</text:p>
      <text:p text:style-name="P174"># file on the file system where System.err is redirected</text:p>
      <text:p text:style-name="P227">jppf.redirect.err = /some/path/someFile.err.log</text:p>
      <text:p text:style-name="P174"># whether to append to an existing file or to create a new one</text:p>
      <text:p text:style-name="P227">jppf.redirect.err.append = false</text:p>
      <text:p text:style-name="P61"/>
      <text:p text:style-name="P96">By default, a new file is created each time the driver is started, unless “<text:span text:style-name="Code_20_char">jppf.redirect.out.append = true</text:span>” or <text:soft-page-break/>“<text:span text:style-name="Code_20_char">jppf.redirect.err.append = true</text:span>” are specified. If a file path is not specified, then the corresponding output is not redirected.</text:p>
      <text:list xml:id="list83347137315052" text:continue-numbering="true" text:style-name="Outline">
        <text:list-item>
          <text:list>
            <text:list-item>
              <text:list>
                <text:list-item>
                  <text:h text:style-name="P328" text:outline-level="3">Resolution of the <text:span text:style-name="T102">nodes</text:span> IP addresses</text:h>
                </text:list-item>
              </text:list>
            </text:list-item>
          </text:list>
        </text:list-item>
      </text:list>
      <text:p text:style-name="P102">You can switch on or off the DNS name resolution for the <text:span text:style-name="T102">nodes</text:span> connect<text:span text:style-name="T102">ing to this driver</text:span>, with the following property:</text:p>
      <text:p text:style-name="P102"/>
      <text:p text:style-name="P189"># whether to resolve the <text:span text:style-name="T102">nodes</text:span>' ip addresses into host names</text:p>
      <text:p text:style-name="P189"><text:span text:style-name="T101"># d</text:span>efaults to true (resolve the addresses)</text:p>
      <text:p text:style-name="P245">org.jppf.resolve.addresses = true</text:p>
      <text:p text:style-name="P102"/>
      <text:list xml:id="list83347333450465" text:continue-numbering="true" text:style-name="Outline">
        <text:list-item>
          <text:list>
            <text:list-item>
              <text:h text:style-name="P344"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P284">In a JPPF node, the JPPF server discovery mechanisms are all implemented as <text:a xlink:type="simple" xlink:href="https://www.jppf.org/doc/6.0/index.php?title=Defining_the_node_connection_strategy" text:style-name="Internet_20_link" text:visited-style-name="Visited_20_Internet_20_Link">node connection strategy plugins</text:a>. JPPF provides several built-in such strategies, including the default strategy which uses the node configuration to find a JPPF driver to connect to. <text:span text:style-name="T159">This mechanism allows </text:span>both <text:span text:style-name="T159">automatic discovery via UDP multicast, </text:span>and<text:span text:style-name="T159"> manual configuration of the </text:span>connection<text:span text:style-name="T159">. These two features are described in the following sections.</text:span></text:p>
      <text:list xml:id="list83347612015378" text:continue-numbering="true"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By default, JPPF nodes are configured to automatically discover active servers on the network. As we have seen in <text:span text:style-name="T188">the </text:span><text:a xlink:type="simple" xlink:href="#1.4.2.Server discovery|outline" text:style-name="Internet_20_link" text:visited-style-name="Visited_20_Internet_20_Link"><text:span text:style-name="T188">server discovery</text:span></text:a><text:span text:style-name="T188"> section of the JPPF driver configuration</text:span>, this is possible thanks to the UDP broadcast mechanism of the server. On the other end, the node needs to join the same UDP group to subscribe to the bradcasts from the server.</text:p>
      <text:list xml:id="list83346826253862" text:continue-numbering="true" text:style-name="Outline">
        <text:list-item>
          <text:list>
            <text:list-item>
              <text:list>
                <text:list-item>
                  <text:list>
                    <text:list-item>
                      <text:list>
                        <text:list-item>
                          <text:h text:style-name="P316" text:outline-level="5">Enabling and disabling UDP multicast</text:h>
                        </text:list-item>
                      </text:list>
                    </text:list-item>
                  </text:list>
                </text:list-item>
              </text:list>
            </text:list-item>
          </text:list>
        </text:list-item>
      </text:list>
      <text:p text:style-name="P140">This is done with the following property, which defaults to <text:span text:style-name="Code_20_char">true</text:span> (enabled):</text:p>
      <text:p text:style-name="P140"/>
      <text:p text:style-name="P276"><text:span text:style-name="T36"># Enable or disable automatic discovery of JPPF drivers </text:span><text:span text:style-name="T45">via UDP multica</text:span><text:span text:style-name="T49">s</text:span><text:span text:style-name="T45">t</text:span><text:line-break/>jppf.discovery.enabled = true</text:p>
      <text:list xml:id="list83347172550163" text:continue-numbering="true" text:style-name="Outline">
        <text:list-item>
          <text:list>
            <text:list-item>
              <text:list>
                <text:list-item>
                  <text:list>
                    <text:list-item>
                      <text:list>
                        <text:list-item>
                          <text:h text:style-name="P316" text:outline-level="5">Configuration of UDP multicast</text:h>
                        </text:list-item>
                      </text:list>
                    </text:list-item>
                  </text:list>
                </text:list-item>
              </text:list>
            </text:list-item>
          </text:list>
        </text:list-item>
      </text:list>
      <text:p text:style-name="P155">The configuration is performed by defining a multicast group and port number, as in this example showing their default values:</text:p>
      <text:p text:style-name="P154"/>
      <text:p text:style-name="P276"><text:span text:style-name="T36"># UDP multicast group to which drivers broadcast their connection parameters</text:span><text:line-break/>jppf.discovery.group = 230.0.0.1<text:line-break/><text:span text:style-name="T36"># UDP multicast port to which drivers broadcast their connection parameters</text:span><text:line-break/>jppf.discovery.port = 11111</text:p>
      <text:p text:style-name="P19"/>
      <text:p text:style-name="P294"><text:span text:style-name="T23">Note</text:span>: <text:span text:style-name="T1">the values of these properties must be the same as those defined in the </text:span><text:a xlink:type="simple" xlink:href="#1.4.2.Server discovery|outline" text:style-name="Internet_20_link" text:visited-style-name="Visited_20_Internet_20_Link"><text:span text:style-name="T1">server configuration</text:span></text:a><text:span text:style-name="T1">.</text:span></text:p>
      <text:list xml:id="list83347458595457" text:continue-numbering="true" text:style-name="Outline">
        <text:list-item>
          <text:list>
            <text:list-item>
              <text:list>
                <text:list-item>
                  <text:list>
                    <text:list-item>
                      <text:list>
                        <text:list-item>
                          <text:h text:style-name="P316" text:outline-level="5">Inclusion and exclusion patterns</text:h>
                        </text:list-item>
                      </text:list>
                    </text:list-item>
                  </text:list>
                </text:list-item>
              </text:list>
            </text:list-item>
          </text:list>
        </text:list-item>
      </text:list>
      <text:p text:style-name="P19">The <text:span text:style-name="T161">following</text:span> properties define inclusion and exclusion patterns for IPv4 and IPv6 addresses. <text:span text:style-name="T162">They provide a means of controlling whether to connect to a server, based on its IP address</text:span>. Each of the<text:span text:style-name="T161">se patterns</text:span> defines a list of comma- or semicolumn- separated patterns. <text:span text:style-name="T93">T</text:span>he IPv4 patterns <text:span text:style-name="T93">can be exppressed in either </text:span><text:a xlink:type="simple" xlink:href="http://en.wikipedia.org/wiki/Classless_Inter-Domain_Routing" text:style-name="Internet_20_link" text:visited-style-name="Visited_20_Internet_20_Link"><text:span text:style-name="T93">CIDR</text:span></text:a><text:span text:style-name="T93"> notation</text:span>, <text:span text:style-name="T93">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3">Similarly, IPv6 patterns can be expressd in </text:span><text:a xlink:type="simple" xlink:href="http://en.wikipedia.org/wiki/Classless_Inter-Domain_Routing" text:style-name="Internet_20_link" text:visited-style-name="Visited_20_Internet_20_Link"><text:span text:style-name="T93">CIDR</text:span></text:a><text:span text:style-name="T93">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54"/>
      <text:p text:style-name="P208"># IPv4 address inclusion patterns</text:p>
      <text:p text:style-name="P276">jppf.discovery.include.ipv4 = </text:p>
      <text:p text:style-name="P208"># IPv4 address exclusion patterns</text:p>
      <text:p text:style-name="P276">jppf.discovery.exclude.ipv4 = </text:p>
      <text:p text:style-name="P208"># IPv6 address inclusion patterns</text:p>
      <text:p text:style-name="P276">jppf.discovery.include.ipv6 = </text:p>
      <text:p text:style-name="P208"># IPv6 address exclusion patterns</text:p>
      <text:p text:style-name="P276">jppf.discovery.exclude.ipv6 = </text:p>
      <text:p text:style-name="P154"/>
      <text:p text:style-name="P19">Let's take for instance the following pattern specifications:</text:p>
      <text:p text:style-name="P19"/>
      <text:p text:style-name="P276">jppf.discovery.include.ipv4 = 192.168.1.</text:p>
      <text:p text:style-name="P276">jppf.discovery.exclude.ipv4 = 192.168.1.1<text:span text:style-name="T93">28</text:span>-</text:p>
      <text:p text:style-name="P154"/>
      <text:p text:style-name="P86">The equivalent patterns in CIDR notation would be:</text:p>
      <text:p text:style-name="P86"/>
      <text:p text:style-name="P276">jppf.discovery.include.ipv4 = 192.168.1.<text:span text:style-name="T93">0/24</text:span></text:p>
      <text:p text:style-name="P276">jppf.discovery.exclude.ipv4 = 192.168.1.<text:span text:style-name="T94">128/25</text:span></text:p>
      <text:p text:style-name="P154"/>
      <text:p text:style-name="P19">The inclusion pattern only allows IP addresses in the range <text:span text:style-name="Code_20_char">192.168.1.0 ... 192.168.1.255</text:span><text:span text:style-name="Code_20_char"><text:span text:style-name="T62">. </text:span></text:span>The exclusion pattern filters out IP addresses in the range <text:span text:style-name="Code_20_char">192.168.1.1</text:span><text:span text:style-name="Code_20_char"><text:span text:style-name="T93">28</text:span></text:span><text:span text:style-name="Code_20_char"> ... 192.168.1.255</text:span>. Thus, we actually defined a filter that only accepts addresses in the range <text:span text:style-name="Code_20_char">192.168.1.0 ... 192.168.1.1</text:span><text:span text:style-name="Code_20_char"><text:span text:style-name="T93">27</text:span></text:span><text:span text:style-name="T93">.</text:span></text:p>
      <text:p text:style-name="P154"/>
      <text:p text:style-name="P154"/>
      <text:p text:style-name="P289"><text:span text:style-name="T166">T</text:span>hese 2 patterns <text:span text:style-name="T166">can in fact be rewritten as a single inclusion pattern:</text:span></text:p>
      <text:p text:style-name="P276">jppf.discovery.include.ipv4 = 192.168.1.-<text:span text:style-name="T93">127</text:span></text:p>
      <text:p text:style-name="P89"/>
      <text:p text:style-name="P92">or, in CIDR notation:</text:p>
      <text:p text:style-name="P276">jppf.discovery.include.ipv4 = 192.168.1.0<text:span text:style-name="T93">/25</text:span></text:p>
      <text:list xml:id="list83347980448249" text:continue-numbering="true" text:style-name="Outline">
        <text:list-item>
          <text:list>
            <text:list-item>
              <text:list>
                <text:list-item>
                  <text:list>
                    <text:list-item>
                      <text:h text:style-name="Heading_20_4" text:outline-level="4"><text:bookmark-start text:name="__RefHeading__24354852"/>Manual <text:span text:style-name="T80">connection</text:span> configuration<text:bookmark-end text:name="__RefHeading__24354852"/></text:h>
                    </text:list-item>
                  </text:list>
                </text:list-item>
              </text:list>
            </text:list-item>
          </text:list>
        </text:list-item>
      </text:list>
      <text:p text:style-name="Standard">If server discovery is disabled, network access to a server must be configured manually. To this effect, the node requires the address o<text:span text:style-name="T193">r</text:span> host on which the <text:span text:style-name="T193">JPPF </text:span>server is running, and a TCP port, as shown in this example:</text:p>
      <text:p text:style-name="Standard"/>
      <text:p text:style-name="P167"># IP address or host name of the server</text:p>
      <text:p text:style-name="Code_20_block">jppf.server.host = my_host</text:p>
      <text:p text:style-name="P167"># JPPF server port</text:p>
      <text:p text:style-name="Code_20_block">jppf.server.port = 11111</text:p>
      <text:p text:style-name="Standard"/>
      <text:p text:style-name="P18">Not defining these properties is equivalent to assigning them their default value (i.e. “localhost” for the host address, 11111 <text:span text:style-name="T91">or 11143 </text:span>for the port number, <text:span text:style-name="T91">depending on whether secure connectivity is disabled or enabled, respectively</text:span>).</text:p>
      <text:list xml:id="list83347296469027" text:continue-numbering="true" text:style-name="Outline">
        <text:list-item>
          <text:list>
            <text:list-item>
              <text:list>
                <text:list-item>
                  <text:list>
                    <text:list-item>
                      <text:h text:style-name="Heading_20_4" text:outline-level="4">Enabling secure connectivity</text:h>
                    </text:list-item>
                  </text:list>
                </text:list-item>
              </text:list>
            </text:list-item>
          </text:list>
        </text:list-item>
      </text:list>
      <text:p text:style-name="P148">To enable secure connectivity via SSL/TLS <text:span text:style-name="T165">for</text:span> the <text:span text:style-name="T165">configured</text:span> connections, simply set the following:</text:p>
      <text:p text:style-name="P148"/>
      <text:p text:style-name="P209"># enable SSL/TLS over the discovered connections; <text:span text:style-name="T168">defaults to false (disabled)</text:span></text:p>
      <text:p text:style-name="P277">jppf.ssl.enabled = true</text:p>
      <text:list xml:id="list83348178533794" text:continue-numbering="true" text:style-name="Outline">
        <text:list-item>
          <text:list>
            <text:list-item>
              <text:list>
                <text:list-item>
                  <text:list>
                    <text:list-item>
                      <text:h text:style-name="P318" text:outline-level="4"><text:span text:style-name="T194">Heartbeat-based connection</text:span> failure <text:span text:style-name="T194">detection</text:span></text:h>
                    </text:list-item>
                  </text:list>
                </text:list-item>
              </text:list>
            </text:list-item>
          </text:list>
        </text:list-item>
      </text:list>
      <text:p text:style-name="P21">The <text:span text:style-name="T151">heartbeat </text:span>mechanism to recover from hardware failure <text:span text:style-name="T150">is enabled in the node with the following configuration property:</text:span></text:p>
      <text:p text:style-name="P21"/>
      <text:p text:style-name="P210"># Enable recovery from hardware failures on the node. Default is false (disabled)</text:p>
      <text:p text:style-name="P268">jppf.recovery.enabled = <text:span text:style-name="T152">true</text:span></text:p>
      <text:p text:style-name="P21"/>
      <text:p text:style-name="P21"><text:span text:style-name="T150">A</text:span>s described in the <text:a xlink:type="simple" xlink:href="#1.4.8.Heartbeat-based connection failure detection|outline" text:style-name="Internet_20_link" text:visited-style-name="Visited_20_Internet_20_Link"><text:span text:style-name="T150">server configuration counterpart</text:span></text:a>, <text:span text:style-name="T150">when the node hasn't received any heartbeat message for a time greater than heartbeat_timeout * heartbeat_retries, then it will close its connection to the server and attempt to reconnect.</text:span></text:p>
      <text:list xml:id="list83347919352415" text:continue-numbering="true" text:style-name="Outline">
        <text:list-item>
          <text:list>
            <text:list-item>
              <text:list>
                <text:list-item>
                  <text:list>
                    <text:list-item>
                      <text:h text:style-name="Heading_20_4" text:outline-level="4">Interaction <text:span text:style-name="T89">between</text:span> <text:span text:style-name="T89">connection recovery</text:span> and server discovery</text:h>
                    </text:list-item>
                  </text:list>
                </text:list-item>
              </text:list>
            </text:list-item>
          </text:list>
        </text:list-item>
      </text:list>
      <text:p text:style-name="P20">When di<text:span text:style-name="T189">s</text:span>covery is enabled for the node (<text:span text:style-name="Code_20_char">jppf.di</text:span><text:span text:style-name="Code_20_char"><text:span text:style-name="T197">s</text:span></text:span><text:span text:style-name="Code_20_char">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34"/>
      <text:list xml:id="list83347005807476" text:continue-list="list83348053270434" text:style-name="List_20_1">
        <text:list-item>
          <text:p text:style-name="P311">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11">during this maximum time, it will make multiple attempts to connect to the same driver. This covers the case when the driver is restarted in the mean time.</text:p>
        </text:list-item>
        <text:list-item>
          <text:p text:style-name="P311">after this maximum time has elapsed, it will attempt to auto-discover another driver, during a maximum time, specified via the configuration property "<text:span text:style-name="Code_20_char">jppf.discovery.timeout</text:span>" (in milliseconds)</text:p>
        </text:list-item>
        <text:list-item>
          <text:p text:style-name="P305">if the node still fails to reconnect after this timeout has expired, it will fall back to the driver manually specified in the node's configuration file</text:p>
        </text:list-item>
        <text:list-item>
          <text:p text:style-name="P311">the cycle starts again</text:p>
        </text:list-item>
      </text:list>
      <text:list xml:id="list83347916417165" text:continue-list="list83347919352415" text:style-name="Outline">
        <text:list-item>
          <text:list>
            <text:list-item>
              <text:list>
                <text:list-item>
                  <text:h text:style-name="P329" text:outline-level="3">Node <text:span text:style-name="T224">JVM options</text:span></text:h>
                </text:list-item>
              </text:list>
            </text:list-item>
          </text:list>
        </text:list-item>
      </text:list>
      <text:p text:style-name="P22">In the same way as for a server (see <text:a xlink:type="simple" xlink:href="#1.4.2.Server JVM options|outline" text:style-name="Internet_20_link" text:visited-style-name="Visited_20_Internet_20_Link"><text:span text:style-name="T225">server JVM options</text:span></text:a>), the node is made of 2 processes: a “controller” process and a “<text:span text:style-name="T198">node</text:span>” process. The controller launches the <text:span text:style-name="T198">node</text:span> as a separate process and watches its exit code. If the exit code has a pre-defined value of 2, then <text:span text:style-name="T198">the controller</text:span> will restart the <text:span text:style-name="T198">node</text:span> process, otherwise it will simply terminate. </text:p>
      <text:p text:style-name="P22"/>
      <text:p text:style-name="P22">This mechanism allows the remote <text:span text:style-name="T198">restart </text:span>(eventually delayed) of a <text:span text:style-name="T198">JPPF node</text:span> using the management APIs or the management console. It is also made such that, if any of the two processes dies unexpectedly, then the other process will die as well, leaving no lingering Java process in the OS.</text:p>
      <text:p text:style-name="P158"/>
      <text:p text:style-name="P158">The <text:span text:style-name="T198">node</text:span> process inherits the following parameters from the controller process:</text:p>
      <text:list xml:id="list83348110130478" text:continue-list="list83347005807476" text:style-name="List_20_1">
        <text:list-item>
          <text:p text:style-name="P299">location of jppf configuration (<text:span text:style-name="Code_20_char">-Djppf.config</text:span> or <text:span text:style-name="Code_20_char">-Djppf.config.plugin</text:span>)</text:p>
        </text:list-item>
        <text:list-item>
          <text:p text:style-name="P300">location of <text:span text:style-name="T199">Log4j</text:span> configuration (<text:span text:style-name="Code_20_char">-D</text:span><text:span text:style-name="Code_20_char"><text:span text:style-name="T199">log4j</text:span></text:span><text:span text:style-name="Code_20_char">.config</text:span><text:span text:style-name="Code_20_char"><text:span text:style-name="T199">uration</text:span></text:span>)</text:p>
        </text:list-item>
        <text:list-item>
          <text:p text:style-name="P299">current directory</text:p>
        </text:list-item>
        <text:list-item>
          <text:p text:style-name="P299">environment variables</text:p>
        </text:list-item>
        <text:list-item>
          <text:p text:style-name="P299">Java class path</text:p>
        </text:list-item>
      </text:list>
      <text:p text:style-name="P158"><text:soft-page-break/></text:p>
      <text:p text:style-name="P22">It is possible to specify additional JVM parameters for the server process, using the configuration property <text:span text:style-name="Code_20_char"><text:span text:style-name="T23">jppf.jvm.options</text:span></text:span>, as in this example:</text:p>
      <text:p text:style-name="P158"/>
      <text:p text:style-name="P278">jppf.jvm.options = -Xms64m -Xmx512m</text:p>
      <text:p text:style-name="P158"/>
      <text:p text:style-name="P158">Here is another example with <text:span text:style-name="T201">assertions enabled and </text:span>remote debugging options:</text:p>
      <text:p text:style-name="P158"/>
      <text:p text:style-name="P278">jppf.jvm.options = -server -Xmx512m -<text:span text:style-name="T201">ea </text:span>\<text:line-break/> <text:s/>-Xrunjdwp:transport=dt_socket,address=localhost:8000,server=y,suspend=n</text:p>
      <text:p text:style-name="P158"/>
      <text:p text:style-name="P158"><text:span text:style-name="T198">Contrary to the Java command line, </text:span>It is possible to specify <text:span text:style-name="T198">multiple</text:span> class path elements through this property, by adding one or more “-cp” or “-classpath” options. For example:</text:p>
      <text:p text:style-name="P158"/>
      <text:p text:style-name="P278">jppf.jvm.options = -cp lib/myJar1.jar:lib/myJar1.jar -Xmx512m \</text:p>
      <text:p text:style-name="P278"><text:s text:c="2"/>-classpath lib/external/externalJar.jar</text:p>
      <text:p text:style-name="P22"/>
      <text:p text:style-name="P159">This syntax allows configuring multiple paths in an OS-independant way, in particular with regards to the path separator character (e.g. '<text:span text:style-name="Code_20_char">:</text:span>' on Linux, '<text:span text:style-name="Code_20_char">;</text:span>' on Windows). </text:p>
      <text:p text:style-name="P120"/>
      <text:p text:style-name="P120">If a classpath element contains one or more spaces, the path(s) i<text:span text:style-name="T200">t</text:span> defines must be surrounded with double quotes:</text:p>
      <text:p text:style-name="P120"/>
      <text:p text:style-name="P278">jppf.jvm.options = -Xmx512m -cp <text:span text:style-name="T130">"</text:span>dir with spaces/myJar1.jar<text:span text:style-name="T130">"</text:span> -cp NoSpaces/m<text:span text:style-name="T130">y</text:span>Jar2.jar</text:p>
      <text:list xml:id="list83347830889633" text:continue-list="list83347916417165"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ext:span text:style-name="T188">its own</text:span> JMX connector for communication. The management features are enabled by default; this behavior can be changed by setting the following property:</text:p>
      <text:p text:style-name="P1"/>
      <text:p text:style-name="P167"># Enable or disable management of this node</text:p>
      <text:p text:style-name="Code_20_block">jppf.management.enabled = true</text:p>
      <text:p text:style-name="P1"/>
      <text:p text:style-name="P1">When management is enabled, <text:span text:style-name="T192">the JPPF node runs its own JMX remote sevrer. T</text:span>he <text:span text:style-name="T189">port on which this JMX server will listen</text:span> <text:span text:style-name="T189">can</text:span> be defined <text:span text:style-name="T189">as follows</text:span>:</text:p>
      <text:p text:style-name="P1"/>
      <text:p text:style-name="Code_20_block"><text:span text:style-name="T36"># JMX management port; </text:span><text:span text:style-name="T48">defaults to 11198</text:span><text:line-break/>jppf.<text:span text:style-name="T92">node</text:span>.management.port = 11198</text:p>
      <text:p text:style-name="P1"/>
      <text:p text:style-name="P291"><text:span text:style-name="T34">Note</text:span><text:span text:style-name="T190">: </text:span><text:span text:style-name="T21">if the specified JMX port is already in use, the JPPF node will lookup the next port numbers in sequence, until it finds one that is available</text:span><text:span text:style-name="T20">.</text:span></text:p>
      <text:list xml:id="list83347185672040" text:continue-numbering="true" text:style-name="Outline">
        <text:list-item>
          <text:list>
            <text:list-item>
              <text:list>
                <text:list-item>
                  <text:h text:style-name="P330" text:outline-level="3">Processing threads</text:h>
                </text:list-item>
              </text:list>
            </text:list-item>
          </text:list>
        </text:list-item>
      </text:list>
      <text:p text:style-name="P30">A node can process multiple tasks concurrently, using a pool of threads. The size of this pool is configured as follows:</text:p>
      <text:p text:style-name="P30"/>
      <text:p text:style-name="Code_20_block"><text:span text:style-name="T36"># number of threads running tasks in this node</text:span><text:line-break/><text:span text:style-name="T71">jppf.</text:span>processing.threads = 4</text:p>
      <text:p text:style-name="Standard"/>
      <text:p text:style-name="Standard">If this property is not defined, its value defaults to the number of processors or cores available to the JVM.</text:p>
      <text:list xml:id="list83346996045472"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83347012628980" text:continue-list="list83348110130478" text:style-name="List_20_1">
        <text:list-item>
          <text:p text:style-name="P303">if too many classes are loaded, the space reserved to the class definitions (permanent generation in Oracle JDK) will fill up and cause an “OutOfMemoryError: PermGen space”</text:p>
        </text:list-item>
        <text:list-item>
          <text:p text:style-name="P303">if the classes hold a large amount of static data (via static fields and static initializers), an “OutOfMemoryError: Heap Space” will be thrown</text:p>
        </text:list-item>
      </text:list>
      <text:p text:style-name="P1"/>
      <text:p text:style-name="P1"/>
      <text:p text:style-name="P285">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83346716937870" text:continue-list="list83346996045472" text:style-name="Outline">
        <text:list-item>
          <text:list>
            <text:list-item>
              <text:list>
                <text:list-item>
                  <text:h text:style-name="P331" text:outline-level="3">Class loader resources cache</text:h>
                </text:list-item>
              </text:list>
            </text:list-item>
          </text:list>
        </text:list-item>
      </text:list>
      <text:p text:style-name="P2"><text:span text:style-name="T54">To avoid uncessary network round trips, the node class loaders can store locally the resources found in their extended classpath when one of their methods </text:span><text:span text:style-name="Code_20_char"><text:span text:style-name="T55">getResourceAsStream()</text:span></text:span><text:span text:style-name="T55">, </text:span><text:span text:style-name="Code_20_char"><text:span text:style-name="T55">getResource(),</text:span></text:span><text:span text:style-name="T55"> </text:span><text:span text:style-name="Code_20_char"><text:span text:style-name="T55">getResources()</text:span></text:span><text:span text:style-name="T55"> or </text:span><text:span text:style-name="Code_20_char"><text:span text:style-name="T56">getMultipleResources()</text:span></text:span><text:span text:style-name="T56"> is called. This cache is enabled by default and the type of storage and location of the file-persisted cache can be configured as follows:</text:span></text:p>
      <text:p text:style-name="P36"/>
      <text:p text:style-name="P223"><text:span text:style-name="T37"># </text:span><text:span text:style-name="T40">whether the resource cache is enabled, default</text:span><text:span text:style-name="T41">s</text:span><text:span text:style-name="T40"> to </text:span><text:span text:style-name="T41">'</text:span><text:span text:style-name="T40">true</text:span><text:span text:style-name="T41">'</text:span></text:p>
      <text:p text:style-name="P216">jppf.resource.cache.<text:span text:style-name="T73">enabled</text:span> = <text:span text:style-name="T73">true</text:span></text:p>
      <text:p text:style-name="P223"><text:span text:style-name="T37"># </text:span><text:span text:style-name="T38">type of storage: </text:span><text:span text:style-name="T37">either </text:span><text:span text:style-name="T40">'</text:span><text:span text:style-name="T37">file</text:span><text:span text:style-name="T40">'</text:span><text:span text:style-name="T37"> (the default) or </text:span><text:span text:style-name="T40">'</text:span><text:span text:style-name="T37">memory</text:span><text:span text:style-name="T40">'</text:span></text:p>
      <text:p text:style-name="P215">jppf.resource.cache.storage = file</text:p>
      <text:p text:style-name="P170"># root location of the file-persisted caches</text:p>
      <text:p text:style-name="P214">jppf.resource.cache.dir = some_directory</text:p>
      <text:p text:style-name="P36"/>
      <text:p text:style-name="P37">When “file” persistence is configured, the node will fall back to memory persistence if the resource cannot be saved to the file system for any reason. This could happen, for instance, when the file system runs out of space.</text:p>
      <text:p text:style-name="P37"/>
      <text:p text:style-name="P153">For more details, please refer to the <text:a xlink:type="simple" xlink:href="https://www.jppf.org/doc/6.0/index.php?title=Class_loading_in_JPPF#Local_caching_of_network_resources" text:style-name="Internet_20_link" text:visited-style-name="Visited_20_Internet_20_Link"><text:span text:style-name="T191">l</text:span></text:a><text:a xlink:type="simple" xlink:href="https://www.jppf.org/doc/6.0/index.php?title=Class_loading_in_JPPF#Local_caching_of_network_resources" text:style-name="Internet_20_link" text:visited-style-name="Visited_20_Internet_20_Link">ocal caching of network resources</text:a> section of this documentation.</text:p>
      <text:list xml:id="list83346557783198"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67">// permission to read, write, delete node log file in current directory</text:p>
      <text:p text:style-name="Code_20_block">permission java.io.FilePermission "${user.dir}/jppf-node.log", "read,write,delete";</text:p>
      <text:p text:style-name="P167">// permission to read all log4j system properties</text:p>
      <text:p text:style-name="Code_20_block">permission java.util.PropertyPermission "log4j.*", "read";</text:p>
      <text:p text:style-name="P167">//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67">#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83346771945132" text:continue-numbering="true" text:style-name="Outline">
        <text:list-item>
          <text:list>
            <text:list-item>
              <text:list>
                <text:list-item>
                  <text:h text:style-name="P332" text:outline-level="3">Offline mode</text:h>
                </text:list-item>
              </text:list>
            </text:list-item>
          </text:list>
        </text:list-item>
      </text:list>
      <text:p text:style-name="P45"><text:span text:style-name="T68">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on </text:span><text:a xlink:type="simple" xlink:href="https://www.jppf.org/doc/6.0/index.php?title=Offline_nodes" text:style-name="Internet_20_link" text:visited-style-name="Visited_20_Internet_20_Link"><text:span text:style-name="T68">offline nodes</text:span></text:a><text:span text:style-name="T68">.</text:span></text:p>
      <text:p text:style-name="P46"/>
      <text:p text:style-name="P47">To turn the offline mode on:</text:p>
      <text:p text:style-name="P45"/>
      <text:p text:style-name="P173"># set the offline mode (false by default)</text:p>
      <text:p text:style-name="P226">jppf.node.offline = true</text:p>
      <text:list xml:id="list83346466984160" text:continue-numbering="true" text:style-name="Outline">
        <text:list-item>
          <text:list>
            <text:list-item>
              <text:list>
                <text:list-item>
                  <text:h text:style-name="P327" text:outline-level="3">Redirecting the console output</text:h>
                </text:list-item>
              </text:list>
            </text:list-item>
          </text:list>
        </text:list-item>
      </text:list>
      <text:p text:style-name="P98">As for <text:s/>JPPF drivers, the output of System.out and System.err of a node can be redirected to files. This can be accomplished with the following properties:</text:p>
      <text:p text:style-name="P3"><text:soft-page-break/></text:p>
      <text:p text:style-name="P175"># file on the file system where System.out is redirected</text:p>
      <text:p text:style-name="P228">jppf.redirect.out = /some/path/someFile.out.log</text:p>
      <text:p text:style-name="P175"># whether to append to an existing file or to create a new one</text:p>
      <text:p text:style-name="P228">jppf.redirect.out.append = false</text:p>
      <text:p text:style-name="P228"/>
      <text:p text:style-name="P175"># file on the file system where System.err is redirected</text:p>
      <text:p text:style-name="P228">jppf.redirect.err = /some/path/someFile.err.log</text:p>
      <text:p text:style-name="P175"># whether to append to an existing file or to create a new one</text:p>
      <text:p text:style-name="P228">jppf.redirect.err.append = false</text:p>
      <text:p text:style-name="P62"/>
      <text:p text:style-name="P97">By default, a new file is created each time the node is started, unless “<text:span text:style-name="Code_20_char">jppf.redirect.out.append = true</text:span>” or “<text:span text:style-name="Code_20_char">jppf.redirect.err.append = true</text:span>” are specified. If a file path is not specified, then the output is not redirected.</text:p>
      <text:list xml:id="list83346676434897" text:continue-numbering="true" text:style-name="Outline">
        <text:list-item>
          <text:list>
            <text:list-item>
              <text:list>
                <text:list-item>
                  <text:h text:style-name="Heading_20_3" text:outline-level="3">Specifying the path to the JVM</text:h>
                </text:list-item>
              </text:list>
            </text:list-item>
          </text:list>
        </text:list-item>
      </text:list>
      <text:p text:style-name="P116">It is possible to choose which JVM wil<text:span text:style-name="T122">l</text:span> run a node, by specifying the full path to the Java executable with the following <text:span text:style-name="T202">property</text:span>:</text:p>
      <text:p text:style-name="P116"/>
      <text:p text:style-name="P167"># <text:span text:style-name="T121">Full path to the java executable</text:span></text:p>
      <text:p text:style-name="P255">jppf.java.path = <text:span text:style-name="T121">&lt;path_to_</text:span>java_<text:span text:style-name="T121">executable&gt;</text:span></text:p>
      <text:p text:style-name="P198"># Linux example</text:p>
      <text:p text:style-name="P255">jppf.java.path = /<text:span text:style-name="T121">opt/jdk1.8.0/bin/java</text:span></text:p>
      <text:p text:style-name="P198"># Windows example</text:p>
      <text:p text:style-name="P256">jppf.java.path = C:/java/jdk1.7.0/bin/java.exe</text:p>
      <text:p text:style-name="P97"/>
      <text:p text:style-name="P117">This property is used in several situations:</text:p>
      <text:p text:style-name="P117"/>
      <text:list xml:id="list83347061349638" text:continue-list="list83347012628980" text:style-name="List_20_1">
        <text:list-item>
          <text:p text:style-name="P312">by the shell script from the node distribution that launches the node (startNode.sh or startNode.bat)</text:p>
        </text:list-item>
        <text:list-item>
          <text:p text:style-name="P312">by slave nodes when the property is specified as a configuration override, allowing to start a slave node with a different JVM than its master's</text:p>
        </text:list-item>
        <text:list-item>
          <text:p text:style-name="P312">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7"/>
      <text:list xml:id="list83348475922549" text:continue-list="list83346676434897" text:style-name="Outline">
        <text:list-item>
          <text:list>
            <text:list-item>
              <text:h text:style-name="P344" text:outline-level="2">Client and administration console configuration</text:h>
              <text:list>
                <text:list-item>
                  <text:h text:style-name="Heading_20_3" text:outline-level="3">Server discovery <text:span text:style-name="T95">in the client</text:span></text:h>
                </text:list-item>
              </text:list>
            </text:list-item>
          </text:list>
        </text:list-item>
      </text:list>
      <text:p text:style-name="P12"><text:span text:style-name="T29">Connection pools</text:span><text:span text:style-name="T157">: when a JPPF client connects to one or more servers, its connections are organized by pools. All the connections in a pool share the same basic characteristics:</text:span></text:p>
      <text:p text:style-name="P133"/>
      <text:list xml:id="list83347939109973" text:continue-list="list83348132208418" text:style-name="List_20_2">
        <text:list-item>
          <text:p text:style-name="P313">name given to the pool, used as a prefix for individual connections names. A pool named "pool" will name its individual connections as "pool-1", ..., "pool-N", where N is the number of connections in the pool.</text:p>
        </text:list-item>
        <text:list-item>
          <text:p text:style-name="P313">server host or IP address</text:p>
        </text:list-item>
        <text:list-item>
          <text:p text:style-name="P313">server port</text:p>
        </text:list-item>
        <text:list-item>
          <text:p text:style-name="P314">whether secure connectivity via SSL/TLS is enabled</text:p>
        </text:list-item>
        <text:list-item>
          <text:p text:style-name="P313">pool priority: allows defining a failover hierarchy of connection pools, where the client only uses the available pool(s) with the highest priority. Whenever these pools become unavailable for <text:span text:style-name="T158">any</text:span> reason, the client will fall back to the pools with the next highest priorirty, <text:span text:style-name="T158">switching back to the previous pools later on if they become available again</text:span></text:p>
        </text:list-item>
        <text:list-item>
          <text:p text:style-name="P314">associated JMX connections pool size: each connection pool also maintains one or more JMX connections to allow the administration and monitoring of the corresponding server</text:p>
        </text:list-item>
      </text:list>
      <text:p text:style-name="P1"/>
      <text:p text:style-name="P137"><text:span text:style-name="T23">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0/index.php?title=Connection_pools" text:style-name="Internet_20_link" text:visited-style-name="Visited_20_Internet_20_Link">connection pools API</text:a>.</text:p>
      <text:p text:style-name="P1"/>
      <text:p text:style-name="P292"><text:span text:style-name="T23">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1"/>
      <text:p text:style-name="P136">In a JPPF client, all server discovery strategies are implemented as <text:a xlink:type="simple" xlink:href="https://www.jppf.org/doc/6.0/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59">This mechanism allows automatic discovery via UDP multicast, along with the manual configuration of the connections pools. These two features are described in the following sections.</text:span></text:p>
      <text:list xml:id="list83347162805076" text:continue-list="list83348475922549"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5">By default, JPPF clients are configured to automatically discover active servers on the network <text:span text:style-name="T163">via </text:span><text:a xlink:type="simple" xlink:href="https://en.wikipedia.org/wiki/Multicast" text:style-name="Internet_20_link" text:visited-style-name="Visited_20_Internet_20_Link"><text:span text:style-name="T163">UDP multicast</text:span></text:a>. <text:span text:style-name="T163">With this mechanism, the server broadcasts data packets on the network that contain sufficient information to establish a standard TCP/IP connection.</text:span></text:p>
      <text:list xml:id="list83347760136944" text:continue-numbering="true" text:style-name="Outline">
        <text:list-item>
          <text:list>
            <text:list-item>
              <text:list>
                <text:list-item>
                  <text:list>
                    <text:list-item>
                      <text:list>
                        <text:list-item>
                          <text:h text:style-name="Heading_20_5" text:outline-level="5">Enabling and disabling UDP multicast</text:h>
                        </text:list-item>
                      </text:list>
                    </text:list-item>
                  </text:list>
                </text:list-item>
              </text:list>
            </text:list-item>
          </text:list>
        </text:list-item>
      </text:list>
      <text:p text:style-name="P139">This is done with the following property, which defaults to <text:span text:style-name="Code_20_char">true</text:span> (enabled):</text:p>
      <text:p text:style-name="P139"/>
      <text:p text:style-name="P270"><text:span text:style-name="T36"># Enable or disable automatic discovery of JPPF drivers </text:span><text:span text:style-name="T45">via UDP multicats</text:span><text:line-break/>jppf.discovery.enabled = true</text:p>
      <text:p text:style-name="P138"/>
      <text:p text:style-name="P13"><text:span text:style-name="T160">W</text:span>hen discovery is enabled, the client does not stop attempting to find one or more servers. A client can also connect to multiple servers, and will effectively connect to every server it discovers on the network.</text:p>
      <text:list xml:id="list83347883120744" text:continue-numbering="true" text:style-name="Outline">
        <text:list-item>
          <text:list>
            <text:list-item>
              <text:list>
                <text:list-item>
                  <text:list>
                    <text:list-item>
                      <text:list>
                        <text:list-item>
                          <text:h text:style-name="Heading_20_5" text:outline-level="5">Configuration of UDP multicast</text:h>
                        </text:list-item>
                      </text:list>
                    </text:list-item>
                  </text:list>
                </text:list-item>
              </text:list>
            </text:list-item>
          </text:list>
        </text:list-item>
      </text:list>
      <text:p text:style-name="P156">The configuration is performed by defining a multicast group and port number, as in this example showing their default values:</text:p>
      <text:p text:style-name="Standard"/>
      <text:p text:style-name="P235"><text:span text:style-name="T36"># UDP multicast group to which drivers broadcast their connection parameters</text:span><text:line-break/>jppf.discovery.group = 230.0.0.1<text:line-break/><text:span text:style-name="T36"># UDP multicast port to which drivers broadcast their connection parameters</text:span><text:line-break/>jppf.discovery.port = 11111</text:p>
      <text:p text:style-name="P1"/>
      <text:p text:style-name="Note_5f_Tip"><text:span text:style-name="T23">Note</text:span>: <text:span text:style-name="T1">the values of these properties must be the same as those defined in the server configuration.</text:span></text:p>
      <text:list xml:id="list83346699270313"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P1"><text:span text:style-name="T86">The JPPF</text:span> client <text:span text:style-name="T86">will manage</text:span> <text:span text:style-name="T86">a pool of</text:span> connections <text:span text:style-name="T161">for</text:span> each discovered server. The size of the connection pools is configured with the following property:</text:p>
      <text:p text:style-name="Standard"/>
      <text:p text:style-name="P167"># connection pool size for each discovered server; defaults to 1 (single connection)</text:p>
      <text:p text:style-name="Code_20_block">jppf.pool.size = 5</text:p>
      <text:p text:style-name="Standard"/>
      <text:list xml:id="list83347899163787" text:continue-numbering="true" text:style-name="Outline">
        <text:list-item>
          <text:list>
            <text:list-item>
              <text:list>
                <text:list-item>
                  <text:list>
                    <text:list-item>
                      <text:list>
                        <text:list-item>
                          <text:h text:style-name="P317" text:outline-level="5"><text:span text:style-name="T30">JMX </text:span><text:span text:style-name="T31">Connection pool size</text:span></text:h>
                        </text:list-item>
                      </text:list>
                    </text:list-item>
                  </text:list>
                </text:list-item>
              </text:list>
            </text:list-item>
          </text:list>
        </text:list-item>
      </text:list>
      <text:p text:style-name="P82">Each server connection pool has an associated pool of JMX connections, whose size is configured as follows:</text:p>
      <text:p text:style-name="P81"/>
      <text:p text:style-name="P181"># JMX connection pool size, defaults to 1</text:p>
      <text:p text:style-name="P272">jppf.jmx.pool.size = 1</text:p>
      <text:list xml:id="list83347631518723" text:continue-numbering="true" text:style-name="Outline">
        <text:list-item>
          <text:list>
            <text:list-item>
              <text:list>
                <text:list-item>
                  <text:list>
                    <text:list-item>
                      <text:list>
                        <text:list-item>
                          <text:h text:style-name="Heading_20_5" text:outline-level="5">Connections naming</text:h>
                        </text:list-item>
                      </text:list>
                    </text:list-item>
                  </text:list>
                </text:list-item>
              </text:list>
            </text:list-item>
          </text:list>
        </text:list-item>
      </text:list>
      <text:p text:style-name="P1">Each server connection has an assigned name, following the pattern: “<text:span text:style-name="T86">jppf_discovery</text:span>-&lt;n&gt;-&lt;p&gt;”, where n is a driver number, in order of discovery, and p is the connection number <text:span text:style-name="T160">within the corresponding connection pool</text:span>. For instance, if we defined <text:span text:style-name="Code_20_char">jppf.pool.size = 2</text:span>, <text:span text:style-name="T88">then </text:span>the first discovered driver will have 2 connections named “<text:span text:style-name="T86">jppf_discovery</text:span>-1-1” and “<text:span text:style-name="T86">jppf_discovery</text:span>-1-2”</text:p>
      <text:list xml:id="list83348599200457"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6">To enable secure connectivity via SSL/TLS <text:span text:style-name="T172">for</text:span> the discovered connections, simply set the following:</text:p>
      <text:p text:style-name="P146"/>
      <text:p text:style-name="P167"># enable SSL/TLS over the discovered connections</text:p>
      <text:p text:style-name="Code_20_block">jppf.ssl.enabled = true</text:p>
      <text:list xml:id="list83347222753500" text:continue-numbering="true" text:style-name="Outline">
        <text:list-item>
          <text:list>
            <text:list-item>
              <text:list>
                <text:list-item>
                  <text:list>
                    <text:list-item>
                      <text:list>
                        <text:list-item>
                          <text:h text:style-name="Heading_20_5" text:outline-level="5">Connections pools priority</text:h>
                        </text:list-item>
                      </text:list>
                    </text:list-item>
                  </text:list>
                </text:list-item>
              </text:list>
            </text:list-item>
          </text:list>
        </text:list-item>
      </text:list>
      <text:p text:style-name="P16"><text:span text:style-name="T79">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79">failover or load-balancing strategy</text:span></text:a><text:span text:style-name="T79">:</text:span></text:p>
      <text:p text:style-name="P69"/>
      <text:p text:style-name="P177"># priority assigned to all auto-discovered connections; defaults to 0</text:p>
      <text:p text:style-name="P177"># this is equivalent to "&lt;driver_name&gt;.jppf.priority" in manual network configuration</text:p>
      <text:p text:style-name="P230">jppf.discovery.priority = 10</text:p>
      <text:list xml:id="list83347702008095" text:continue-numbering="true" text:style-name="Outline">
        <text:list-item>
          <text:list>
            <text:list-item>
              <text:list>
                <text:list-item>
                  <text:list>
                    <text:list-item>
                      <text:list>
                        <text:list-item>
                          <text:h text:style-name="Heading_20_5" text:outline-level="5">Inclusion and exclusion patterns</text:h>
                        </text:list-item>
                      </text:list>
                    </text:list-item>
                  </text:list>
                </text:list-item>
              </text:list>
            </text:list-item>
          </text:list>
        </text:list-item>
      </text:list>
      <text:p text:style-name="P14">The <text:span text:style-name="T161">following</text:span> four properties define inclusion and exclusion patterns for IPv4 and IPv6 addresses. <text:span text:style-name="T162">They provide a means of controlling whether to connect to a server, based on its IP address</text:span>. Each of the<text:span text:style-name="T161">se patterns</text:span> defines a list of comma- or semicolumn- separated patterns. <text:span text:style-name="T93">T</text:span>he IPv4 patterns <text:span text:style-name="T93">can be exppressed in either </text:span><text:a xlink:type="simple" xlink:href="http://en.wikipedia.org/wiki/Classless_Inter-Domain_Routing" text:style-name="Internet_20_link" text:visited-style-name="Visited_20_Internet_20_Link"><text:span text:style-name="T93">CIDR</text:span></text:a><text:span text:style-name="T93"> notation</text:span>, <text:span text:style-name="T93">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3">Similarly, IPv6 patterns can be expressd in </text:span><text:a xlink:type="simple" xlink:href="http://en.wikipedia.org/wiki/Classless_Inter-Domain_Routing" text:style-name="Internet_20_link" text:visited-style-name="Visited_20_Internet_20_Link"><text:span text:style-name="T93">CIDR</text:span></text:a><text:span text:style-name="T93">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205"># IPv4 address inclusion patterns</text:p>
      <text:p text:style-name="P270">jppf.discovery.include.ipv4 = </text:p>
      <text:p text:style-name="P205"># IPv4 address exclusion patterns</text:p>
      <text:p text:style-name="P270">jppf.discovery.exclude.ipv4 = </text:p>
      <text:p text:style-name="P205"># IPv6 address inclusion patterns</text:p>
      <text:p text:style-name="P270">jppf.discovery.include.ipv6 = </text:p>
      <text:p text:style-name="P205"># IPv6 address exclusion patterns</text:p>
      <text:p text:style-name="P270">jppf.discovery.exclude.ipv6 = </text:p>
      <text:p text:style-name="P138"/>
      <text:p text:style-name="P14">Let's take for instance the following pattern specifications:</text:p>
      <text:p text:style-name="P14"/>
      <text:p text:style-name="P271">jppf.discovery.include.ipv4 = 192.168.1.</text:p>
      <text:p text:style-name="P271">jppf.discovery.exclude.ipv4 = 192.168.1.1<text:span text:style-name="T93">28</text:span>-</text:p>
      <text:p text:style-name="P142"/>
      <text:p text:style-name="P85">The equivalent patterns in CIDR notation would be:</text:p>
      <text:p text:style-name="P85"/>
      <text:p text:style-name="P271">jppf.discovery.include.ipv4 = 192.168.1.<text:span text:style-name="T93">0/24</text:span></text:p>
      <text:p text:style-name="P271">jppf.discovery.exclude.ipv4 = 192.168.1.<text:span text:style-name="T94">128/25</text:span></text:p>
      <text:p text:style-name="P142"/>
      <text:p text:style-name="P14">The inclusion pattern only allows IP addresses in the range <text:span text:style-name="Code_20_char">192.168.1.0 ... 192.168.1.255</text:span><text:span text:style-name="Code_20_char"><text:span text:style-name="T62">. </text:span></text:span>The exclusion pattern filters out IP addresses in the range <text:span text:style-name="Code_20_char">192.168.1.1</text:span><text:span text:style-name="Code_20_char"><text:span text:style-name="T93">28</text:span></text:span><text:span text:style-name="Code_20_char"> ... 192.168.1.255</text:span>. Thus, we actually defined a filter that only accepts addresses in the range <text:span text:style-name="Code_20_char">192.168.1.0 ... 192.168.1.1</text:span><text:span text:style-name="Code_20_char"><text:span text:style-name="T93">27</text:span></text:span><text:span text:style-name="T93">.</text:span></text:p>
      <text:p text:style-name="P142"/>
      <text:p text:style-name="P142"><text:span text:style-name="T166">T</text:span>hese 2 patterns <text:span text:style-name="T166">can in fact be rewritten as a single inclusion pattern:</text:span></text:p>
      <text:p text:style-name="P271">jppf.discovery.include.ipv4 = 192.168.1.-<text:span text:style-name="T93">127</text:span></text:p>
      <text:p text:style-name="P88"/>
      <text:p text:style-name="P91">or, in CIDR notation:</text:p>
      <text:p text:style-name="P271">jppf.discovery.include.ipv4 = 192.168.1.0<text:span text:style-name="T93">/25</text:span></text:p>
      <text:list xml:id="list83348310404439" text:continue-numbering="true" text:style-name="Outline">
        <text:list-item>
          <text:list>
            <text:list-item>
              <text:list>
                <text:list-item>
                  <text:list>
                    <text:list-item>
                      <text:list>
                        <text:list-item>
                          <text:h text:style-name="Heading_20_5" text:outline-level="5"><text:soft-page-break/>Accepting multiple network interfaces per server</text:h>
                        </text:list-item>
                      </text:list>
                    </text:list-item>
                  </text:list>
                </text:list-item>
              </text:list>
            </text:list-item>
          </text:list>
        </text:list-item>
      </text:list>
      <text:p text:style-name="P1">Additionally, <text:span text:style-name="T79">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67"># enable or disable multiple network interfaces for each driver</text:p>
      <text:p text:style-name="Code_20_block">jppf.pool.acceptMultipleInterfaces = false</text:p>
      <text:p text:style-name="Standard"/>
      <text:p text:style-name="P1">This property <text:span text:style-name="T87">defaults to</text:span> <text:span text:style-name="Code_20_char">false</text:span>, meaning that only the first discovered interface for a driver will be taken into account.</text:p>
      <text:list xml:id="list83347719264148"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0">To enable the detection of connection failure thr<text:span text:style-name="T179">o</text:span>ugh a heartbeat mechanism, set the following property:</text:p>
      <text:p text:style-name="P150"/>
      <text:p text:style-name="P167"><text:span text:style-name="T186">#</text:span> enable <text:span text:style-name="T186">the </text:span>heartbeat mechanism for all discovered drivers; defaults to false (disabled)</text:p>
      <text:p text:style-name="Code_20_block">jppf.recovery.enabled = true</text:p>
      <text:p text:style-name="P150"/>
      <text:p text:style-name="P293"><text:span text:style-name="T33">Note </text:span><text:span text:style-name="T32">1</text:span><text:span text:style-name="T179">: </text:span><text:span text:style-name="T14">the heartbeat mechanism must also be enabled in the remote </text:span><text:a xlink:type="simple" xlink:href="#1.4.8.Recovery from hardware failures of nodes and clients|outline" text:style-name="Internet_20_link" text:visited-style-name="Visited_20_Internet_20_Link"><text:span text:style-name="T14">server's configuration</text:span></text:a><text:span text:style-name="T179"><text:line-break/></text:span><text:span text:style-name="T33">Note </text:span><text:span text:style-name="T32">2</text:span><text:span text:style-name="T179">: </text:span><text:span text:style-name="T14">this setting applies to </text:span><text:span text:style-name="T181">all</text:span><text:span text:style-name="T14"> servers discovered via UDP multicast</text:span></text:p>
      <text:list xml:id="list83348201413319"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71">u</text:span>s be to <text:span text:style-name="T163">list and </text:span>name these drivers:</text:p>
      <text:p text:style-name="Standard"/>
      <text:p text:style-name="P167"># space-separated list of drivers this client may connect to</text:p>
      <text:p text:style-name="Code_20_block"><text:span text:style-name="T36"># defaults to “default-driver”</text:span><text:line-break/>jppf.drivers = driver-1 driver-2</text:p>
      <text:p text:style-name="Standard"/>
      <text:p text:style-name="P149">Then for each driver, we will define the connection attributes, <text:span text:style-name="T163">each of them suffixed with "</text:span><text:span text:style-name="Code_20_char"><text:span text:style-name="T163">driver-1.</text:span></text:span><text:span text:style-name="T163">" or "</text:span><text:span text:style-name="Code_20_char"><text:span text:style-name="T163">driver-2.</text:span></text:span><text:span text:style-name="T163">".</text:span></text:p>
      <text:list xml:id="list83347436580437" text:continue-numbering="true" text:style-name="Outline">
        <text:list-item>
          <text:list>
            <text:list-item>
              <text:list>
                <text:list-item>
                  <text:list>
                    <text:list-item>
                      <text:list>
                        <text:list-item>
                          <text:h text:style-name="Heading_20_5" text:outline-level="5">Connection to the JPPF server</text:h>
                        </text:list-item>
                      </text:list>
                    </text:list-item>
                  </text:list>
                </text:list-item>
              </text:list>
            </text:list-item>
          </text:list>
        </text:list-item>
      </text:list>
      <text:p text:style-name="P143">The host name (or IP address) <text:span text:style-name="T164">and port </text:span>of each named server are defined as follows:</text:p>
      <text:p text:style-name="Standard"/>
      <text:p text:style-name="Code_20_block"><text:span text:style-name="T36"># host name, or ip address, of the host the JPPF driver is running on</text:span><text:line-break/>driver-1.jppf.server.host = localhost<text:line-break/><text:span text:style-name="T36"># port number for the on which the driver accepts connections</text:span><text:line-break/>driver-1.jppf.server.port = 11111</text:p>
      <text:p text:style-name="Standard"/>
      <text:p text:style-name="P145">When left unspecifed, they will default to "localhost" and "11111", respectively.</text:p>
      <text:list xml:id="list83347823506693"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Code_20_block"><text:span text:style-name="T36"># size of the pool of connections to this driver; </text:span><text:span text:style-name="T46">defaults to 1</text:span></text:p>
      <text:p text:style-name="Code_20_block">driver-1.jppf.pool.size = 5</text:p>
      <text:p text:style-name="Standard"/>
      <text:p text:style-name="P144">Note that, contrary to UDP multicast discovery, each manually configured connection pool can have a different size</text:p>
      <text:list xml:id="list83347810795682" text:continue-numbering="true" text:style-name="Outline">
        <text:list-item>
          <text:list>
            <text:list-item>
              <text:list>
                <text:list-item>
                  <text:list>
                    <text:list-item>
                      <text:list>
                        <text:list-item>
                          <text:h text:style-name="Heading_20_5" text:outline-level="5"><text:span text:style-name="T30">JMX </text:span><text:span text:style-name="T23">Connection pool size</text:span></text:h>
                        </text:list-item>
                      </text:list>
                    </text:list-item>
                  </text:list>
                </text:list-item>
              </text:list>
            </text:list-item>
          </text:list>
        </text:list-item>
      </text:list>
      <text:p text:style-name="P99"><text:span text:style-name="T163">The size of the associated JMX </text:span>connection pool <text:span text:style-name="T163">is </text:span>configured as follows:</text:p>
      <text:p text:style-name="P80"/>
      <text:p text:style-name="P180"># JMX connection pool size, defaults to 1</text:p>
      <text:p text:style-name="P244">driver-1.jppf.jmx.pool.size = 1</text:p>
      <text:list xml:id="list83346854439848"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7">To enable secure connectivity via SSL/TLS <text:span text:style-name="T165">for</text:span> the <text:span text:style-name="T165">configured</text:span> connections, simply set the following:</text:p>
      <text:p text:style-name="P147"/>
      <text:p text:style-name="P206"># enable SSL/TLS over the discovered connections; <text:span text:style-name="T168">defaults to fals (disabled)</text:span></text:p>
      <text:p text:style-name="P273"><text:span text:style-name="T165">driver-1.</text:span>jppf.ssl.enabled = true</text:p>
      <text:list xml:id="list83348280013612" text:continue-numbering="true" text:style-name="Outline">
        <text:list-item>
          <text:list>
            <text:list-item>
              <text:list>
                <text:list-item>
                  <text:list>
                    <text:list-item>
                      <text:list>
                        <text:list-item>
                          <text:h text:style-name="Heading_20_5" text:outline-level="5">Priority</text:h>
                        </text:list-item>
                      </text:list>
                    </text:list-item>
                  </text:list>
                </text:list-item>
              </text:list>
            </text:list-item>
          </text:list>
        </text:list-item>
      </text:list>
      <text:p text:style-name="Code_20_block"><text:span text:style-name="T36"># assigned driver priority; </text:span><text:span text:style-name="T47">defaults to 0</text:span></text:p>
      <text:p text:style-name="Code_20_block">driver-1.<text:span text:style-name="T7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text:soft-page-break/>w<text:span text:style-name="T174">ill</text:span> use connections with the next highest priority in the remaining accessible server connection pools.</text:p>
      <text:list xml:id="list83348600878991"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1">To enable the detection of connection failure thr<text:span text:style-name="T178">o</text:span>ugh a heartbeat mechanism, set the following property:</text:p>
      <text:p text:style-name="P151"/>
      <text:p text:style-name="P207"><text:span text:style-name="T187">#</text:span> enable <text:span text:style-name="T187">the </text:span>heartbeat mechanism for all discovered drivers; defaults to false (disabled)</text:p>
      <text:p text:style-name="P275"><text:span text:style-name="T178">driver-1.</text:span>jppf.recovery.enabled = true</text:p>
      <text:p text:style-name="P151"/>
      <text:p text:style-name="Note_5f_Tip"><text:span text:style-name="T23">Note</text:span>: <text:span text:style-name="T1">the heartbeat mechanism must also be enabled in the remote server's </text:span><text:a xlink:type="simple" xlink:href="#1.4.8.Recovery from hardware failures of nodes and clients|outline" text:style-name="Internet_20_link" text:visited-style-name="Visited_20_Internet_20_Link"><text:span text:style-name="T1">server's configuration</text:span></text:a><text:span text:style-name="T1">.</text:span></text:p>
      <text:list xml:id="list83348013243160" text:continue-numbering="true" text:style-name="Outline">
        <text:list-item>
          <text:list>
            <text:list-item>
              <text:list>
                <text:list-item>
                  <text:list>
                    <text:list-item>
                      <text:h text:style-name="Heading_20_4" text:outline-level="4">Using manual configuration and <text:span text:style-name="T167">UDP multicast</text:span> together</text:h>
                    </text:list-item>
                  </text:list>
                </text:list-item>
              </text:list>
            </text:list-item>
          </text:list>
        </text:list-item>
      </text:list>
      <text:p text:style-name="Standard">It is possible to use the manual server configuration simultaneously with the <text:span text:style-name="T164">UDP multicast</text:span> discovery, by adding a special driver name, “jppf_discovery” to the list of manually configured drivers:</text:p>
      <text:p text:style-name="Standard"/>
      <text:p text:style-name="P167"># enable discovery</text:p>
      <text:p text:style-name="Code_20_block">jppf.discovery.enabled = true</text:p>
      <text:p text:style-name="P167"># specifiy both discovery and manually configured drivers</text:p>
      <text:p text:style-name="Code_20_block">jppf.drivers = <text:span text:style-name="T16">jppf_discovery</text:span> driver-1</text:p>
      <text:p text:style-name="P167"># host for this driver</text:p>
      <text:p text:style-name="Code_20_block">driver-1.jppf.server.host = my_host</text:p>
      <text:p text:style-name="P167"># port for this driver</text:p>
      <text:p text:style-name="Code_20_block">driver-1.jppf.server.port = 11111</text:p>
      <text:list xml:id="list83347914812149"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31">Connection pools can be organized in any combination of two modes, using the priority attribute of each pool:</text:p>
      <text:p text:style-name="P131"/>
      <text:p text:style-name="P131"><text:span text:style-name="T23">Load-balancing mode</text:span> occurs when the connection pools have the same priority. In this case, the JPPF client will balance the jobs between the connections of the pools, according to the load-balancer settings. Example configuration:</text:p>
      <text:p text:style-name="P132"/>
      <text:p text:style-name="P267">jppf.drivers = driver-1 driver-2</text:p>
      <text:p text:style-name="P267"/>
      <text:p text:style-name="P267">driver-1.jppf.server.host = my.host1.com</text:p>
      <text:p text:style-name="P267">driver-1.jppf.server.port = 11111</text:p>
      <text:p text:style-name="P267">driver-1.jppf.priority = 20</text:p>
      <text:p text:style-name="P267"/>
      <text:p text:style-name="P267">driver-2.jppf.server.host = my.host2.com</text:p>
      <text:p text:style-name="P267">driver-2.jppf.server.port = 11111</text:p>
      <text:p text:style-name="P267">driver-2.jppf.priority = 20</text:p>
      <text:p text:style-name="P131"/>
      <text:p text:style-name="P131"><text:span text:style-name="T23">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31"/>
      <text:p text:style-name="P267">jppf.drivers = primary-pool secondary-pool</text:p>
      <text:p text:style-name="P267"/>
      <text:p text:style-name="P267">primary-pool.jppf.server.host = my.host1.com</text:p>
      <text:p text:style-name="P267">primary-pool.jppf.server.port = 11111</text:p>
      <text:p text:style-name="P267">primary-pool.jppf.priority = 20</text:p>
      <text:p text:style-name="P267"/>
      <text:p text:style-name="P267">secondary-pool.jppf.server.host = my.host2.com</text:p>
      <text:p text:style-name="P267">secondary-pool.jppf.server.port = 11111</text:p>
      <text:p text:style-name="P267">secondary-pool.jppf.priority = 10</text:p>
      <text:p text:style-name="P131"/>
      <text:p text:style-name="P131">You can also combine load-balancing and failover modes, since there is no limit to the number of connection pools you can define. For example:</text:p>
      <text:p text:style-name="P131"/>
      <text:p text:style-name="P267">jppf.drivers = primary-pool-1 primary-pool-2 secondary-pool-1 secondary-pool-2</text:p>
      <text:p text:style-name="P267"/>
      <text:p text:style-name="P267">primary-pool-1.jppf.server.host = my.host1.com</text:p>
      <text:p text:style-name="P267">primary-pool-1.jppf.server.port = 11111</text:p>
      <text:p text:style-name="P267">primary-pool-1.jppf.priority = 20</text:p>
      <text:p text:style-name="P267"/>
      <text:p text:style-name="P267">primary-pool-2.jppf.server.host = my.host2.com</text:p>
      <text:p text:style-name="P267">primary-pool-2.jppf.server.port = 11111</text:p>
      <text:p text:style-name="P267">primary-pool-2.jppf.priority = 20</text:p>
      <text:p text:style-name="P267"><text:soft-page-break/></text:p>
      <text:p text:style-name="P267">secondary-pool-1.jppf.server.host = my.host3.com</text:p>
      <text:p text:style-name="P267">secondary-pool-1.jppf.server.port = 11111</text:p>
      <text:p text:style-name="P267">secondary-pool-1.jppf.priority = 10</text:p>
      <text:p text:style-name="P267"/>
      <text:p text:style-name="P267">secondary-pool-2.jppf.server.host = my.host4.com</text:p>
      <text:p text:style-name="P267">secondary-pool-2.jppf.server.port = 11111</text:p>
      <text:p text:style-name="P267">secondary-pool-2.jppf.priority = 10</text:p>
      <text:list xml:id="list83347233346000" text:continue-numbering="true" text:style-name="Outline">
        <text:list-item>
          <text:list>
            <text:list-item>
              <text:list>
                <text:list-item>
                  <text:h text:style-name="P333" text:outline-level="3">Local and remote execution</text:h>
                </text:list-item>
              </text:list>
            </text:list-item>
          </text:list>
        </text:list-item>
      </text:list>
      <text:p text:style-name="P1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65">t</text:span> can also be used for local testing and debugging before <text:span text:style-name="T65">going “live”</text:span>.</text:p>
      <text:p text:style-name="P11"/>
      <text:p text:style-name="P11">Local execution is disabled by default. To enable it, set the following configuration property:</text:p>
      <text:p text:style-name="P11"/>
      <text:p text:style-name="P269"><text:span text:style-name="T36"># enable local job execution; defaults to false</text:span><text:line-break/>jppf.local.execution.enabled = true</text:p>
      <text:p text:style-name="P33"/>
      <text:p text:style-name="P33">Local execution uses a pool of threads, whose size is configured as follows:</text:p>
      <text:p text:style-name="P33"/>
      <text:p text:style-name="P269"><text:span text:style-name="T36"># number of threads to use for local execution</text:span><text:line-break/><text:span text:style-name="T36"># the default value is the number of CPUs or cores available to the JVM</text:span><text:line-break/>jppf.local.execution.threads = 4</text:p>
      <text:p text:style-name="P33"/>
      <text:p text:style-name="P33"><text:span text:style-name="T78">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78">manual network configuration</text:span></text:a><text:span text:style-name="T78">:</text:span></text:p>
      <text:p text:style-name="P68"/>
      <text:p text:style-name="P176"># priority assigned to the local executor; defaults to 0</text:p>
      <text:p text:style-name="P176"># this is equivalent to "&lt;driver_name&gt;.jppf.priority" in manual network configuration</text:p>
      <text:p text:style-name="P229">jppf.local.execution.priority = 10</text:p>
      <text:p text:style-name="P33"/>
      <text:p text:style-name="P1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1"/>
      <text:p text:style-name="P1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1"/>
      <text:p text:style-name="P204"># enable remote job execution; defaults to true</text:p>
      <text:p text:style-name="P269">jppf.remote.execution.enabled = false</text:p>
      <text:p text:style-name="P134"/>
      <text:p text:style-name="P292"><text:span text:style-name="T23">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3">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83347109343586"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67"># name of the load balancing algorithm</text:p>
      <text:p text:style-name="Code_20_block">jppf.load.balancing.algorithm = <text:span text:style-name="T99">manual</text:span></text:p>
      <text:p text:style-name="P167"># name of the set of parameter values (aka profile) to use for the algorithm</text:p>
      <text:p text:style-name="Code_20_block">jppf.load.balancing.<text:span text:style-name="T66">profile</text:span> = <text:span text:style-name="T98">jppf</text:span></text:p>
      <text:p text:style-name="P167"># "<text:span text:style-name="T100">jppf</text:span>" profile</text:p>
      <text:p text:style-name="P221">jppf.load.balancing.<text:span text:style-name="T66">profile</text:span>.<text:span text:style-name="T98">jppf</text:span>.<text:span text:style-name="T98">s</text:span>ize = <text:span text:style-name="T98">1000000</text:span></text:p>
      <text:p text:style-name="P94"/>
      <text:p text:style-name="P1">Also note that the load balancing is active even if only <text:span text:style-name="T169">one </text:span>remote execution is available. This has an impact on how tasks within a job will be sent tot he server. For instance, if the “manual” algorithm is configured, with a size of 1, this means the tasks in a job will be sent one at a time.</text:p>
      <text:list xml:id="list83348498482464" text:continue-numbering="true" text:style-name="Outline">
        <text:list-item>
          <text:list>
            <text:list-item>
              <text:list>
                <text:list-item>
                  <text:h text:style-name="Heading_20_3" text:outline-level="3"><text:soft-page-break/>Resolution of the drivers IP addresses</text:h>
                </text:list-item>
              </text:list>
            </text:list-item>
          </text:list>
        </text:list-item>
      </text:list>
      <text:p text:style-name="P101">You can switch on or off the DNS name resolution for the drivers a client connects, with the following property:</text:p>
      <text:p text:style-name="P101"/>
      <text:p text:style-name="P190"># whether to resolve the drivers' ip addresses into host names</text:p>
      <text:p text:style-name="P190"><text:span text:style-name="T101"># d</text:span>efaults to true (resolve the addresses)</text:p>
      <text:p text:style-name="Code_20_block">org.jppf.resolve.addresses = true</text:p>
      <text:list xml:id="list83348537164468" text:continue-numbering="true" text:style-name="Outline">
        <text:list-item>
          <text:list>
            <text:list-item>
              <text:list>
                <text:list-item>
                  <text:h text:style-name="P334" text:outline-level="3">Socket connections idle timeout</text:h>
                </text:list-item>
              </text:list>
            </text:list-item>
          </text:list>
        </text:list-item>
      </text:list>
      <text:p text:style-name="P17">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69">the client</text:span> side of the connection, so that the connection can be closed cleanly and grid operations can continue unhindered. This is done via the following property:</text:p>
      <text:p text:style-name="P17"/>
      <text:p text:style-name="P274">jppf.socket.max-idle = timeout_in_seconds</text:p>
      <text:p text:style-name="P17"/>
      <text:p text:style-name="P79">If the timeout value is less than 10 seconds, then it is considered as no timeout. The default value is -1.</text:p>
      <text:list xml:id="list83346788634215" text:continue-numbering="true" text:style-name="Outline">
        <text:list-item>
          <text:list>
            <text:list-item>
              <text:list>
                <text:list-item>
                  <text:h text:style-name="P335" text:outline-level="3">UI refresh intervals in the administration tool</text:h>
                </text:list-item>
              </text:list>
            </text:list-item>
          </text:list>
        </text:list-item>
      </text:list>
      <text:p text:style-name="P78">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8"/>
      <text:p text:style-name="P179"># refresh interval for the statistcs panel in millis; defaults to 1000</text:p>
      <text:p text:style-name="P179"># this is the interval between 2 succesive stats requests to a driver via JMX</text:p>
      <text:p text:style-name="P233">jppf.admin.refresh.interval.stats = 1000</text:p>
      <text:p text:style-name="P233"/>
      <text:p text:style-name="P179"># refresh interval in millis for the topology panels: tree view and graph view</text:p>
      <text:p text:style-name="P179"># this is the interval between 2 successive runs of the task that refreshes the</text:p>
      <text:p text:style-name="P179"># topology via JMX requests; defaults to 1000</text:p>
      <text:p text:style-name="P233">jppf.admin.refresh.interval.topology = 1000</text:p>
      <text:p text:style-name="P233"/>
      <text:p text:style-name="P179"># refresh interval for the JVM health panel in millis; defaults to <text:span text:style-name="T97">1</text:span>000</text:p>
      <text:p text:style-name="P179"># this is the interval between 2 successive runs of the task that refreshes</text:p>
      <text:p text:style-name="P179"># the JVM health via JMX requests</text:p>
      <text:p text:style-name="P233">jppf.admin.refresh.interval.health = <text:span text:style-name="T97">1</text:span>000</text:p>
      <text:p text:style-name="P233"/>
      <text:p text:style-name="P194"># UI refresh interval for the job data panel in ms. Its meaning depends on the</text:p>
      <text:p text:style-name="P194"># publish mode specified with property "jppf.gui.publish.mode" (see below):</text:p>
      <text:p text:style-name="P194"># - in "immediate_notifications" mode, this is not used</text:p>
      <text:p text:style-name="P194"># - in "deferred_notifications" mode, this is the interval between 2 publications</text:p>
      <text:p text:style-name="P194"># <text:s text:c="2"/>of updates as job monitoring events</text:p>
      <text:p text:style-name="P194"># - in "polling" mode this is the interval between 2 polls of each driver</text:p>
      <text:p text:style-name="P249">jppf.gui.publish.period = 1000</text:p>
      <text:p text:style-name="P234"/>
      <text:p text:style-name="P194"># UI refresh mode for the job data panel. The possible values are:</text:p>
      <text:p text:style-name="P194"># - polling: the job data is polled at regular intervals and updates to the view are</text:p>
      <text:p text:style-name="P194"># <text:s text:c="2"/>computed as the differences with the previous poll. This mode generates less network</text:p>
      <text:p text:style-name="P194"># <text:s text:c="2"/>traffic than the other modes, but some updates, possibly entire jobs, may be missed</text:p>
      <text:p text:style-name="P194"># - deferred_notifications: updates are received as jmx notifications and published at</text:p>
      <text:p text:style-name="P195"># <text:s text:c="2"/>regular intervals, possibly aggregated in the interval. This mode provides a more</text:p>
      <text:p text:style-name="P196"># <text:s text:c="2"/>accurate view of the jobs life cycle, at the cost of increased network traffic</text:p>
      <text:p text:style-name="P195"># - immediate_notifications: updates are received as jmx notifications and are all</text:p>
      <text:p text:style-name="P196"># <text:s text:c="2"/>published immediately as job monitoring events, which are pushed to the UI. In this</text:p>
      <text:p text:style-name="P196"># <text:s text:c="2"/>mode, no event is missed, however this causes higher cpu and memory consumption</text:p>
      <text:p text:style-name="P194"># The default value is immediate_notifications</text:p>
      <text:p text:style-name="P249">jppf.gui.publish.mode = immediate_notifications</text:p>
      <text:p text:style-name="P152"/>
      <text:list xml:id="list83348103627788" text:continue-numbering="true" text:style-name="Outline">
        <text:list-item>
          <text:list>
            <text:list-item>
              <text:list>
                <text:list-item>
                  <text:h text:style-name="P343" text:outline-level="3">Customizing the administration console's splash screen</text:h>
                </text:list-item>
              </text:list>
            </text:list-item>
          </text:list>
        </text:list-item>
      </text:list>
      <text:p text:style-name="P118">At startup, the <text:span text:style-name="T170">desktop </text:span>administration console displays a splash screen made of a sequence of rolling images with a fixed text at the center. The splash screen can be customized with the following properties:</text:p>
      <text:p text:style-name="P118"/>
      <text:p text:style-name="P167"># Whether to display the animated splash screen at console startup, defaults to false</text:p>
      <text:p text:style-name="Code_20_block">jppf.ui.splash = true</text:p>
      <text:p text:style-name="P167"># The fixed text displayed at center of the window</text:p>
      <text:p text:style-name="P262">jppf.ui.splash.message = The JPPF Admin Console is starting ...</text:p>
      <text:p text:style-name="P200"># The message's font color, expressed as an rgb or rgba value. If alpha is not</text:p>
      <text:p text:style-name="P167"># specified, it is assumed to be 255 (fully opaque).</text:p>
      <text:p text:style-name="P167"># Examples: 255, 233, 127 (opaque) | 255, 233, 127, 128 (semi-transparent<text:span text:style-name="T132">)</text:span></text:p>
      <text:p text:style-name="Code_20_block">jppf.ui.splash.message.color = 64, 64, 128</text:p>
      <text:p text:style-name="P201"># <text:span text:style-name="T123">One or more </text:span>paths to the images displayed in a rolling sequence (like a slide show)</text:p>
      <text:p text:style-name="P167"># <text:span text:style-name="T123">The </text:span>images may be either in the file system or in the classpath <text:span text:style-name="T123">and are separated with # '|' (pipe) characters</text:span></text:p>
      <text:p text:style-name="Code_20_block">jppf.ui.splash.images = image_path_1 | ... | image_path_N</text:p>
      <text:p text:style-name="P167"># interval between images in milliseconds</text:p>
      <text:p text:style-name="Code_20_block">jppf.ui.splash.delay = <text:span text:style-name="T124">5</text:span>00</text:p>
      <text:p text:style-name="P78"/>
      <text:p text:style-name="P78"/>
      <text:list xml:id="list83346842292336" text:continue-numbering="true" text:style-name="Outline">
        <text:list-item>
          <text:list>
            <text:list-item>
              <text:h text:style-name="P346" text:outline-level="2">Common configuration properties</text:h>
              <text:list>
                <text:list-item>
                  <text:h text:style-name="P336"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67"># Enable or disable the lookup of classpath resources in the file system</text:p>
      <text:p text:style-name="Code_20_block">jppf.classloader.file.lookup = true</text:p>
      <text:p text:style-name="P103"/>
      <text:p text:style-name="P103">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83348368656051" text:continue-numbering="true" text:style-name="Outline">
        <text:list-item>
          <text:list>
            <text:list-item>
              <text:list>
                <text:list-item>
                  <text:h text:style-name="P337" text:outline-level="3"><text:span text:style-name="T89">Socket connections r</text:span>ecovery and failover</text:h>
                </text:list-item>
              </text:list>
            </text:list-item>
          </text:list>
        </text:list-item>
      </text:list>
      <text:p text:style-name="P5">When the connection to a server is interrupted, the node, <text:span text:style-name="T90">client or peer servr</text:span> will automatically attempt, for a given length of time, and at regular intervals, to reconnect to the same server. These properties are configured as follows, with their default values:</text:p>
      <text:p text:style-name="P5"/>
      <text:p text:style-name="P236"><text:span text:style-name="T36"># number of seconds before the first reconnection attempt</text:span><text:line-break/><text:span text:style-name="T70">jppf.</text:span>reconnect.initial.delay = <text:span text:style-name="T108">0</text:span><text:line-break/><text:span text:style-name="T36"># time after which the system stops trying to reconnect, in seconds</text:span><text:line-break/><text:span text:style-name="T36"># a value of zero or less means it never stops</text:span></text:p>
      <text:p text:style-name="P236"><text:span text:style-name="T70">jppf.</text:span>reconnect.max.time = 60<text:line-break/><text:span text:style-name="T36"># time between two connection attempts, in seconds</text:span><text:line-break/><text:span text:style-name="T70">jppf.</text:span>reconnect.interval = 1</text:p>
      <text:p text:style-name="P31"/>
      <text:p text:style-name="P84">With these values, we have configured the recovery mechanism such that it will attempt to reconnect to the server after a <text:span text:style-name="T108">0</text:span> second delay, for 60 seconds and with connection attemps at 1 second intervals.</text:p>
      <text:list xml:id="list83347886870718" text:continue-numbering="true" text:style-name="Outline">
        <text:list-item>
          <text:list>
            <text:list-item>
              <text:list>
                <text:list-item>
                  <text:h text:style-name="P338" text:outline-level="3">JMX requests timeout</text:h>
                </text:list-item>
              </text:list>
            </text:list-item>
          </text:list>
        </text:list-item>
      </text:list>
      <text:p text:style-name="P107">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7"/>
      <text:p text:style-name="P193"># Timeout in millis for JMX requests. Defaults to Long.MAX_VALUE (2^63 - 1)</text:p>
      <text:p text:style-name="P248">jppf.jmx.request.timeout = $script{ java.lang.Long.MAX_VALUE }$</text:p>
      <text:list xml:id="list83347251939444" text:continue-numbering="true" text:style-name="Outline">
        <text:list-item>
          <text:list>
            <text:list-item>
              <text:list>
                <text:list-item>
                  <text:h text:style-name="P339" text:outline-level="3">Global performance tuning parameters</text:h>
                </text:list-item>
              </text:list>
            </text:list-item>
          </text:list>
        </text:list-item>
      </text:list>
      <text:p text:style-name="P83">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83"/>
      <text:p text:style-name="P182"># Size of send and receive buffer for socket connections</text:p>
      <text:p text:style-name="P182"># Defaults to 32768 and must be in range [1024, 1024*1024]</text:p>
      <text:p text:style-name="P237">jppf.socket.buffer.size = 65536</text:p>
      <text:p text:style-name="P182"/>
      <text:p text:style-name="P182"># Size of temporary buffers (including direct buffers) used in I/O transfers</text:p>
      <text:p text:style-name="P182"># Defaults to 32768 and must be in range [1024, 1024*1024]</text:p>
      <text:p text:style-name="P237">jppf.temp.buffer.size = 12288</text:p>
      <text:p text:style-name="P183"/>
      <text:p text:style-name="P185"># Maximum size of temporary buffers pool (excluding direct buffers).# When this size</text:p>
      <text:p text:style-name="P185"># is reached, new buffers are still created, but not released into the pool, so they</text:p>
      <text:p text:style-name="P185"># can be quickly garbage-collected.</text:p>
      <text:p text:style-name="P185"># The size of each buffer is defined with ${jppf.temp.buffer.size}</text:p>
      <text:p text:style-name="P184"># Defaults to 10 and must be in range [1, 2048]</text:p>
      <text:p text:style-name="P237">jppf.temp.buffer.pool.size = 200</text:p>
      <text:p text:style-name="P182"/>
      <text:p text:style-name="P182"># Size of temporary buffer pool for reading lengths as ints (size of each buffer is 4)</text:p>
      <text:p text:style-name="P182"># Defaults to 100 and must be in range [1, 2048]</text:p>
      <text:p text:style-name="P237">jppf.length.buffer.pool.size = 100</text:p>
      <text:p text:style-name="P83"/>
      <text:p text:style-name="P83"/>
      <text:list xml:id="list83346544074906" text:continue-numbering="true" text:style-name="Outline">
        <text:list-item>
          <text:list>
            <text:list-item>
              <text:h text:style-name="P347" text:outline-level="2">Putting it all together</text:h>
            </text:list-item>
          </text:list>
        </text:list-item>
      </text:list>
      <text:p text:style-name="P63"/>
      <text:p text:style-name="P4"><text:span text:style-name="T77">After seeing all the configuration details for the JPPF components, we would like to take a step back and have a look at the big picture of what the configuration is about: </text:span><text:span text:style-name="T19">defining a JPPF grid topology the way we want it</text:span><text:span text:style-name="T77">.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83347243998930" text:continue-numbering="true" text:style-name="Outline">
        <text:list-item>
          <text:list>
            <text:list-item>
              <text:list>
                <text:list-item>
                  <text:h text:style-name="P340" text:outline-level="3">Defining a topology</text:h>
                </text:list-item>
              </text:list>
            </text:list-item>
          </text:list>
        </text:list-item>
      </text:list>
      <text:p text:style-name="P64">Here is the JPPF topology we want to achieve:</text:p>
      <text:p text:style-name="P64"/>
      <text:p text:style-name="P64"><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4">Let's state plainly the components involved and their relationships:</text:p>
      <text:list xml:id="list83348299706216" text:continue-list="list83347061349638" text:style-name="List_20_1">
        <text:list-item>
          <text:p text:style-name="P315">there are one client, two servers (server1 and server2) and two nodes (node1 and node2)</text:p>
        </text:list-item>
        <text:list-item>
          <text:p text:style-name="P315">the client is connected to both servers</text:p>
        </text:list-item>
        <text:list-item>
          <text:p text:style-name="P315">each server is connected to the other server</text:p>
        </text:list-item>
        <text:list-item>
          <text:p text:style-name="P315">node1 is connected to server1</text:p>
        </text:list-item>
        <text:list-item>
          <text:p text:style-name="P315">node2 is connected to server2</text:p>
        </text:list-item>
      </text:list>
      <text:p text:style-name="P64"/>
      <text:p text:style-name="P6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83348163660203" text:continue-list="list83347243998930" text:style-name="Outline">
        <text:list-item>
          <text:list>
            <text:list-item>
              <text:list>
                <text:list-item>
                  <text:h text:style-name="P341" text:outline-level="3">Automatic discovery of the topology</text:h>
                </text:list-item>
              </text:list>
            </text:list-item>
          </text:list>
        </text:list-item>
      </text:list>
      <text:p text:style-name="P65"><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6">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6"/>
      <text:p text:style-name="P67">Also note that, if our topology only included server1, then no configuration property at all would be needed in the client, server1, node1 or node2. That is the power of automatic discovery in JPPF master/worker topologies.</text:p>
      <text:list xml:id="list83347294454916" text:continue-numbering="true" text:style-name="Outline">
        <text:list-item>
          <text:list>
            <text:list-item>
              <text:list>
                <text:list-item>
                  <text:h text:style-name="P342" text:outline-level="3">Manual configuration of the topology</text:h>
                </text:list-item>
              </text:list>
            </text:list-item>
          </text:list>
        </text:list-item>
      </text:list>
      <text:p text:style-name="P66"><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6"/>
      <text:list xml:id="list83348081527929" text:continue-numbering="true" text:style-name="Outline">
        <text:list-item>
          <text:list>
            <text:list-item>
              <text:h text:style-name="P344" text:outline-level="2">Configuring SSL/TLS communications</text:h>
            </text:list-item>
          </text:list>
        </text:list-item>
      </text:list>
      <text:p text:style-name="P30"/>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83347529066261"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6"><text:span text:style-name="T95">There is a global property which applies to all drivers found via the </text:span><text:a xlink:type="simple" xlink:href="#1.6.1.Server discovery in the client|outline" text:style-name="Internet_20_link" text:visited-style-name="Visited_20_Internet_20_Link"><text:span text:style-name="T95">auto-discovery mechanism</text:span></text:a><text:span text:style-name="T95">:</text:span></text:p>
      <text:p text:style-name="P1"/>
      <text:p text:style-name="P167"># Enable SSL <text:span text:style-name="T95">for auto-dsicovered drivers</text:span>. Default value is false (disabled).</text:p>
      <text:p text:style-name="P167"># If enabled, only SSL/TLS connections are established.</text:p>
      <text:p text:style-name="Code_20_block">jppf.ssl.enabled = true</text:p>
      <text:p text:style-name="P1"/>
      <text:p text:style-name="P100">For drivers specified manually in the client configuration, SSL connectivity is specified individually:</text:p>
      <text:p text:style-name="P7"/>
      <text:p text:style-name="P187"># disable discovery</text:p>
      <text:p text:style-name="P239">jppf.discovery.enabled = false</text:p>
      <text:p text:style-name="P187"># mnaually specifiy two drivers</text:p>
      <text:p text:style-name="P239">jppf.drivers = driver1 driver2</text:p>
      <text:p text:style-name="P240"/>
      <text:p text:style-name="P188"># define secure connectivity to driver1</text:p>
      <text:p text:style-name="P239">driver1.jppf.server.host = secure_host</text:p>
      <text:p text:style-name="P239">driver1.jppf.server.port = 11443</text:p>
      <text:p text:style-name="P187"># secure connections are made to this driver</text:p>
      <text:p text:style-name="P241">driver1.jppf.ssl.enabled = true</text:p>
      <text:p text:style-name="P240"/>
      <text:p text:style-name="P188"># define non-secure connectivity to driver2</text:p>
      <text:p text:style-name="P239">driver2.jppf.server.host = non_secure_host</text:p>
      <text:p text:style-name="P239">driver2.jppf.server.port = 11111</text:p>
      <text:p text:style-name="P187"># the default value is false and needs not be specified</text:p>
      <text:p text:style-name="P187">#driver2.jppf.ssl.enabled = false</text:p>
      <text:list xml:id="list83347707215915" text:continue-numbering="true" text:style-name="Outline">
        <text:list-item>
          <text:list>
            <text:list-item>
              <text:list>
                <text:list-item>
                  <text:list>
                    <text:list-item>
                      <text:h text:style-name="P319" text:outline-level="4">In the nodes</text:h>
                    </text:list-item>
                  </text:list>
                </text:list-item>
              </text:list>
            </text:list-item>
          </text:list>
        </text:list-item>
      </text:list>
      <text:p text:style-name="P6">Nodes use either secure connections, or non-secure connections, but not both at the same time. Thus, this is determined from a single configuration property in their respective configuration file:</text:p>
      <text:p text:style-name="P6"/>
      <text:p text:style-name="P186"># Enable SSL. Default value is false (disabled).</text:p>
      <text:p text:style-name="P186"># If enabled, only SSL/TLS connections are established</text:p>
      <text:p text:style-name="P238">jppf.ssl.enabled = true</text:p>
      <text:p text:style-name="P6"/>
      <text:p text:style-name="P8">For a node, this also means that its embedded JMX server will only accept secure connections. <text:span text:style-name="T96">This has an impact on the driver configuration: since the driver connects to the node's JMX server, it will be considered a SSL </text:span><text:span text:style-name="T9">client</text:span><text:span text:style-name="T96"> from the JMX perspective. This means the driver will need to have the proper node certificate in its trust store.</text:span></text:p>
      <text:list xml:id="list83348247300447"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85"/>
      <text:p text:style-name="P167"># Port number to which the server listens for secure connections, defaults to 11443</text:p>
      <text:p text:style-name="P167"># A negative value indicates that no secure connection is accepted</text:p>
      <text:p text:style-name="Code_20_block">jppf.ssl.server.port = 11443</text:p>
      <text:p text:style-name="Code_20_block"/>
      <text:p text:style-name="P167"># toggle to enable secure connections to remote peer servers, defaults to false</text:p>
      <text:p text:style-name="Code_20_block">jppf.peer.ssl.enabled = true</text:p>
      <text:p text:style-name="Code_20_block"/>
      <text:p text:style-name="P167">#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67"># disable non-secure connections</text:p>
      <text:p text:style-name="Code_20_block">jppf.server.port = <text:span text:style-name="T23">-1</text:span></text:p>
      <text:p text:style-name="P167"># enable secure connections</text:p>
      <text:p text:style-name="Code_20_block">jppf.ssl.server.port = 11443</text:p>
      <text:p text:style-name="P1"/>
      <text:p text:style-name="P3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67"># Enabling JMX via non-secure connections, defaults to true</text:p>
      <text:p text:style-name="Code_20_block">jppf.management.enabled = false</text:p>
      <text:p text:style-name="P167"># Enabling JMX via secure connections, defaults to false</text:p>
      <text:p text:style-name="Code_20_block">jppf.management.ssl.enabled = true</text:p>
      <text:p text:style-name="P167"># Secure JMX server port</text:p>
      <text:p text:style-name="Code_20_block">jppf.management.ssl.port = 11193</text:p>
      <text:list xml:id="list83346673590232"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83347097817567"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67">#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8334717516639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67"># SSL configuration as an arbitrary source. Value is the fully qualified name</text:p>
      <text:p text:style-name="P167"># of an implementation of java.util.concurrent.Callable&lt;InputStream&gt; with optional</text:p>
      <text:p text:style-name="P167">#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67">// A secure store source that uses a file as source</text:p>
      <text:p text:style-name="Code_20_block">public class FileStoreSource implements Callable&lt;InputStream&gt; {</text:p>
      <text:p text:style-name="Code_20_block"/>
      <text:p text:style-name="Code_20_block"><text:s text:c="2"/><text:span text:style-name="T3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83348382570250"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83347926186810"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67">#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83348375068549"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67">#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83348071804562"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67">#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83346879116588"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67"># client authentication mode</text:p>
      <text:p text:style-name="P167"># possible values: none | want | need</text:p>
      <text:p text:style-name="Code_20_block">jppf.ssl.client.auth = none</text:p>
      <text:list xml:id="list83346860649897"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67"># path to the key store on the file system</text:p>
      <text:p text:style-name="Code_20_block">jppf.ssl.keystore.file = config/ssl/keystore.ks</text:p>
      <text:p text:style-name="P167">#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67"># keystore password in clear text</text:p>
      <text:p text:style-name="Code_20_block">jppf.ssl.keystore.password = password</text:p>
      <text:p text:style-name="P167"># keystore password from an arbitrary source</text:p>
      <text:p text:style-name="P167"># the source is an implementation of Callable&lt;char[]&gt; with optional parameters</text:p>
      <text:p text:style-name="Code_20_block">jppf.ssl.keystore.password.source = org.jppf.ssl.PlainTextPassword password</text:p>
      <text:p text:style-name="Standard"/>
      <text:p text:style-name="P105">Lastly, the format of the key store is specified with the following property:</text:p>
      <text:p text:style-name="P105"/>
      <text:p text:style-name="P167"># The key store format to use. When unspecified, it defaults to the value of</text:p>
      <text:p text:style-name="P167"># KeyStore.getDefaultType(). For instance on the Oracle JVM it will be 'JKS',</text:p>
      <text:p text:style-name="P167"># on Android's Dalvik it will be BKS, etc. </text:p>
      <text:p text:style-name="Code_20_block">jppf.ssl.keystore.type = JKS</text:p>
      <text:p text:style-name="P105"/>
      <text:p text:style-name="P106">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83347075424032"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67"># path to the trust store on the file system</text:p>
      <text:p text:style-name="Code_20_block">jppf.ssl.truststore.file = config/ssl/truststore.ks</text:p>
      <text:p text:style-name="P167"># an implementation of Callable&lt;InputStream&gt; with optional space-separated arguments</text:p>
      <text:p text:style-name="Code_20_block">jppf.ssl.truststore.source = org.jppf.ssl.FileStoreSource config/ssl/truststore.ks</text:p>
      <text:p text:style-name="Code_20_block"/>
      <text:p text:style-name="P167"># keystore password in clear text</text:p>
      <text:p text:style-name="Code_20_block">jppf.ssl.truststore.password = password</text:p>
      <text:p text:style-name="P167"># keystore password from an arbitrary source</text:p>
      <text:p text:style-name="P167"># the source is an implementation of Callable&lt;char[]&gt; with opptional parameters</text:p>
      <text:p text:style-name="Code_20_block">jppf.ssl.truststore.password.source = org.jppf.ssl.PlainTextPassword password</text:p>
      <text:p text:style-name="Standard"/>
      <text:p text:style-name="P105">As for the key store, the format of the trust store is specified with the following property:</text:p>
      <text:p text:style-name="P105"/>
      <text:p text:style-name="P167"># the format to use for the trust store. When unspecified, it defaults to the</text:p>
      <text:p text:style-name="P167"># value of KeyStore.getDefaultType(). For instance on the Oracle JVM it will be</text:p>
      <text:p text:style-name="P167"># 'JKS', on Android's Dalvik it will be BKS, etc. </text:p>
      <text:p text:style-name="Code_20_block">jppf.ssl.truststore.type = JKS</text:p>
      <text:p text:style-name="Standard"/>
      <text:list xml:id="list83348383699616" text:continue-numbering="true" text:style-name="Outline">
        <text:list-item>
          <text:list>
            <text:list-item>
              <text:list>
                <text:list-item>
                  <text:list>
                    <text:list-item>
                      <text:h text:style-name="P320" text:outline-level="4"><text:soft-page-break/>Special case: distinct driver trust stores for nodes and clients</text:h>
                    </text:list-item>
                  </text:list>
                </text:list-item>
              </text:list>
            </text:list-item>
          </text:list>
        </text:list-item>
      </text:list>
      <text:p text:style-name="P44">In the case when the JPPF driver has mutual authentication enabled (jppf.ssl.client.auth = need”), it might be desirable to use distinct trust stores for the certificates of the nodes and the clients that will connect to the driver. This can be done as follows:</text:p>
      <text:p text:style-name="P44"/>
      <text:p text:style-name="P171"># specify that a separate trust store must be used for client certificates</text:p>
      <text:p text:style-name="P222"><text:span text:style-name="T53">jppf.ssl.client.distinct.truststore = true</text:span><text:span text:style-name="T36"> <text:s/></text:span></text:p>
      <text:p text:style-name="P172"><text:s text:c="2"/></text:p>
      <text:p text:style-name="P222"><text:span text:style-name="T36"># path to the </text:span><text:span text:style-name="T39">client </text:span><text:span text:style-name="T36">trust store on the file system</text:span></text:p>
      <text:p text:style-name="P222">jppf.ssl.<text:span text:style-name="T67">client</text:span>.truststore.file = config/ssl/truststore_<text:span text:style-name="T67">cli</text:span>.ks</text:p>
      <text:p text:style-name="P172"># an implementation of Callable&lt;InputStream&gt; with optional space-separated arguments</text:p>
      <text:p text:style-name="P222">jppf.ssl.<text:span text:style-name="T67">client</text:span>.truststore.source = o.j.s.FileStoreSource config/ssl/truststore_<text:span text:style-name="T67">cli.</text:span>ks</text:p>
      <text:p text:style-name="P222"/>
      <text:p text:style-name="P172"># keystore password in clear text</text:p>
      <text:p text:style-name="P222">jppf.ssl.<text:span text:style-name="T67">client</text:span>.truststore.password = password</text:p>
      <text:p text:style-name="P172"># keystore password from an arbitrary source</text:p>
      <text:p text:style-name="P172"># the source is an implementation of Callable&lt;char[]&gt; with opptional parameters</text:p>
      <text:p text:style-name="P247">jppf.ssl.client.truststore.password.source = org.jppf.ssl.PlainTextPassword password</text:p>
      <text:p text:style-name="P192"/>
      <text:p text:style-name="P192"># the format to use for the <text:span text:style-name="T106">client </text:span>trust store. When unspecified, it defaults to</text:p>
      <text:p text:style-name="P192"># <text:span text:style-name="T106">the </text:span>value of KeyStore.getDefaultType(). For instance on the Oracle JVM it will</text:p>
      <text:p text:style-name="P192"># be 'JKS', on Android's Dalvik it will be BKS, etc. </text:p>
      <text:p text:style-name="P247">jppf.ssl.<text:span text:style-name="T106">client</text:span>.truststore.type = JKS</text:p>
      <text:p text:style-name="P44"/>
      <text:p text:style-name="P43">In this configuration, a client will not be able to authenticate with the server if it uses <text:span text:style-name="T107">a copy of </text:span>the <text:span text:style-name="T107">node's</text:span> keystore, <text:span text:style-name="T107">even if it uses the correct</text:span> password.</text:p>
      <text:list xml:id="list83347380060472" text:continue-numbering="true" text:style-name="Outline">
        <text:list-item>
          <text:list>
            <text:list-item>
              <text:list>
                <text:list-item>
                  <text:h text:style-name="Heading_20_3" text:outline-level="3">Full SSL configuration example</text:h>
                </text:list-item>
              </text:list>
            </text:list-item>
          </text:list>
        </text:list-item>
      </text:list>
      <text:p text:style-name="P167"># SSLContext protocol, defaults to SSL</text:p>
      <text:p text:style-name="Code_20_block">jppf.ssl.context.protocol = SSL</text:p>
      <text:p text:style-name="P167"># list of space-separated enabled protocols</text:p>
      <text:p text:style-name="Code_20_block">jppf.ssl.protocols = SSLv2Hello SSLv3</text:p>
      <text:p text:style-name="P167"># enabled cipher suites as a list of space-separated values</text:p>
      <text:p text:style-name="Code_20_block">jppf.ssl.cipher.suites = SSL_RSA_WITH_RC4_128_MD5 SSL_RSA_WITH_RC4_128_SHA</text:p>
      <text:p text:style-name="P167"># client authentication mode; possible values: none | want | need</text:p>
      <text:p text:style-name="Code_20_block">jppf.ssl.client.auth = none</text:p>
      <text:p text:style-name="Code_20_block"/>
      <text:p text:style-name="P191"># <text:span text:style-name="T105">key store format</text:span></text:p>
      <text:p text:style-name="P246">jppf.ssl.keystore.<text:span text:style-name="T105">type</text:span> = <text:span text:style-name="T105">JKS</text:span></text:p>
      <text:p text:style-name="P191"># path to the key store on the file system.</text:p>
      <text:p text:style-name="Code_20_block">jppf.ssl.keystore.file = config/ssl/keystore.ks</text:p>
      <text:p text:style-name="P167"># keystore password in clear text</text:p>
      <text:p text:style-name="Code_20_block">jppf.ssl.keystore.password = password</text:p>
      <text:p text:style-name="Code_20_block"/>
      <text:p text:style-name="P191"># <text:span text:style-name="T105">trust store format</text:span></text:p>
      <text:p text:style-name="P246">jppf.ssl.<text:span text:style-name="T105">trust</text:span>store.<text:span text:style-name="T105">type</text:span> = <text:span text:style-name="T105">JKS</text:span></text:p>
      <text:p text:style-name="P191"># the trust store location as an arbitrary source:</text:p>
      <text:p text:style-name="P167"># an implementation of Callable&lt;InputStream&gt; with optional space-separated arguments</text:p>
      <text:p text:style-name="Code_20_block">jppf.ssl.truststore.source = org.jppf.ssl.FileStoreSource config/ssl/truststore.ks</text:p>
      <text:p text:style-name="P167"># truststore password as an arbitrary source:</text:p>
      <text:p text:style-name="P167"># an implementation of Callable&lt;char[]&gt; with optional space-separated arguments</text:p>
      <text:p text:style-name="Code_20_block">jppf.ssl.truststore.password.source = org.jppf.ssl.PlainTextPassword password</text:p>
      <text:p text:style-name="Standard"/>
      <text:p text:style-name="P110"/>
      <text:list xml:id="list83347513620916" text:continue-numbering="true" text:style-name="Outline">
        <text:list-item>
          <text:list>
            <text:list-item>
              <text:h text:style-name="P348" text:outline-level="2">The JPPF configuration API</text:h>
              <text:list>
                <text:list-item>
                  <text:h text:style-name="Heading_20_3" text:outline-level="3">General properties handling</text:h>
                </text:list-item>
              </text:list>
            </text:list-item>
          </text:list>
        </text:list-item>
      </text:list>
      <text:p text:style-name="P32">The JPPF configuration properties are accessible at runtime, via a static method call:</text:p>
      <text:p text:style-name="P32"><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10">char</text:span></text:span><text:span text:style-name="T110"> and </text:span><text:span text:style-name="Code_20_char"><text:span text:style-name="T110">boolean</text:span></text:span><text:span text:style-name="T110">, and also </text:span><text:span text:style-name="Code_20_char"><text:span text:style-name="T110">String</text:span></text:span><text:span text:style-name="T110"> and </text:span><text:span text:style-name="Code_20_char"><text:span text:style-name="T110">File</text:span></text:span><text:span text:style-name="T110">.</text:span></text:p>
      <text:p text:style-name="P10"/>
      <text:p text:style-name="P10">Here is a summary of the API provided by <text:span text:style-name="Code_20_char">TypedProperties</text:span>:</text:p>
      <text:p text:style-name="P10"/>
      <text:p text:style-name="P250">public class TypedProperties extends <text:span text:style-name="T147">AbstractTyped</text:span>Properties {</text:p>
      <text:p text:style-name="P250"><text:s text:c="2"/><text:span text:style-name="T36">// constructors</text:span></text:p>
      <text:p text:style-name="P250"><text:s text:c="2"/>public TypedProperties()</text:p>
      <text:p text:style-name="P250"><text:s text:c="2"/><text:span text:style-name="T36">// initialize with existing key/value pairs from a map</text:span></text:p>
      <text:p text:style-name="P250"><text:s text:c="2"/>public TypedProperties(Map&lt;Object, Object&gt; map)</text:p>
      <text:p text:style-name="P250"><text:s text:c="2"/><text:span text:style-name="T36">// string properties</text:span></text:p>
      <text:p text:style-name="P250"><text:s text:c="2"/>public String getString(String key)</text:p>
      <text:p text:style-name="P250"><text:s text:c="2"/>public String getString(String key, String defValue)</text:p>
      <text:p text:style-name="P250"><text:s text:c="2"/>public TypedProperties<text:span text:style-name="T111"> s</text:span>etString(String key, <text:span text:style-name="T111">String value</text:span>)</text:p>
      <text:p text:style-name="P250"><text:s text:c="2"/><text:span text:style-name="T36">// int properties</text:span></text:p>
      <text:p text:style-name="P250"><text:s text:c="2"/>public int getInt(String key)</text:p>
      <text:p text:style-name="P250"><text:s text:c="2"/>public int getInt(String key, int defValue)</text:p>
      <text:p text:style-name="P250"><text:s text:c="2"/>public TypedProperties <text:span text:style-name="T111">s</text:span>etInt(String key, <text:span text:style-name="T111">int value</text:span>)</text:p>
      <text:p text:style-name="P250"><text:s text:c="2"/><text:span text:style-name="T36">// long properties</text:span></text:p>
      <text:p text:style-name="P250"><text:s text:c="2"/>public long getLong(String key)</text:p>
      <text:p text:style-name="P250"><text:s text:c="2"/>public long getLong(String key, long defValue)</text:p>
      <text:p text:style-name="P250"><text:s text:c="2"/>public TypedProperties <text:span text:style-name="T111">s</text:span>etLong(String key, <text:span text:style-name="T111">long value</text:span>)</text:p>
      <text:p text:style-name="P250"><text:s text:c="2"/><text:span text:style-name="T36">// float properties</text:span></text:p>
      <text:p text:style-name="P250"><text:s text:c="2"/>public float getFloat(String key)</text:p>
      <text:p text:style-name="P250"><text:s text:c="2"/>public float getFloat(String key, float defValue)</text:p>
      <text:p text:style-name="P250"><text:s text:c="2"/>public TypedProperties <text:span text:style-name="T111">s</text:span>etFloat(String key, <text:span text:style-name="T111">float value</text:span>)</text:p>
      <text:p text:style-name="P250"><text:s text:c="2"/><text:span text:style-name="T36">// double properties</text:span></text:p>
      <text:p text:style-name="P250"><text:s text:c="2"/>public double getDouble(String key)</text:p>
      <text:p text:style-name="P250"><text:s text:c="2"/>public double getDouble(String key, double defValue)</text:p>
      <text:p text:style-name="P250"><text:s text:c="2"/>public TypedProperties <text:span text:style-name="T111">s</text:span>etDouble(String key, double <text:span text:style-name="T111">value</text:span>)</text:p>
      <text:p text:style-name="P250"><text:s text:c="2"/><text:span text:style-name="T36">// </text:span><text:span text:style-name="T42">char</text:span><text:span text:style-name="T36"> properties</text:span></text:p>
      <text:p text:style-name="P250"><text:s text:c="2"/>public <text:span text:style-name="T127">char</text:span> get<text:span text:style-name="T111">Char</text:span>(String key)</text:p>
      <text:p text:style-name="P261"><text:s text:c="2"/>public <text:span text:style-name="T127">char</text:span> get<text:span text:style-name="T111">Char</text:span>(String key, <text:span text:style-name="T111">char</text:span> defValue)</text:p>
      <text:p text:style-name="P250"><text:s text:c="2"/>public TypedProperties <text:span text:style-name="T111">s</text:span>et<text:span text:style-name="T111">Char</text:span>(String key, <text:span text:style-name="T111">char value</text:span>)</text:p>
      <text:p text:style-name="P250"><text:s text:c="2"/><text:span text:style-name="T36">// boolean properties</text:span></text:p>
      <text:p text:style-name="P250"><text:s text:c="2"/>public boolean getBoolean(String key)</text:p>
      <text:p text:style-name="P250"><text:s text:c="2"/>public boolean getBoolean(String key, boolean defValue)</text:p>
      <text:p text:style-name="P250"><text:s text:c="2"/>public TypedProperties <text:span text:style-name="T111">s</text:span>etBoolean(String key, <text:span text:style-name="T111">boolean value</text:span>)</text:p>
      <text:p text:style-name="P250"><text:s text:c="2"/><text:span text:style-name="T36">// </text:span><text:span text:style-name="T42">File</text:span><text:span text:style-name="T36"> properties</text:span></text:p>
      <text:p text:style-name="P250"><text:s text:c="2"/>public <text:span text:style-name="T111">File</text:span> get<text:span text:style-name="T111">File</text:span>(String key)</text:p>
      <text:p text:style-name="P250"><text:s text:c="2"/>public <text:span text:style-name="T111">File</text:span> get<text:span text:style-name="T111">File</text:span>(String key, <text:span text:style-name="T111">File</text:span> defValue)</text:p>
      <text:p text:style-name="P250"><text:s text:c="2"/>public TypedProperties <text:span text:style-name="T111">s</text:span>et<text:span text:style-name="T111">File</text:span>(String key, <text:span text:style-name="T111">File value</text:span>)</text:p>
      <text:p text:style-name="P250">}</text:p>
      <text:p text:style-name="P10"/>
      <text:p text:style-name="P10">As you can see, each getXXX() method has a corresponding method that takes a default value, to be returned if the property is not defined for the specified key. <text:span text:style-name="T111">Most of them also have a corresponding fluent setter method, which allows setting multiple properties of diffferent types in a call chain.</text:span></text:p>
      <text:p text:style-name="P10"/>
      <text:p text:style-name="P10">It is possible to alter the JPPF configuration, via call<text:span text:style-name="T112">s</text:span> to the <text:span text:style-name="Code_20_char">set</text:span><text:span text:style-name="Code_20_char"><text:span text:style-name="T112">XXX</text:span></text:span><text:span text:style-name="Code_20_char">(String, </text:span><text:span text:style-name="Code_20_char"><text:span text:style-name="T112">XXX</text:span></text:span><text:span text:style-name="Code_20_char">)</text:span> method<text:span text:style-name="T112">s </text:span>of <text:span text:style-name="Code_20_char"><text:span text:style-name="T112">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0"/>
      <text:p text:style-name="P197">// get the configuration <text:span text:style-name="T114">and </text:span>set the connection properties programmatically</text:p>
      <text:p text:style-name="P251">JPPFConfiguration.getProperties().set<text:span text:style-name="T113">Boolean</text:span>("jppf.discovery.enabled", false)</text:p>
      <text:p text:style-name="P250"><text:s text:c="2"/>.set<text:span text:style-name="T113">String</text:span>("jppf.drivers", "driver1")</text:p>
      <text:p text:style-name="P250"><text:s text:c="2"/>.set<text:span text:style-name="T113">String</text:span>("driver1.jppf.server.host", "www.myhost.com")</text:p>
      <text:p text:style-name="P250"><text:s text:c="2"/>.set<text:span text:style-name="T113">Int</text:span>("driver1.jppf.server.port", 11111);</text:p>
      <text:p text:style-name="P199">// now our configuration will be used</text:p>
      <text:p text:style-name="P250">JPPFClient client = new JPPFClient();</text:p>
      <text:p text:style-name="P10"/>
      <text:list xml:id="list83347154819289" text:continue-numbering="true" text:style-name="Outline">
        <text:list-item>
          <text:list>
            <text:list-item>
              <text:list>
                <text:list-item>
                  <text:h text:style-name="P343" text:outline-level="3">Predefined JPPF properties</text:h>
                </text:list-item>
              </text:list>
            </text:list-item>
          </text:list>
        </text:list-item>
      </text:list>
      <text:p text:style-name="P111">The JPPF properties documented in the <text:span text:style-name="T16">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15">which is defined as follows:</text:span></text:p>
      <text:p text:style-name="P111"/>
      <text:p text:style-name="Code_20_block">public interface JPPFProperty&lt;T&gt; extends Serializable {</text:p>
      <text:p text:style-name="Code_20_block"><text:s text:c="2"/><text:span text:style-name="T36">// Get the name of this property</text:span></text:p>
      <text:p text:style-name="Code_20_block"><text:s text:c="2"/>String getName();</text:p>
      <text:p text:style-name="Code_20_block"/>
      <text:p text:style-name="Code_20_block"><text:s text:c="2"/><text:span text:style-name="T36">// Get the default value of this property</text:span></text:p>
      <text:p text:style-name="Code_20_block"><text:s text:c="2"/>T getDefaultValue();</text:p>
      <text:p text:style-name="Code_20_block"/>
      <text:p text:style-name="P252"><text:s text:c="2"/><text:span text:style-name="T36">// Get the aliases for this property, that is, other names it may be known as,</text:span></text:p>
      <text:p text:style-name="P252"><text:s text:c="2"/><text:span text:style-name="T36">// such as legacy names from prior versions</text:span></text:p>
      <text:p text:style-name="Code_20_block"><text:s text:c="2"/>String[] getAliases();</text:p>
      <text:p text:style-name="Code_20_block"/>
      <text:p text:style-name="Code_20_block"><text:s text:c="2"/><text:span text:style-name="T36">// Convert the specified value into the type of values handled by this property</text:span></text:p>
      <text:p text:style-name="Code_20_block"><text:s text:c="2"/>T valueOf(String value);</text:p>
      <text:p text:style-name="Code_20_block"/>
      <text:p text:style-name="Code_20_block"><text:s text:c="2"/><text:span text:style-name="T36">// Convert the specified value to a string</text:span></text:p>
      <text:p text:style-name="Code_20_block"><text:s text:c="2"/>String toString(T value);</text:p>
      <text:p text:style-name="Code_20_block"/>
      <text:p text:style-name="Code_20_block"><text:s text:c="2"/><text:span text:style-name="T36">// Return the class object for the type of values of this property</text:span></text:p>
      <text:p text:style-name="Code_20_block"><text:s text:c="2"/>Class&lt;T&gt; valueType();</text:p>
      <text:p text:style-name="P257"/>
      <text:p text:style-name="P257"><text:s text:c="2"/><text:span text:style-name="T36">// Return </text:span><text:span text:style-name="T43">a concise localized description of the property</text:span></text:p>
      <text:p text:style-name="P257"><text:s text:c="2"/><text:span text:style-name="T125">String</text:span> <text:span text:style-name="T125">getDocumentation</text:span>();</text:p>
      <text:p text:style-name="P257">}</text:p>
      <text:p text:style-name="P111"/>
      <text:p text:style-name="P112">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12"/>
      <text:p text:style-name="Code_20_block">JPPFProperty&lt;Integer&gt; <text:span text:style-name="T116">prop</text:span> = JPPFProperties.SERVER_PORT;</text:p>
      <text:p text:style-name="P253">System.out.prin<text:span text:style-name="T117">t</text:span>f("name: %s, default: %s, type: %s%n",</text:p>
      <text:p text:style-name="P253"><text:span text:style-name="T116"><text:s text:c="2"/>prop</text:span>.getName(), <text:span text:style-name="T116">prop</text:span>.getDefaultValue(), <text:span text:style-name="T116">prop</text:span>.valueType().<text:span text:style-name="T116">getName()</text:span>);</text:p>
      <text:p text:style-name="P111"/>
      <text:p text:style-name="P113">As much as possible, the names of the constants in <text:a xlink:type="simple" xlink:href="https://www.jppf.org/javadoc/6.0/index.html?org/jppf/utils/configuration/JPPFProperties.html" text:style-name="Internet_20_link" text:visited-style-name="Visited_20_Internet_20_Link"><text:span text:style-name="T116">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13"/>
      <text:p text:style-name="P113">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13"/>
      <text:p text:style-name="Code_20_block">public class TypedProperties extends Properties {</text:p>
      <text:p text:style-name="Code_20_block"><text:s text:c="2"/><text:span text:style-name="T36">// Get the value of a predefined property</text:span></text:p>
      <text:p text:style-name="Code_20_block"><text:s text:c="2"/>public &lt;T&gt; T get(JPPFProperty&lt;T&gt; property);</text:p>
      <text:p text:style-name="Code_20_block"/>
      <text:p text:style-name="Code_20_block"><text:s text:c="2"/><text:span text:style-name="T36">// Set the value of a predefined property</text:span></text:p>
      <text:p text:style-name="Code_20_block"><text:s text:c="2"/>public &lt;T&gt; TypedProperties set(JPPFProperty&lt;T&gt; property, T value);</text:p>
      <text:p text:style-name="Code_20_block"/>
      <text:p text:style-name="Code_20_block"><text:s text:c="2"/><text:span text:style-name="T36">// Remove the specified predefined property</text:span></text:p>
      <text:p text:style-name="Code_20_block"><text:s text:c="2"/>public &lt;T&gt; T remove(JPPFProperty&lt;T&gt; property);</text:p>
      <text:p text:style-name="Code_20_block">}</text:p>
      <text:p text:style-name="P113"/>
      <text:p text:style-name="P114">Example usage:</text:p>
      <text:p text:style-name="P114"/>
      <text:p text:style-name="Code_20_block">int nbThreads = JPPFConfiguration.getProperties().get(JPPFProperties.PROCESSING_THREADS);</text:p>
      <text:p text:style-name="Code_20_block">JPPFConfiguration.getProperties().set(JPPFProperties.DISCOVERY_ENABLED, true)</text:p>
      <text:p text:style-name="P254"><text:s text:c="2"/>.set(JPPFProperties.POOL_SIZE, 5).<text:span text:style-name="T118">setString("custom.property", "some value")</text:span>;</text:p>
      <text:p text:style-name="P114"/>
      <text:p text:style-name="P115">Note the automatic type inference that is automatically performed by the compiler, as well as the preservation of the fluent interface for setting properties, allowing both custom and predefined properties to be set in the same statement.</text:p>
      <text:p text:style-name="P114"/>
      <text:p text:style-name="P122">Additionally, the <text:span text:style-name="Code_20_char">get(JPPFProperty)</text:span> method automatically returns the value of the property's <text:span text:style-name="Code_20_char">getDefaultValue()</text:span> method, when<text:span text:style-name="T134">ever</text:span> the property is not defined in the configuration.</text:p>
      <text:p text:style-name="P286"><text:a xlink:type="simple" xlink:href="https://www.jppf.org/javadoc/6.0/index.html?org/jppf/utils/JPPFConfiguration.html" text:style-name="Internet_20_link" text:visited-style-name="Visited_20_Internet_20_Link">JPPFConfiguration</text:a> also has sho<text:span text:style-name="T119">r</text:span>tcut methods that make use of predefined properties:</text:p>
      <text:p text:style-name="P115"/>
      <text:p text:style-name="Code_20_block">public class JPPFConfiguration {</text:p>
      <text:p text:style-name="Code_20_block"><text:s text:c="2"/><text:span text:style-name="T36">// Get the value of a predefined property</text:span></text:p>
      <text:p text:style-name="Code_20_block"><text:s text:c="2"/>public static &lt;T&gt; T get(JPPFProperty&lt;T&gt; property);</text:p>
      <text:p text:style-name="Code_20_block"/>
      <text:p text:style-name="Code_20_block"><text:s text:c="2"/><text:span text:style-name="T36">// Set the value of a predefined property</text:span></text:p>
      <text:p text:style-name="Code_20_block"><text:s text:c="2"/>public static &lt;T&gt; TypedProperties set(JPPFProperty&lt;T&gt; property, T value);</text:p>
      <text:p text:style-name="Code_20_block"/>
      <text:p text:style-name="Code_20_block"><text:s text:c="2"/><text:span text:style-name="T36">// Remove the specified predefined property</text:span></text:p>
      <text:p text:style-name="Code_20_block"><text:s text:c="2"/>public static &lt;T&gt; T remove(JPPFProperty&lt;T&gt; property);</text:p>
      <text:p text:style-name="Code_20_block">}</text:p>
      <text:p text:style-name="P115"/>
      <text:p text:style-name="P115">These methods resolve into equivalent calls to <text:span text:style-name="Code_20_char">JPPFConfiguration.getProperties</text:span><text:span text:style-name="Code_20_char"><text:span text:style-name="T133">()</text:span></text:span><text:span text:style-name="Code_20_char">.get/set/remove(...)</text:span>.</text:p>
      <text:p text:style-name="P115"/>
      <text:p text:style-name="P115">For example, <text:s/>these two statements do exactly the same thing</text:p>
      <text:p text:style-name="P115"/>
      <text:p text:style-name="Code_20_block">JPPFConfiguration.getProperties<text:span text:style-name="T120">()</text:span>.set(JPPFProperties.SERVER_PORT, 11111);</text:p>
      <text:p text:style-name="Code_20_block">JPPFConfiguration.set(JPPFProperties.SERVER_PORT, 11111);</text:p>
      <text:p text:style-name="P115"/>
      <text:p text:style-name="P115">Similarly for getting values:</text:p>
      <text:p text:style-name="P115"/>
      <text:p text:style-name="Code_20_block">int <text:span text:style-name="T126">port</text:span>;</text:p>
      <text:p text:style-name="P258"><text:span text:style-name="T126">port</text:span> = JPPFConfiguration.getProperties<text:span text:style-name="T120">()</text:span>.get(JPPFProperties.SERVER_PORT);</text:p>
      <text:p text:style-name="P258"><text:span text:style-name="T126">port</text:span> = JPPFConfiguration.get(JPPFProperties.SERVER_PORT);</text:p>
      <text:p text:style-name="P115"/>
      <text:p text:style-name="P119">Combined with an <text:span text:style-name="Code_20_char">import static</text:span> statement, this leads to significantly smaller and more readable code:</text:p>
      <text:p text:style-name="P119"/>
      <text:p text:style-name="P260">import static org.jppf.utils.configuration.JPPFProperties.*;</text:p>
      <text:p text:style-name="P259"/>
      <text:p text:style-name="P259">...</text:p>
      <text:p text:style-name="P259"/>
      <text:p text:style-name="P259">int nbThreads = JPPFConfiguration.get(PROCESSING_THREADS);</text:p>
      <text:p text:style-name="P259">JPPFConfiguration.set(DISCOVERY_ENABLED, true).set(POOL_SIZE, 5)</text:p>
      <text:p text:style-name="P259"><text:s text:c="2"/>.<text:span text:style-name="T118">setString("custom.property", "some value").set(SERVER_PORT, 11111)</text:span>;</text:p>
      <text:list xml:id="list83348465433117" text:continue-numbering="true" text:style-name="Outline">
        <text:list-item>
          <text:list>
            <text:list-item>
              <text:list>
                <text:list-item>
                  <text:list>
                    <text:list-item>
                      <text:h text:style-name="Heading_20_4" text:outline-level="4">Par<text:span text:style-name="T141">a</text:span>metrized properties</text:h>
                    </text:list-item>
                  </text:list>
                </text:list-item>
              </text:list>
            </text:list-item>
          </text:list>
        </text:list-item>
      </text:list>
      <text:p text:style-name="P124">A par<text:span text:style-name="T143">a</text:span>metrized property has one or more parts of its name defined as parameters which are substituted at runtime with actual string values. For instance, the following property is parameterized:</text:p>
      <text:p text:style-name="P124"/>
      <text:p text:style-name="P203"># define one RGB component of a named color</text:p>
      <text:p text:style-name="P264">JPPFProperty&lt;Integer&gt; <text:span text:style-name="T140">color</text:span>Prop =</text:p>
      <text:p text:style-name="P264"><text:s text:c="2"/>new IntProperty("<text:span text:style-name="T139">color</text:span>.&lt;<text:span text:style-name="T139">color_name</text:span>&gt;.<text:span text:style-name="T140">component</text:span>.&lt;<text:span text:style-name="T140">rgb_comp</text:span>&gt;", 0):</text:p>
      <text:p text:style-name="P124"/>
      <text:p text:style-name="P125"><text:span text:style-name="T140">Here, t</text:span>he parameters <text:span text:style-name="Code_20_char"><text:span text:style-name="T140">color_name</text:span></text:span> and <text:span text:style-name="Code_20_char"><text:span text:style-name="T140">rgb_comp</text:span></text:span> are recognized as such because they are enclosed within '&lt;' and '&gt;' delimiters. <text:span text:style-name="T140">The class </text:span><text:a xlink:type="simple" xlink:href="https://www.jppf.org/javadoc/6.0/index.html?org/jppf/utils/TypedProperties.html" text:style-name="Internet_20_link" text:visited-style-name="Visited_20_Internet_20_Link"><text:span text:style-name="T140">TypedProperties</text:span></text:a><text:span text:style-name="T140"> has overloads of the </text:span><text:span text:style-name="Code_20_char"><text:span text:style-name="T140">get()</text:span></text:span><text:span text:style-name="T140">, </text:span><text:span text:style-name="Code_20_char"><text:span text:style-name="T140">set()</text:span></text:span><text:span text:style-name="T140"> and </text:span><text:span text:style-name="Code_20_char"><text:span text:style-name="T140">remove()</text:span></text:span><text:span text:style-name="T140"> methods to handle the parameters:</text:span></text:p>
      <text:p text:style-name="P126"/>
      <text:p text:style-name="Code_20_block">public class TypedProperties extends AbstractTypedProperties {</text:p>
      <text:p text:style-name="Code_20_block"><text:s text:c="2"/><text:span text:style-name="T36">// Get the value of a parametrized property</text:span></text:p>
      <text:p text:style-name="Code_20_block"><text:s text:c="2"/>public &lt;T&gt; T get(JPPFProperty&lt;T&gt; property, String...parameters);</text:p>
      <text:p text:style-name="Code_20_block"/>
      <text:p text:style-name="Code_20_block"><text:s text:c="2"/><text:span text:style-name="T36">//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6">// Remove the specified predefined property</text:span></text:p>
      <text:p text:style-name="Code_20_block"><text:s text:c="2"/>public &lt;T&gt; T remove(JPPFProperty&lt;T&gt; property, String...parameters);</text:p>
      <text:p text:style-name="Code_20_block">}</text:p>
      <text:p text:style-name="P125"/>
      <text:p text:style-name="P126">As an example, to fully define the color "cyan", we could write:</text:p>
      <text:p text:style-name="P126"/>
      <text:p text:style-name="Code_20_block">TypedProperties <text:span text:style-name="T145">colors</text:span> = new TypedProperties()</text:p>
      <text:p text:style-name="Code_20_block"><text:s text:c="2"/>.set(colorProp, <text:span text:style-name="T140">102</text:span>, "cyan", "r") <text:s/><text:span text:style-name="T36">// red component</text:span></text:p>
      <text:p text:style-name="Code_20_block"><text:s text:c="2"/>.set(colorProp, <text:span text:style-name="T140">255</text:span>, "cyan", "g") <text:s/><text:span text:style-name="T36">// green component</text:span></text:p>
      <text:p text:style-name="Code_20_block"><text:s text:c="2"/>.set(colorProp, <text:span text:style-name="T140">255</text:span>, "cyan", "b"); <text:span text:style-name="T36">// blue component</text:span></text:p>
      <text:p text:style-name="P126"/>
      <text:p text:style-name="P127"/>
      <text:p text:style-name="P287">In a properties file, this would correspond to:</text:p>
      <text:p text:style-name="P127"/>
      <text:p text:style-name="Code_20_block">color.cyan.component.r = 102</text:p>
      <text:p text:style-name="Code_20_block">color.cyan.component.g = 255</text:p>
      <text:p text:style-name="Code_20_block">color.cyan.component.b = 255</text:p>
      <text:p text:style-name="P127"/>
      <text:p text:style-name="P128">Similarly, <text:a xlink:type="simple" xlink:href="https://www.jppf.org/javadoc/6.0/index.html?org/jppf/utils/JPPFConfiguration.html" text:style-name="Internet_20_link" text:visited-style-name="Visited_20_Internet_20_Link"><text:span text:style-name="T118">JPPFConfiguration</text:span></text:a> overloads its <text:s/><text:span text:style-name="Code_20_char"><text:span text:style-name="T140">get()</text:span></text:span><text:span text:style-name="T140">, </text:span><text:span text:style-name="Code_20_char"><text:span text:style-name="T140">set()</text:span></text:span><text:span text:style-name="T140"> and </text:span><text:span text:style-name="Code_20_char"><text:span text:style-name="T140">remove()</text:span></text:span><text:span text:style-name="T140"> methods:</text:span></text:p>
      <text:p text:style-name="P127"/>
      <text:p text:style-name="P266">public class JPPFConfiguration {</text:p>
      <text:p text:style-name="P266"><text:s text:c="2"/><text:span text:style-name="T36">// Get the value of a </text:span><text:span text:style-name="T44">parametrized</text:span><text:span text:style-name="T36"> property</text:span></text:p>
      <text:p text:style-name="P266"><text:s text:c="2"/>public static &lt;T&gt; T get(JPPFProperty&lt;T&gt; property, String...parameters);</text:p>
      <text:p text:style-name="P266"/>
      <text:p text:style-name="P266"><text:s text:c="2"/><text:span text:style-name="T36">// Set the value of a </text:span><text:span text:style-name="T44">parametrized</text:span><text:span text:style-name="T36"> property</text:span></text:p>
      <text:p text:style-name="P266"><text:s text:c="2"/>public static &lt;T&gt; TypedProperties set(</text:p>
      <text:p text:style-name="P266"><text:s text:c="4"/>JPPFProperty&lt;T&gt; property, T value, String...parameters);</text:p>
      <text:p text:style-name="P266"/>
      <text:p text:style-name="P266"><text:s text:c="2"/><text:span text:style-name="T36">// Remove the specified </text:span><text:span text:style-name="T44">parametrized</text:span><text:span text:style-name="T36"> property</text:span></text:p>
      <text:p text:style-name="P266"><text:s text:c="2"/>public static &lt;T&gt; T remove(JPPFProperty&lt;T&gt; property, String...parameters);</text:p>
      <text:p text:style-name="P265">}</text:p>
      <text:p text:style-name="P127"/>
      <text:p text:style-name="P129">Lastly, the interface <text:a xlink:type="simple" xlink:href="https://www.jppf.org/javadoc/6.0/index.html?org/jppf/utils/configuration/JPPFProperty.html" text:style-name="Internet_20_link" text:visited-style-name="Visited_20_Internet_20_Link"><text:span text:style-name="T142">JPPFProperty</text:span></text:a> also provides a <text:span text:style-name="Code_20_char">getParam</text:span><text:span text:style-name="Code_20_char"><text:span text:style-name="T146">e</text:span></text:span><text:span text:style-name="Code_20_char">ters()</text:span> method which returns an array of the parameters names, which may be empty if the property is not parametrized..</text:p>
      <text:p text:style-name="P127"/>
      <text:p text:style-name="P130">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30"/>
      <text:p text:style-name="P130"><text:span text:style-name="T144">U</text:span>sing a configuration file:</text:p>
      <text:p text:style-name="P130"/>
      <text:p text:style-name="P167"># non-parametrized properties</text:p>
      <text:p text:style-name="Code_20_block">jppf.discovery.enabled = false</text:p>
      <text:p text:style-name="Code_20_block">jppf.drivers = driver1</text:p>
      <text:p text:style-name="Code_20_block"/>
      <text:p text:style-name="P167">#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30"/>
      <text:p text:style-name="P130"><text:span text:style-name="T144">B</text:span>y API:</text:p>
      <text:p text:style-name="P130"/>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8H55M8S</meta:editing-duration>
    <meta:editing-cycles>612</meta:editing-cycles>
    <meta:generator>LibreOffice/6.0.3.2$Windows_X86_64 LibreOffice_project/8f48d515416608e3a835360314dac7e47fd0b821</meta:generator>
    <meta:creation-date>2009-09-06T09:04:15.91</meta:creation-date>
    <dc:date>2018-07-19T08:33:45.293000000</dc:date>
    <meta:document-statistic meta:table-count="0" meta:image-count="5" meta:object-count="0" meta:page-count="36" meta:paragraph-count="1123" meta:word-count="14250" meta:character-count="96950" meta:non-whitespace-character-count="8351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